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1003" calcext:value-type="float">
            <text:p>1003</text:p>
          </table:table-cell>
          <table:table-cell office:value-type="float" office:value="3352692265" calcext:value-type="float">
            <text:p>3352692265</text:p>
          </table:table-cell>
          <table:table-cell office:value-type="float" office:value="8867793416" calcext:value-type="float">
            <text:p>8867793416</text:p>
          </table:table-cell>
          <table:table-cell office:value-type="float" office:value="10672697" calcext:value-type="float">
            <text:p>10672697</text:p>
          </table:table-cell>
          <table:table-cell office:value-type="float" office:value="353782473" calcext:value-type="float">
            <text:p>353782473</text:p>
          </table:table-cell>
          <table:table-cell office:value-type="float" office:value="348324773" calcext:value-type="float">
            <text:p>348324773</text:p>
          </table:table-cell>
          <table:table-cell office:value-type="float" office:value="8493125" calcext:value-type="float">
            <text:p>849312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8075" calcext:value-type="float">
            <text:p>0.378075</text:p>
          </table:table-cell>
          <table:table-cell office:value-type="float" office:value="10672697" calcext:value-type="float">
            <text:p>10672697</text:p>
          </table:table-cell>
          <table:table-cell office:value-type="float" office:value="22.574354" calcext:value-type="float">
            <text:p>22.574354</text:p>
          </table:table-cell>
          <table:table-cell office:value-type="float" office:value="22.226107" calcext:value-type="float">
            <text:p>22.226107</text:p>
          </table:table-cell>
          <table:table-cell office:value-type="float" office:value="0.541934" calcext:value-type="float">
            <text:p>0.541934</text:p>
          </table:table-cell>
          <table:table-cell office:value-type="float" office:value="1.02" calcext:value-type="float">
            <text:p>1.02</text:p>
          </table:table-cell>
          <table:table-cell office:value-type="float" office:value="41.01" calcext:value-type="float">
            <text:p>41.01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float" office:value="1003" calcext:value-type="float">
            <text:p>1003</text:p>
          </table:table-cell>
          <table:table-cell office:value-type="float" office:value="3344547933" calcext:value-type="float">
            <text:p>3344547933</text:p>
          </table:table-cell>
          <table:table-cell office:value-type="float" office:value="8860049194" calcext:value-type="float">
            <text:p>8860049194</text:p>
          </table:table-cell>
          <table:table-cell office:value-type="float" office:value="10768500" calcext:value-type="float">
            <text:p>10768500</text:p>
          </table:table-cell>
          <table:table-cell office:value-type="float" office:value="357353842" calcext:value-type="float">
            <text:p>357353842</text:p>
          </table:table-cell>
          <table:table-cell office:value-type="float" office:value="352168587" calcext:value-type="float">
            <text:p>352168587</text:p>
          </table:table-cell>
          <table:table-cell office:value-type="float" office:value="8805289" calcext:value-type="float">
            <text:p>8805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486" calcext:value-type="float">
            <text:p>0.377486</text:p>
          </table:table-cell>
          <table:table-cell office:value-type="float" office:value="10768500" calcext:value-type="float">
            <text:p>10768500</text:p>
          </table:table-cell>
          <table:table-cell office:value-type="float" office:value="22.80224" calcext:value-type="float">
            <text:p>22.80224</text:p>
          </table:table-cell>
          <table:table-cell office:value-type="float" office:value="22.471375" calcext:value-type="float">
            <text:p>22.471375</text:p>
          </table:table-cell>
          <table:table-cell office:value-type="float" office:value="0.561853" calcext:value-type="float">
            <text:p>0.561853</text:p>
          </table:table-cell>
          <table:table-cell office:value-type="float" office:value="1.01" calcext:value-type="float">
            <text:p>1.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float" office:value="1003" calcext:value-type="float">
            <text:p>1003</text:p>
          </table:table-cell>
          <table:table-cell office:value-type="float" office:value="3369910770" calcext:value-type="float">
            <text:p>3369910770</text:p>
          </table:table-cell>
          <table:table-cell office:value-type="float" office:value="8943006784" calcext:value-type="float">
            <text:p>8943006784</text:p>
          </table:table-cell>
          <table:table-cell office:value-type="float" office:value="11439217" calcext:value-type="float">
            <text:p>11439217</text:p>
          </table:table-cell>
          <table:table-cell office:value-type="float" office:value="359311995" calcext:value-type="float">
            <text:p>359311995</text:p>
          </table:table-cell>
          <table:table-cell office:value-type="float" office:value="357232450" calcext:value-type="float">
            <text:p>357232450</text:p>
          </table:table-cell>
          <table:table-cell office:value-type="float" office:value="7641801" calcext:value-type="float">
            <text:p>764180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6821" calcext:value-type="float">
            <text:p>0.376821</text:p>
          </table:table-cell>
          <table:table-cell office:value-type="float" office:value="11439217" calcext:value-type="float">
            <text:p>11439217</text:p>
          </table:table-cell>
          <table:table-cell office:value-type="float" office:value="22.927187" calcext:value-type="float">
            <text:p>22.927187</text:p>
          </table:table-cell>
          <table:table-cell office:value-type="float" office:value="22.794493" calcext:value-type="float">
            <text:p>22.794493</text:p>
          </table:table-cell>
          <table:table-cell office:value-type="float" office:value="0.487612" calcext:value-type="float">
            <text:p>0.487612</text:p>
          </table:table-cell>
          <table:table-cell office:value-type="float" office:value="1.01" calcext:value-type="float">
            <text:p>1.01</text:p>
          </table:table-cell>
          <table:table-cell office:value-type="float" office:value="46.75" calcext:value-type="float">
            <text:p>46.75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1003" calcext:value-type="float">
            <text:p>1003</text:p>
          </table:table-cell>
          <table:table-cell office:value-type="float" office:value="3367445036" calcext:value-type="float">
            <text:p>3367445036</text:p>
          </table:table-cell>
          <table:table-cell office:value-type="float" office:value="8945937389" calcext:value-type="float">
            <text:p>8945937389</text:p>
          </table:table-cell>
          <table:table-cell office:value-type="float" office:value="11431682" calcext:value-type="float">
            <text:p>11431682</text:p>
          </table:table-cell>
          <table:table-cell office:value-type="float" office:value="360871094" calcext:value-type="float">
            <text:p>360871094</text:p>
          </table:table-cell>
          <table:table-cell office:value-type="float" office:value="356989049" calcext:value-type="float">
            <text:p>356989049</text:p>
          </table:table-cell>
          <table:table-cell office:value-type="float" office:value="7369394" calcext:value-type="float">
            <text:p>7369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6422" calcext:value-type="float">
            <text:p>0.376422</text:p>
          </table:table-cell>
          <table:table-cell office:value-type="float" office:value="11431682" calcext:value-type="float">
            <text:p>11431682</text:p>
          </table:table-cell>
          <table:table-cell office:value-type="float" office:value="23.02667" calcext:value-type="float">
            <text:p>23.02667</text:p>
          </table:table-cell>
          <table:table-cell office:value-type="float" office:value="22.778963" calcext:value-type="float">
            <text:p>22.778963</text:p>
          </table:table-cell>
          <table:table-cell office:value-type="float" office:value="0.470231" calcext:value-type="float">
            <text:p>0.470231</text:p>
          </table:table-cell>
          <table:table-cell office:value-type="float" office:value="1.01" calcext:value-type="float">
            <text:p>1.01</text:p>
          </table:table-cell>
          <table:table-cell office:value-type="float" office:value="48.44" calcext:value-type="float">
            <text:p>48.44</text:p>
          </table:table-cell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float" office:value="1003" calcext:value-type="float">
            <text:p>1003</text:p>
          </table:table-cell>
          <table:table-cell office:value-type="float" office:value="3366965741" calcext:value-type="float">
            <text:p>3366965741</text:p>
          </table:table-cell>
          <table:table-cell office:value-type="float" office:value="8935662824" calcext:value-type="float">
            <text:p>8935662824</text:p>
          </table:table-cell>
          <table:table-cell office:value-type="float" office:value="11408580" calcext:value-type="float">
            <text:p>11408580</text:p>
          </table:table-cell>
          <table:table-cell office:value-type="float" office:value="357751278" calcext:value-type="float">
            <text:p>357751278</text:p>
          </table:table-cell>
          <table:table-cell office:value-type="float" office:value="354356445" calcext:value-type="float">
            <text:p>354356445</text:p>
          </table:table-cell>
          <table:table-cell office:value-type="float" office:value="6996361" calcext:value-type="float">
            <text:p>699636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6801" calcext:value-type="float">
            <text:p>0.376801</text:p>
          </table:table-cell>
          <table:table-cell office:value-type="float" office:value="11408580" calcext:value-type="float">
            <text:p>11408580</text:p>
          </table:table-cell>
          <table:table-cell office:value-type="float" office:value="22.827599" calcext:value-type="float">
            <text:p>22.827599</text:p>
          </table:table-cell>
          <table:table-cell office:value-type="float" office:value="22.610979" calcext:value-type="float">
            <text:p>22.610979</text:p>
          </table:table-cell>
          <table:table-cell office:value-type="float" office:value="0.446428" calcext:value-type="float">
            <text:p>0.446428</text:p>
          </table:table-cell>
          <table:table-cell office:value-type="float" office:value="1.01" calcext:value-type="float">
            <text:p>1.01</text:p>
          </table:table-cell>
          <table:table-cell office:value-type="float" office:value="50.65" calcext:value-type="float">
            <text:p>50.65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float" office:value="1003" calcext:value-type="float">
            <text:p>1003</text:p>
          </table:table-cell>
          <table:table-cell office:value-type="float" office:value="3367644453" calcext:value-type="float">
            <text:p>3367644453</text:p>
          </table:table-cell>
          <table:table-cell office:value-type="float" office:value="8936438093" calcext:value-type="float">
            <text:p>8936438093</text:p>
          </table:table-cell>
          <table:table-cell office:value-type="float" office:value="11323174" calcext:value-type="float">
            <text:p>11323174</text:p>
          </table:table-cell>
          <table:table-cell office:value-type="float" office:value="357832645" calcext:value-type="float">
            <text:p>357832645</text:p>
          </table:table-cell>
          <table:table-cell office:value-type="float" office:value="354439857" calcext:value-type="float">
            <text:p>354439857</text:p>
          </table:table-cell>
          <table:table-cell office:value-type="float" office:value="7116461" calcext:value-type="float">
            <text:p>7116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6844" calcext:value-type="float">
            <text:p>0.376844</text:p>
          </table:table-cell>
          <table:table-cell office:value-type="float" office:value="11323174" calcext:value-type="float">
            <text:p>11323174</text:p>
          </table:table-cell>
          <table:table-cell office:value-type="float" office:value="22.83279" calcext:value-type="float">
            <text:p>22.83279</text:p>
          </table:table-cell>
          <table:table-cell office:value-type="float" office:value="22.616302" calcext:value-type="float">
            <text:p>22.616302</text:p>
          </table:table-cell>
          <table:table-cell office:value-type="float" office:value="0.454091" calcext:value-type="float">
            <text:p>0.454091</text:p>
          </table:table-cell>
          <table:table-cell office:value-type="float" office:value="1.01" calcext:value-type="float">
            <text:p>1.01</text:p>
          </table:table-cell>
          <table:table-cell office:value-type="float" office:value="49.81" calcext:value-type="float">
            <text:p>49.81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1003" calcext:value-type="float">
            <text:p>1003</text:p>
          </table:table-cell>
          <table:table-cell office:value-type="float" office:value="3364939860" calcext:value-type="float">
            <text:p>3364939860</text:p>
          </table:table-cell>
          <table:table-cell office:value-type="float" office:value="8922312937" calcext:value-type="float">
            <text:p>8922312937</text:p>
          </table:table-cell>
          <table:table-cell office:value-type="float" office:value="11063656" calcext:value-type="float">
            <text:p>11063656</text:p>
          </table:table-cell>
          <table:table-cell office:value-type="float" office:value="359712134" calcext:value-type="float">
            <text:p>359712134</text:p>
          </table:table-cell>
          <table:table-cell office:value-type="float" office:value="355012953" calcext:value-type="float">
            <text:p>355012953</text:p>
          </table:table-cell>
          <table:table-cell office:value-type="float" office:value="8324268" calcext:value-type="float">
            <text:p>832426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138" calcext:value-type="float">
            <text:p>0.377138</text:p>
          </table:table-cell>
          <table:table-cell office:value-type="float" office:value="11063656" calcext:value-type="float">
            <text:p>11063656</text:p>
          </table:table-cell>
          <table:table-cell office:value-type="float" office:value="22.952719" calcext:value-type="float">
            <text:p>22.952719</text:p>
          </table:table-cell>
          <table:table-cell office:value-type="float" office:value="22.65287" calcext:value-type="float">
            <text:p>22.65287</text:p>
          </table:table-cell>
          <table:table-cell office:value-type="float" office:value="0.53116" calcext:value-type="float">
            <text:p>0.53116</text:p>
          </table:table-cell>
          <table:table-cell office:value-type="float" office:value="1.01" calcext:value-type="float">
            <text:p>1.01</text:p>
          </table:table-cell>
          <table:table-cell office:value-type="float" office:value="42.65" calcext:value-type="float">
            <text:p>42.65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float" office:value="1003" calcext:value-type="float">
            <text:p>1003</text:p>
          </table:table-cell>
          <table:table-cell office:value-type="float" office:value="3360357415" calcext:value-type="float">
            <text:p>3360357415</text:p>
          </table:table-cell>
          <table:table-cell office:value-type="float" office:value="8919083160" calcext:value-type="float">
            <text:p>8919083160</text:p>
          </table:table-cell>
          <table:table-cell office:value-type="float" office:value="10996008" calcext:value-type="float">
            <text:p>10996008</text:p>
          </table:table-cell>
          <table:table-cell office:value-type="float" office:value="360697208" calcext:value-type="float">
            <text:p>360697208</text:p>
          </table:table-cell>
          <table:table-cell office:value-type="float" office:value="356272871" calcext:value-type="float">
            <text:p>356272871</text:p>
          </table:table-cell>
          <table:table-cell office:value-type="float" office:value="9061564" calcext:value-type="float">
            <text:p>9061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676" calcext:value-type="float">
            <text:p>0.37676</text:p>
          </table:table-cell>
          <table:table-cell office:value-type="float" office:value="10996008" calcext:value-type="float">
            <text:p>10996008</text:p>
          </table:table-cell>
          <table:table-cell office:value-type="float" office:value="23.015575" calcext:value-type="float">
            <text:p>23.015575</text:p>
          </table:table-cell>
          <table:table-cell office:value-type="float" office:value="22.733263" calcext:value-type="float">
            <text:p>22.733263</text:p>
          </table:table-cell>
          <table:table-cell office:value-type="float" office:value="0.578205" calcext:value-type="float">
            <text:p>0.578205</text:p>
          </table:table-cell>
          <table:table-cell office:value-type="float" office:value="1.01" calcext:value-type="float">
            <text:p>1.01</text:p>
          </table:table-cell>
          <table:table-cell office:value-type="float" office:value="39.32" calcext:value-type="float">
            <text:p>39.32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2006" calcext:value-type="float">
            <text:p>2006</text:p>
          </table:table-cell>
          <table:table-cell office:value-type="float" office:value="3405604589" calcext:value-type="float">
            <text:p>3405604589</text:p>
          </table:table-cell>
          <table:table-cell office:value-type="float" office:value="9121479022" calcext:value-type="float">
            <text:p>9121479022</text:p>
          </table:table-cell>
          <table:table-cell office:value-type="float" office:value="11448596" calcext:value-type="float">
            <text:p>11448596</text:p>
          </table:table-cell>
          <table:table-cell office:value-type="float" office:value="385577600" calcext:value-type="float">
            <text:p>385577600</text:p>
          </table:table-cell>
          <table:table-cell office:value-type="float" office:value="379347246" calcext:value-type="float">
            <text:p>379347246</text:p>
          </table:table-cell>
          <table:table-cell office:value-type="float" office:value="11121004" calcext:value-type="float">
            <text:p>1112100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361" calcext:value-type="float">
            <text:p>0.373361</text:p>
          </table:table-cell>
          <table:table-cell office:value-type="float" office:value="11448596" calcext:value-type="float">
            <text:p>11448596</text:p>
          </table:table-cell>
          <table:table-cell office:value-type="float" office:value="24.603157" calcext:value-type="float">
            <text:p>24.603157</text:p>
          </table:table-cell>
          <table:table-cell office:value-type="float" office:value="24.205606" calcext:value-type="float">
            <text:p>24.205606</text:p>
          </table:table-cell>
          <table:table-cell office:value-type="float" office:value="0.709615" calcext:value-type="float">
            <text:p>0.709615</text:p>
          </table:table-cell>
          <table:table-cell office:value-type="float" office:value="1.02" calcext:value-type="float">
            <text:p>1.02</text:p>
          </table:table-cell>
          <table:table-cell office:value-type="float" office:value="34.11" calcext:value-type="float">
            <text:p>34.11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float" office:value="2005" calcext:value-type="float">
            <text:p>2005</text:p>
          </table:table-cell>
          <table:table-cell office:value-type="float" office:value="3402250952" calcext:value-type="float">
            <text:p>3402250952</text:p>
          </table:table-cell>
          <table:table-cell office:value-type="float" office:value="9112934116" calcext:value-type="float">
            <text:p>9112934116</text:p>
          </table:table-cell>
          <table:table-cell office:value-type="float" office:value="11382295" calcext:value-type="float">
            <text:p>11382295</text:p>
          </table:table-cell>
          <table:table-cell office:value-type="float" office:value="385036234" calcext:value-type="float">
            <text:p>385036234</text:p>
          </table:table-cell>
          <table:table-cell office:value-type="float" office:value="379065439" calcext:value-type="float">
            <text:p>379065439</text:p>
          </table:table-cell>
          <table:table-cell office:value-type="float" office:value="11585174" calcext:value-type="float">
            <text:p>11585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343" calcext:value-type="float">
            <text:p>0.373343</text:p>
          </table:table-cell>
          <table:table-cell office:value-type="float" office:value="11382295" calcext:value-type="float">
            <text:p>11382295</text:p>
          </table:table-cell>
          <table:table-cell office:value-type="float" office:value="24.593132" calcext:value-type="float">
            <text:p>24.593132</text:p>
          </table:table-cell>
          <table:table-cell office:value-type="float" office:value="24.211765" calcext:value-type="float">
            <text:p>24.211765</text:p>
          </table:table-cell>
          <table:table-cell office:value-type="float" office:value="0.739971" calcext:value-type="float">
            <text:p>0.739971</text:p>
          </table:table-cell>
          <table:table-cell office:value-type="float" office:value="1.02" calcext:value-type="float">
            <text:p>1.02</text:p>
          </table:table-cell>
          <table:table-cell office:value-type="float" office:value="32.72" calcext:value-type="float">
            <text:p>32.72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float" office:value="2005" calcext:value-type="float">
            <text:p>2005</text:p>
          </table:table-cell>
          <table:table-cell office:value-type="float" office:value="3408419557" calcext:value-type="float">
            <text:p>3408419557</text:p>
          </table:table-cell>
          <table:table-cell office:value-type="float" office:value="9125422134" calcext:value-type="float">
            <text:p>9125422134</text:p>
          </table:table-cell>
          <table:table-cell office:value-type="float" office:value="12028765" calcext:value-type="float">
            <text:p>12028765</text:p>
          </table:table-cell>
          <table:table-cell office:value-type="float" office:value="383472760" calcext:value-type="float">
            <text:p>383472760</text:p>
          </table:table-cell>
          <table:table-cell office:value-type="float" office:value="381063481" calcext:value-type="float">
            <text:p>381063481</text:p>
          </table:table-cell>
          <table:table-cell office:value-type="float" office:value="10087007" calcext:value-type="float">
            <text:p>1008700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508" calcext:value-type="float">
            <text:p>0.373508</text:p>
          </table:table-cell>
          <table:table-cell office:value-type="float" office:value="12028765" calcext:value-type="float">
            <text:p>12028765</text:p>
          </table:table-cell>
          <table:table-cell office:value-type="float" office:value="24.493271" calcext:value-type="float">
            <text:p>24.493271</text:p>
          </table:table-cell>
          <table:table-cell office:value-type="float" office:value="24.339384" calcext:value-type="float">
            <text:p>24.339384</text:p>
          </table:table-cell>
          <table:table-cell office:value-type="float" office:value="0.64428" calcext:value-type="float">
            <text:p>0.64428</text:p>
          </table:table-cell>
          <table:table-cell office:value-type="float" office:value="1.01" calcext:value-type="float">
            <text:p>1.01</text:p>
          </table:table-cell>
          <table:table-cell office:value-type="float" office:value="37.78" calcext:value-type="float">
            <text:p>37.78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2005" calcext:value-type="float">
            <text:p>2005</text:p>
          </table:table-cell>
          <table:table-cell office:value-type="float" office:value="3405740121" calcext:value-type="float">
            <text:p>3405740121</text:p>
          </table:table-cell>
          <table:table-cell office:value-type="float" office:value="9128547501" calcext:value-type="float">
            <text:p>9128547501</text:p>
          </table:table-cell>
          <table:table-cell office:value-type="float" office:value="12032279" calcext:value-type="float">
            <text:p>12032279</text:p>
          </table:table-cell>
          <table:table-cell office:value-type="float" office:value="385070899" calcext:value-type="float">
            <text:p>385070899</text:p>
          </table:table-cell>
          <table:table-cell office:value-type="float" office:value="380790643" calcext:value-type="float">
            <text:p>380790643</text:p>
          </table:table-cell>
          <table:table-cell office:value-type="float" office:value="9592844" calcext:value-type="float">
            <text:p>9592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087" calcext:value-type="float">
            <text:p>0.373087</text:p>
          </table:table-cell>
          <table:table-cell office:value-type="float" office:value="12032279" calcext:value-type="float">
            <text:p>12032279</text:p>
          </table:table-cell>
          <table:table-cell office:value-type="float" office:value="24.595348" calcext:value-type="float">
            <text:p>24.595348</text:p>
          </table:table-cell>
          <table:table-cell office:value-type="float" office:value="24.321959" calcext:value-type="float">
            <text:p>24.321959</text:p>
          </table:table-cell>
          <table:table-cell office:value-type="float" office:value="0.612717" calcext:value-type="float">
            <text:p>0.612717</text:p>
          </table:table-cell>
          <table:table-cell office:value-type="float" office:value="1.01" calcext:value-type="float">
            <text:p>1.01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float" office:value="2005" calcext:value-type="float">
            <text:p>2005</text:p>
          </table:table-cell>
          <table:table-cell office:value-type="float" office:value="3408156181" calcext:value-type="float">
            <text:p>3408156181</text:p>
          </table:table-cell>
          <table:table-cell office:value-type="float" office:value="9127599392" calcext:value-type="float">
            <text:p>9127599392</text:p>
          </table:table-cell>
          <table:table-cell office:value-type="float" office:value="12218122" calcext:value-type="float">
            <text:p>12218122</text:p>
          </table:table-cell>
          <table:table-cell office:value-type="float" office:value="384685276" calcext:value-type="float">
            <text:p>384685276</text:p>
          </table:table-cell>
          <table:table-cell office:value-type="float" office:value="380994845" calcext:value-type="float">
            <text:p>380994845</text:p>
          </table:table-cell>
          <table:table-cell office:value-type="float" office:value="7328829" calcext:value-type="float">
            <text:p>732882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39" calcext:value-type="float">
            <text:p>0.37339</text:p>
          </table:table-cell>
          <table:table-cell office:value-type="float" office:value="12218122" calcext:value-type="float">
            <text:p>12218122</text:p>
          </table:table-cell>
          <table:table-cell office:value-type="float" office:value="24.570717" calcext:value-type="float">
            <text:p>24.570717</text:p>
          </table:table-cell>
          <table:table-cell office:value-type="float" office:value="24.335001" calcext:value-type="float">
            <text:p>24.335001</text:p>
          </table:table-cell>
          <table:table-cell office:value-type="float" office:value="0.468109" calcext:value-type="float">
            <text:p>0.468109</text:p>
          </table:table-cell>
          <table:table-cell office:value-type="float" office:value="1.01" calcext:value-type="float">
            <text:p>1.01</text:p>
          </table:table-cell>
          <table:table-cell office:value-type="float" office:value="51.99" calcext:value-type="float">
            <text:p>51.99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float" office:value="2005" calcext:value-type="float">
            <text:p>2005</text:p>
          </table:table-cell>
          <table:table-cell office:value-type="float" office:value="3406107159" calcext:value-type="float">
            <text:p>3406107159</text:p>
          </table:table-cell>
          <table:table-cell office:value-type="float" office:value="9125066932" calcext:value-type="float">
            <text:p>9125066932</text:p>
          </table:table-cell>
          <table:table-cell office:value-type="float" office:value="12135970" calcext:value-type="float">
            <text:p>12135970</text:p>
          </table:table-cell>
          <table:table-cell office:value-type="float" office:value="384508241" calcext:value-type="float">
            <text:p>384508241</text:p>
          </table:table-cell>
          <table:table-cell office:value-type="float" office:value="380790695" calcext:value-type="float">
            <text:p>380790695</text:p>
          </table:table-cell>
          <table:table-cell office:value-type="float" office:value="7773434" calcext:value-type="float">
            <text:p>777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269" calcext:value-type="float">
            <text:p>0.373269</text:p>
          </table:table-cell>
          <table:table-cell office:value-type="float" office:value="12135970" calcext:value-type="float">
            <text:p>12135970</text:p>
          </table:table-cell>
          <table:table-cell office:value-type="float" office:value="24.55941" calcext:value-type="float">
            <text:p>24.55941</text:p>
          </table:table-cell>
          <table:table-cell office:value-type="float" office:value="24.32196" calcext:value-type="float">
            <text:p>24.32196</text:p>
          </table:table-cell>
          <table:table-cell office:value-type="float" office:value="0.496507" calcext:value-type="float">
            <text:p>0.496507</text:p>
          </table:table-cell>
          <table:table-cell office:value-type="float" office:value="1.01" calcext:value-type="float">
            <text:p>1.01</text:p>
          </table:table-cell>
          <table:table-cell office:value-type="float" office:value="48.99" calcext:value-type="float">
            <text:p>48.99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2005" calcext:value-type="float">
            <text:p>2005</text:p>
          </table:table-cell>
          <table:table-cell office:value-type="float" office:value="3403407742" calcext:value-type="float">
            <text:p>3403407742</text:p>
          </table:table-cell>
          <table:table-cell office:value-type="float" office:value="9118149070" calcext:value-type="float">
            <text:p>9118149070</text:p>
          </table:table-cell>
          <table:table-cell office:value-type="float" office:value="11810716" calcext:value-type="float">
            <text:p>11810716</text:p>
          </table:table-cell>
          <table:table-cell office:value-type="float" office:value="385484616" calcext:value-type="float">
            <text:p>385484616</text:p>
          </table:table-cell>
          <table:table-cell office:value-type="float" office:value="380444588" calcext:value-type="float">
            <text:p>380444588</text:p>
          </table:table-cell>
          <table:table-cell office:value-type="float" office:value="9014139" calcext:value-type="float">
            <text:p>901413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256" calcext:value-type="float">
            <text:p>0.373256</text:p>
          </table:table-cell>
          <table:table-cell office:value-type="float" office:value="11810716" calcext:value-type="float">
            <text:p>11810716</text:p>
          </table:table-cell>
          <table:table-cell office:value-type="float" office:value="24.621771" calcext:value-type="float">
            <text:p>24.621771</text:p>
          </table:table-cell>
          <table:table-cell office:value-type="float" office:value="24.299852" calcext:value-type="float">
            <text:p>24.299852</text:p>
          </table:table-cell>
          <table:table-cell office:value-type="float" office:value="0.575753" calcext:value-type="float">
            <text:p>0.575753</text:p>
          </table:table-cell>
          <table:table-cell office:value-type="float" office:value="1.01" calcext:value-type="float">
            <text:p>1.01</text:p>
          </table:table-cell>
          <table:table-cell office:value-type="float" office:value="42.21" calcext:value-type="float">
            <text:p>42.21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float" office:value="2005" calcext:value-type="float">
            <text:p>2005</text:p>
          </table:table-cell>
          <table:table-cell office:value-type="float" office:value="3393509552" calcext:value-type="float">
            <text:p>3393509552</text:p>
          </table:table-cell>
          <table:table-cell office:value-type="float" office:value="9095450081" calcext:value-type="float">
            <text:p>9095450081</text:p>
          </table:table-cell>
          <table:table-cell office:value-type="float" office:value="11658676" calcext:value-type="float">
            <text:p>11658676</text:p>
          </table:table-cell>
          <table:table-cell office:value-type="float" office:value="384235877" calcext:value-type="float">
            <text:p>384235877</text:p>
          </table:table-cell>
          <table:table-cell office:value-type="float" office:value="379529051" calcext:value-type="float">
            <text:p>379529051</text:p>
          </table:table-cell>
          <table:table-cell office:value-type="float" office:value="9873717" calcext:value-type="float">
            <text:p>9873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1" calcext:value-type="float">
            <text:p>0.3731</text:p>
          </table:table-cell>
          <table:table-cell office:value-type="float" office:value="11658676" calcext:value-type="float">
            <text:p>11658676</text:p>
          </table:table-cell>
          <table:table-cell office:value-type="float" office:value="24.542011" calcext:value-type="float">
            <text:p>24.542011</text:p>
          </table:table-cell>
          <table:table-cell office:value-type="float" office:value="24.241377" calcext:value-type="float">
            <text:p>24.241377</text:p>
          </table:table-cell>
          <table:table-cell office:value-type="float" office:value="0.630657" calcext:value-type="float">
            <text:p>0.630657</text:p>
          </table:table-cell>
          <table:table-cell office:value-type="float" office:value="1.01" calcext:value-type="float">
            <text:p>1.01</text:p>
          </table:table-cell>
          <table:table-cell office:value-type="float" office:value="38.44" calcext:value-type="float">
            <text:p>38.44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3009" calcext:value-type="float">
            <text:p>3009</text:p>
          </table:table-cell>
          <table:table-cell office:value-type="float" office:value="3435219902" calcext:value-type="float">
            <text:p>3435219902</text:p>
          </table:table-cell>
          <table:table-cell office:value-type="float" office:value="9111234328" calcext:value-type="float">
            <text:p>9111234328</text:p>
          </table:table-cell>
          <table:table-cell office:value-type="float" office:value="10449865" calcext:value-type="float">
            <text:p>10449865</text:p>
          </table:table-cell>
          <table:table-cell office:value-type="float" office:value="350246851" calcext:value-type="float">
            <text:p>350246851</text:p>
          </table:table-cell>
          <table:table-cell office:value-type="float" office:value="344802391" calcext:value-type="float">
            <text:p>344802391</text:p>
          </table:table-cell>
          <table:table-cell office:value-type="float" office:value="8695455" calcext:value-type="float">
            <text:p>869545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031" calcext:value-type="float">
            <text:p>0.377031</text:p>
          </table:table-cell>
          <table:table-cell office:value-type="float" office:value="10449865" calcext:value-type="float">
            <text:p>10449865</text:p>
          </table:table-cell>
          <table:table-cell office:value-type="float" office:value="22.348751" calcext:value-type="float">
            <text:p>22.348751</text:p>
          </table:table-cell>
          <table:table-cell office:value-type="float" office:value="22.00135" calcext:value-type="float">
            <text:p>22.00135</text:p>
          </table:table-cell>
          <table:table-cell office:value-type="float" office:value="0.554845" calcext:value-type="float">
            <text:p>0.554845</text:p>
          </table:table-cell>
          <table:table-cell office:value-type="float" office:value="1.02" calcext:value-type="float">
            <text:p>1.02</text:p>
          </table:table-cell>
          <table:table-cell office:value-type="float" office:value="39.65" calcext:value-type="float">
            <text:p>39.65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float" office:value="3007" calcext:value-type="float">
            <text:p>3007</text:p>
          </table:table-cell>
          <table:table-cell office:value-type="float" office:value="3442292391" calcext:value-type="float">
            <text:p>3442292391</text:p>
          </table:table-cell>
          <table:table-cell office:value-type="float" office:value="9120516592" calcext:value-type="float">
            <text:p>9120516592</text:p>
          </table:table-cell>
          <table:table-cell office:value-type="float" office:value="10337325" calcext:value-type="float">
            <text:p>10337325</text:p>
          </table:table-cell>
          <table:table-cell office:value-type="float" office:value="346393217" calcext:value-type="float">
            <text:p>346393217</text:p>
          </table:table-cell>
          <table:table-cell office:value-type="float" office:value="341188067" calcext:value-type="float">
            <text:p>341188067</text:p>
          </table:table-cell>
          <table:table-cell office:value-type="float" office:value="8849291" calcext:value-type="float">
            <text:p>8849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423" calcext:value-type="float">
            <text:p>0.377423</text:p>
          </table:table-cell>
          <table:table-cell office:value-type="float" office:value="10337325" calcext:value-type="float">
            <text:p>10337325</text:p>
          </table:table-cell>
          <table:table-cell office:value-type="float" office:value="22.124916" calcext:value-type="float">
            <text:p>22.124916</text:p>
          </table:table-cell>
          <table:table-cell office:value-type="float" office:value="21.792452" calcext:value-type="float">
            <text:p>21.792452</text:p>
          </table:table-cell>
          <table:table-cell office:value-type="float" office:value="0.565224" calcext:value-type="float">
            <text:p>0.565224</text:p>
          </table:table-cell>
          <table:table-cell office:value-type="float" office:value="1.02" calcext:value-type="float">
            <text:p>1.02</text:p>
          </table:table-cell>
          <table:table-cell office:value-type="float" office:value="38.56" calcext:value-type="float">
            <text:p>38.56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float" office:value="3007" calcext:value-type="float">
            <text:p>3007</text:p>
          </table:table-cell>
          <table:table-cell office:value-type="float" office:value="3401728089" calcext:value-type="float">
            <text:p>3401728089</text:p>
          </table:table-cell>
          <table:table-cell office:value-type="float" office:value="9000080770" calcext:value-type="float">
            <text:p>9000080770</text:p>
          </table:table-cell>
          <table:table-cell office:value-type="float" office:value="10531798" calcext:value-type="float">
            <text:p>10531798</text:p>
          </table:table-cell>
          <table:table-cell office:value-type="float" office:value="335276866" calcext:value-type="float">
            <text:p>335276866</text:p>
          </table:table-cell>
          <table:table-cell office:value-type="float" office:value="333319289" calcext:value-type="float">
            <text:p>333319289</text:p>
          </table:table-cell>
          <table:table-cell office:value-type="float" office:value="7519779" calcext:value-type="float">
            <text:p>751977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966" calcext:value-type="float">
            <text:p>0.377966</text:p>
          </table:table-cell>
          <table:table-cell office:value-type="float" office:value="10531798" calcext:value-type="float">
            <text:p>10531798</text:p>
          </table:table-cell>
          <table:table-cell office:value-type="float" office:value="21.41489" calcext:value-type="float">
            <text:p>21.41489</text:p>
          </table:table-cell>
          <table:table-cell office:value-type="float" office:value="21.289856" calcext:value-type="float">
            <text:p>21.289856</text:p>
          </table:table-cell>
          <table:table-cell office:value-type="float" office:value="0.480305" calcext:value-type="float">
            <text:p>0.480305</text:p>
          </table:table-cell>
          <table:table-cell office:value-type="float" office:value="1.01" calcext:value-type="float">
            <text:p>1.01</text:p>
          </table:table-cell>
          <table:table-cell office:value-type="float" office:value="44.33" calcext:value-type="float">
            <text:p>44.33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3008" calcext:value-type="float">
            <text:p>3008</text:p>
          </table:table-cell>
          <table:table-cell office:value-type="float" office:value="3439336876" calcext:value-type="float">
            <text:p>3439336876</text:p>
          </table:table-cell>
          <table:table-cell office:value-type="float" office:value="9119262056" calcext:value-type="float">
            <text:p>9119262056</text:p>
          </table:table-cell>
          <table:table-cell office:value-type="float" office:value="10810652" calcext:value-type="float">
            <text:p>10810652</text:p>
          </table:table-cell>
          <table:table-cell office:value-type="float" office:value="345325556" calcext:value-type="float">
            <text:p>345325556</text:p>
          </table:table-cell>
          <table:table-cell office:value-type="float" office:value="341541145" calcext:value-type="float">
            <text:p>341541145</text:p>
          </table:table-cell>
          <table:table-cell office:value-type="float" office:value="6829081" calcext:value-type="float">
            <text:p>6829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151" calcext:value-type="float">
            <text:p>0.377151</text:p>
          </table:table-cell>
          <table:table-cell office:value-type="float" office:value="10810652" calcext:value-type="float">
            <text:p>10810652</text:p>
          </table:table-cell>
          <table:table-cell office:value-type="float" office:value="22.034733" calcext:value-type="float">
            <text:p>22.034733</text:p>
          </table:table-cell>
          <table:table-cell office:value-type="float" office:value="21.793255" calcext:value-type="float">
            <text:p>21.793255</text:p>
          </table:table-cell>
          <table:table-cell office:value-type="float" office:value="0.435754" calcext:value-type="float">
            <text:p>0.435754</text:p>
          </table:table-cell>
          <table:table-cell office:value-type="float" office:value="1.01" calcext:value-type="float">
            <text:p>1.01</text:p>
          </table:table-cell>
          <table:table-cell office:value-type="float" office:value="50.01" calcext:value-type="float">
            <text:p>50.01</text:p>
          </table:table-cell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float" office:value="3007" calcext:value-type="float">
            <text:p>3007</text:p>
          </table:table-cell>
          <table:table-cell office:value-type="float" office:value="3418731310" calcext:value-type="float">
            <text:p>3418731310</text:p>
          </table:table-cell>
          <table:table-cell office:value-type="float" office:value="9039809074" calcext:value-type="float">
            <text:p>9039809074</text:p>
          </table:table-cell>
          <table:table-cell office:value-type="float" office:value="10535536" calcext:value-type="float">
            <text:p>10535536</text:p>
          </table:table-cell>
          <table:table-cell office:value-type="float" office:value="332453327" calcext:value-type="float">
            <text:p>332453327</text:p>
          </table:table-cell>
          <table:table-cell office:value-type="float" office:value="329152078" calcext:value-type="float">
            <text:p>329152078</text:p>
          </table:table-cell>
          <table:table-cell office:value-type="float" office:value="6206114" calcext:value-type="float">
            <text:p>620611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8186" calcext:value-type="float">
            <text:p>0.378186</text:p>
          </table:table-cell>
          <table:table-cell office:value-type="float" office:value="10535536" calcext:value-type="float">
            <text:p>10535536</text:p>
          </table:table-cell>
          <table:table-cell office:value-type="float" office:value="21.234543" calcext:value-type="float">
            <text:p>21.234543</text:p>
          </table:table-cell>
          <table:table-cell office:value-type="float" office:value="21.023685" calcext:value-type="float">
            <text:p>21.023685</text:p>
          </table:table-cell>
          <table:table-cell office:value-type="float" office:value="0.396398" calcext:value-type="float">
            <text:p>0.396398</text:p>
          </table:table-cell>
          <table:table-cell office:value-type="float" office:value="1.01" calcext:value-type="float">
            <text:p>1.01</text:p>
          </table:table-cell>
          <table:table-cell office:value-type="float" office:value="53.04" calcext:value-type="float">
            <text:p>53.04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float" office:value="3007" calcext:value-type="float">
            <text:p>3007</text:p>
          </table:table-cell>
          <table:table-cell office:value-type="float" office:value="3389890207" calcext:value-type="float">
            <text:p>3389890207</text:p>
          </table:table-cell>
          <table:table-cell office:value-type="float" office:value="8972714294" calcext:value-type="float">
            <text:p>8972714294</text:p>
          </table:table-cell>
          <table:table-cell office:value-type="float" office:value="10456229" calcext:value-type="float">
            <text:p>10456229</text:p>
          </table:table-cell>
          <table:table-cell office:value-type="float" office:value="333578649" calcext:value-type="float">
            <text:p>333578649</text:p>
          </table:table-cell>
          <table:table-cell office:value-type="float" office:value="330371230" calcext:value-type="float">
            <text:p>330371230</text:p>
          </table:table-cell>
          <table:table-cell office:value-type="float" office:value="7180965" calcext:value-type="float">
            <text:p>7180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8" calcext:value-type="float">
            <text:p>0.3778</text:p>
          </table:table-cell>
          <table:table-cell office:value-type="float" office:value="10456229" calcext:value-type="float">
            <text:p>10456229</text:p>
          </table:table-cell>
          <table:table-cell office:value-type="float" office:value="21.306421" calcext:value-type="float">
            <text:p>21.306421</text:p>
          </table:table-cell>
          <table:table-cell office:value-type="float" office:value="21.101555" calcext:value-type="float">
            <text:p>21.101555</text:p>
          </table:table-cell>
          <table:table-cell office:value-type="float" office:value="0.458664" calcext:value-type="float">
            <text:p>0.458664</text:p>
          </table:table-cell>
          <table:table-cell office:value-type="float" office:value="1.01" calcext:value-type="float">
            <text:p>1.01</text:p>
          </table:table-cell>
          <table:table-cell office:value-type="float" office:value="46.01" calcext:value-type="float">
            <text:p>46.01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3008" calcext:value-type="float">
            <text:p>3008</text:p>
          </table:table-cell>
          <table:table-cell office:value-type="float" office:value="3426007010" calcext:value-type="float">
            <text:p>3426007010</text:p>
          </table:table-cell>
          <table:table-cell office:value-type="float" office:value="9089801610" calcext:value-type="float">
            <text:p>9089801610</text:p>
          </table:table-cell>
          <table:table-cell office:value-type="float" office:value="10657470" calcext:value-type="float">
            <text:p>10657470</text:p>
          </table:table-cell>
          <table:table-cell office:value-type="float" office:value="346133754" calcext:value-type="float">
            <text:p>346133754</text:p>
          </table:table-cell>
          <table:table-cell office:value-type="float" office:value="341787228" calcext:value-type="float">
            <text:p>341787228</text:p>
          </table:table-cell>
          <table:table-cell office:value-type="float" office:value="7127764" calcext:value-type="float">
            <text:p>712776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6907" calcext:value-type="float">
            <text:p>0.376907</text:p>
          </table:table-cell>
          <table:table-cell office:value-type="float" office:value="10657470" calcext:value-type="float">
            <text:p>10657470</text:p>
          </table:table-cell>
          <table:table-cell office:value-type="float" office:value="22.086302" calcext:value-type="float">
            <text:p>22.086302</text:p>
          </table:table-cell>
          <table:table-cell office:value-type="float" office:value="21.808956" calcext:value-type="float">
            <text:p>21.808956</text:p>
          </table:table-cell>
          <table:table-cell office:value-type="float" office:value="0.454812" calcext:value-type="float">
            <text:p>0.454812</text:p>
          </table:table-cell>
          <table:table-cell office:value-type="float" office:value="1.01" calcext:value-type="float">
            <text:p>1.01</text:p>
          </table:table-cell>
          <table:table-cell office:value-type="float" office:value="47.95" calcext:value-type="float">
            <text:p>47.95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float" office:value="3008" calcext:value-type="float">
            <text:p>3008</text:p>
          </table:table-cell>
          <table:table-cell office:value-type="float" office:value="3389821729" calcext:value-type="float">
            <text:p>3389821729</text:p>
          </table:table-cell>
          <table:table-cell office:value-type="float" office:value="8984286615" calcext:value-type="float">
            <text:p>8984286615</text:p>
          </table:table-cell>
          <table:table-cell office:value-type="float" office:value="10221333" calcext:value-type="float">
            <text:p>10221333</text:p>
          </table:table-cell>
          <table:table-cell office:value-type="float" office:value="336051220" calcext:value-type="float">
            <text:p>336051220</text:p>
          </table:table-cell>
          <table:table-cell office:value-type="float" office:value="332099739" calcext:value-type="float">
            <text:p>332099739</text:p>
          </table:table-cell>
          <table:table-cell office:value-type="float" office:value="8003742" calcext:value-type="float">
            <text:p>8003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306" calcext:value-type="float">
            <text:p>0.377306</text:p>
          </table:table-cell>
          <table:table-cell office:value-type="float" office:value="10221333" calcext:value-type="float">
            <text:p>10221333</text:p>
          </table:table-cell>
          <table:table-cell office:value-type="float" office:value="21.442949" calcext:value-type="float">
            <text:p>21.442949</text:p>
          </table:table-cell>
          <table:table-cell office:value-type="float" office:value="21.190811" calcext:value-type="float">
            <text:p>21.190811</text:p>
          </table:table-cell>
          <table:table-cell office:value-type="float" office:value="0.510707" calcext:value-type="float">
            <text:p>0.510707</text:p>
          </table:table-cell>
          <table:table-cell office:value-type="float" office:value="1.01" calcext:value-type="float">
            <text:p>1.01</text:p>
          </table:table-cell>
          <table:table-cell office:value-type="float" office:value="41.49" calcext:value-type="float">
            <text:p>41.49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4011" calcext:value-type="float">
            <text:p>4011</text:p>
          </table:table-cell>
          <table:table-cell office:value-type="float" office:value="3186243869" calcext:value-type="float">
            <text:p>3186243869</text:p>
          </table:table-cell>
          <table:table-cell office:value-type="float" office:value="9031540734" calcext:value-type="float">
            <text:p>9031540734</text:p>
          </table:table-cell>
          <table:table-cell office:value-type="float" office:value="9763641" calcext:value-type="float">
            <text:p>9763641</text:p>
          </table:table-cell>
          <table:table-cell office:value-type="float" office:value="383081620" calcext:value-type="float">
            <text:p>383081620</text:p>
          </table:table-cell>
          <table:table-cell office:value-type="float" office:value="373963978" calcext:value-type="float">
            <text:p>373963978</text:p>
          </table:table-cell>
          <table:table-cell office:value-type="float" office:value="5534297" calcext:value-type="float">
            <text:p>553429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2791" calcext:value-type="float">
            <text:p>0.352791</text:p>
          </table:table-cell>
          <table:table-cell office:value-type="float" office:value="9763641" calcext:value-type="float">
            <text:p>9763641</text:p>
          </table:table-cell>
          <table:table-cell office:value-type="float" office:value="24.468288" calcext:value-type="float">
            <text:p>24.468288</text:p>
          </table:table-cell>
          <table:table-cell office:value-type="float" office:value="23.885921" calcext:value-type="float">
            <text:p>23.885921</text:p>
          </table:table-cell>
          <table:table-cell office:value-type="float" office:value="0.353488" calcext:value-type="float">
            <text:p>0.353488</text:p>
          </table:table-cell>
          <table:table-cell office:value-type="float" office:value="1.02" calcext:value-type="float">
            <text:p>1.02</text:p>
          </table:table-cell>
          <table:table-cell office:value-type="float" office:value="67.57" calcext:value-type="float">
            <text:p>67.57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float" office:value="4009" calcext:value-type="float">
            <text:p>4009</text:p>
          </table:table-cell>
          <table:table-cell office:value-type="float" office:value="3162914857" calcext:value-type="float">
            <text:p>3162914857</text:p>
          </table:table-cell>
          <table:table-cell office:value-type="float" office:value="9006240448" calcext:value-type="float">
            <text:p>9006240448</text:p>
          </table:table-cell>
          <table:table-cell office:value-type="float" office:value="9846431" calcext:value-type="float">
            <text:p>9846431</text:p>
          </table:table-cell>
          <table:table-cell office:value-type="float" office:value="381674238" calcext:value-type="float">
            <text:p>381674238</text:p>
          </table:table-cell>
          <table:table-cell office:value-type="float" office:value="378560748" calcext:value-type="float">
            <text:p>378560748</text:p>
          </table:table-cell>
          <table:table-cell office:value-type="float" office:value="7802644" calcext:value-type="float">
            <text:p>7802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1191" calcext:value-type="float">
            <text:p>0.351191</text:p>
          </table:table-cell>
          <table:table-cell office:value-type="float" office:value="9846431" calcext:value-type="float">
            <text:p>9846431</text:p>
          </table:table-cell>
          <table:table-cell office:value-type="float" office:value="24.378395" calcext:value-type="float">
            <text:p>24.378395</text:p>
          </table:table-cell>
          <table:table-cell office:value-type="float" office:value="24.179527" calcext:value-type="float">
            <text:p>24.179527</text:p>
          </table:table-cell>
          <table:table-cell office:value-type="float" office:value="0.498372" calcext:value-type="float">
            <text:p>0.498372</text:p>
          </table:table-cell>
          <table:table-cell office:value-type="float" office:value="1.01" calcext:value-type="float">
            <text:p>1.01</text:p>
          </table:table-cell>
          <table:table-cell office:value-type="float" office:value="48.52" calcext:value-type="float">
            <text:p>48.52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float" office:value="4009" calcext:value-type="float">
            <text:p>4009</text:p>
          </table:table-cell>
          <table:table-cell office:value-type="float" office:value="3065192081" calcext:value-type="float">
            <text:p>3065192081</text:p>
          </table:table-cell>
          <table:table-cell office:value-type="float" office:value="8732362828" calcext:value-type="float">
            <text:p>8732362828</text:p>
          </table:table-cell>
          <table:table-cell office:value-type="float" office:value="10091163" calcext:value-type="float">
            <text:p>10091163</text:p>
          </table:table-cell>
          <table:table-cell office:value-type="float" office:value="375473739" calcext:value-type="float">
            <text:p>375473739</text:p>
          </table:table-cell>
          <table:table-cell office:value-type="float" office:value="373430571" calcext:value-type="float">
            <text:p>373430571</text:p>
          </table:table-cell>
          <table:table-cell office:value-type="float" office:value="7582192" calcext:value-type="float">
            <text:p>758219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1015" calcext:value-type="float">
            <text:p>0.351015</text:p>
          </table:table-cell>
          <table:table-cell office:value-type="float" office:value="10091163" calcext:value-type="float">
            <text:p>10091163</text:p>
          </table:table-cell>
          <table:table-cell office:value-type="float" office:value="23.982353" calcext:value-type="float">
            <text:p>23.982353</text:p>
          </table:table-cell>
          <table:table-cell office:value-type="float" office:value="23.851852" calcext:value-type="float">
            <text:p>23.851852</text:p>
          </table:table-cell>
          <table:table-cell office:value-type="float" office:value="0.484292" calcext:value-type="float">
            <text:p>0.484292</text:p>
          </table:table-cell>
          <table:table-cell office:value-type="float" office:value="1.01" calcext:value-type="float">
            <text:p>1.01</text:p>
          </table:table-cell>
          <table:table-cell office:value-type="float" office:value="49.25" calcext:value-type="float">
            <text:p>49.25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4010" calcext:value-type="float">
            <text:p>4010</text:p>
          </table:table-cell>
          <table:table-cell office:value-type="float" office:value="3176207053" calcext:value-type="float">
            <text:p>3176207053</text:p>
          </table:table-cell>
          <table:table-cell office:value-type="float" office:value="9068380037" calcext:value-type="float">
            <text:p>9068380037</text:p>
          </table:table-cell>
          <table:table-cell office:value-type="float" office:value="10433095" calcext:value-type="float">
            <text:p>10433095</text:p>
          </table:table-cell>
          <table:table-cell office:value-type="float" office:value="393976311" calcext:value-type="float">
            <text:p>393976311</text:p>
          </table:table-cell>
          <table:table-cell office:value-type="float" office:value="391728762" calcext:value-type="float">
            <text:p>391728762</text:p>
          </table:table-cell>
          <table:table-cell office:value-type="float" office:value="8064892" calcext:value-type="float">
            <text:p>8064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0251" calcext:value-type="float">
            <text:p>0.350251</text:p>
          </table:table-cell>
          <table:table-cell office:value-type="float" office:value="10433095" calcext:value-type="float">
            <text:p>10433095</text:p>
          </table:table-cell>
          <table:table-cell office:value-type="float" office:value="25.164156" calcext:value-type="float">
            <text:p>25.164156</text:p>
          </table:table-cell>
          <table:table-cell office:value-type="float" office:value="25.020599" calcext:value-type="float">
            <text:p>25.020599</text:p>
          </table:table-cell>
          <table:table-cell office:value-type="float" office:value="0.515123" calcext:value-type="float">
            <text:p>0.515123</text:p>
          </table:table-cell>
          <table:table-cell office:value-type="float" office:value="1.01" calcext:value-type="float">
            <text:p>1.01</text:p>
          </table:table-cell>
          <table:table-cell office:value-type="float" office:value="48.57" calcext:value-type="float">
            <text:p>48.57</text:p>
          </table:table-cell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float" office:value="4009" calcext:value-type="float">
            <text:p>4009</text:p>
          </table:table-cell>
          <table:table-cell office:value-type="float" office:value="2875069078" calcext:value-type="float">
            <text:p>2875069078</text:p>
          </table:table-cell>
          <table:table-cell office:value-type="float" office:value="8156033218" calcext:value-type="float">
            <text:p>8156033218</text:p>
          </table:table-cell>
          <table:table-cell office:value-type="float" office:value="9675039" calcext:value-type="float">
            <text:p>9675039</text:p>
          </table:table-cell>
          <table:table-cell office:value-type="float" office:value="349194828" calcext:value-type="float">
            <text:p>349194828</text:p>
          </table:table-cell>
          <table:table-cell office:value-type="float" office:value="347366784" calcext:value-type="float">
            <text:p>347366784</text:p>
          </table:table-cell>
          <table:table-cell office:value-type="float" office:value="3757578" calcext:value-type="float">
            <text:p>375757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2508" calcext:value-type="float">
            <text:p>0.352508</text:p>
          </table:table-cell>
          <table:table-cell office:value-type="float" office:value="9675039" calcext:value-type="float">
            <text:p>9675039</text:p>
          </table:table-cell>
          <table:table-cell office:value-type="float" office:value="22.30386" calcext:value-type="float">
            <text:p>22.30386</text:p>
          </table:table-cell>
          <table:table-cell office:value-type="float" office:value="22.187099" calcext:value-type="float">
            <text:p>22.187099</text:p>
          </table:table-cell>
          <table:table-cell office:value-type="float" office:value="0.240005" calcext:value-type="float">
            <text:p>0.240005</text:p>
          </table:table-cell>
          <table:table-cell office:value-type="float" office:value="1.01" calcext:value-type="float">
            <text:p>1.01</text:p>
          </table:table-cell>
          <table:table-cell office:value-type="float" office:value="92.44" calcext:value-type="float">
            <text:p>92.44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float" office:value="4009" calcext:value-type="float">
            <text:p>4009</text:p>
          </table:table-cell>
          <table:table-cell office:value-type="float" office:value="2944900824" calcext:value-type="float">
            <text:p>2944900824</text:p>
          </table:table-cell>
          <table:table-cell office:value-type="float" office:value="8341277954" calcext:value-type="float">
            <text:p>8341277954</text:p>
          </table:table-cell>
          <table:table-cell office:value-type="float" office:value="9608109" calcext:value-type="float">
            <text:p>9608109</text:p>
          </table:table-cell>
          <table:table-cell office:value-type="float" office:value="353007222" calcext:value-type="float">
            <text:p>353007222</text:p>
          </table:table-cell>
          <table:table-cell office:value-type="float" office:value="351154571" calcext:value-type="float">
            <text:p>351154571</text:p>
          </table:table-cell>
          <table:table-cell office:value-type="float" office:value="3923474" calcext:value-type="float">
            <text:p>3923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3052" calcext:value-type="float">
            <text:p>0.353052</text:p>
          </table:table-cell>
          <table:table-cell office:value-type="float" office:value="9608109" calcext:value-type="float">
            <text:p>9608109</text:p>
          </table:table-cell>
          <table:table-cell office:value-type="float" office:value="22.547369" calcext:value-type="float">
            <text:p>22.547369</text:p>
          </table:table-cell>
          <table:table-cell office:value-type="float" office:value="22.429033" calcext:value-type="float">
            <text:p>22.429033</text:p>
          </table:table-cell>
          <table:table-cell office:value-type="float" office:value="0.250601" calcext:value-type="float">
            <text:p>0.250601</text:p>
          </table:table-cell>
          <table:table-cell office:value-type="float" office:value="1.01" calcext:value-type="float">
            <text:p>1.01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4010" calcext:value-type="float">
            <text:p>4010</text:p>
          </table:table-cell>
          <table:table-cell office:value-type="float" office:value="3171489651" calcext:value-type="float">
            <text:p>3171489651</text:p>
          </table:table-cell>
          <table:table-cell office:value-type="float" office:value="9028662894" calcext:value-type="float">
            <text:p>9028662894</text:p>
          </table:table-cell>
          <table:table-cell office:value-type="float" office:value="10234184" calcext:value-type="float">
            <text:p>10234184</text:p>
          </table:table-cell>
          <table:table-cell office:value-type="float" office:value="385472247" calcext:value-type="float">
            <text:p>385472247</text:p>
          </table:table-cell>
          <table:table-cell office:value-type="float" office:value="382738199" calcext:value-type="float">
            <text:p>382738199</text:p>
          </table:table-cell>
          <table:table-cell office:value-type="float" office:value="7622780" calcext:value-type="float">
            <text:p>762278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1269" calcext:value-type="float">
            <text:p>0.351269</text:p>
          </table:table-cell>
          <table:table-cell office:value-type="float" office:value="10234184" calcext:value-type="float">
            <text:p>10234184</text:p>
          </table:table-cell>
          <table:table-cell office:value-type="float" office:value="24.620983" calcext:value-type="float">
            <text:p>24.620983</text:p>
          </table:table-cell>
          <table:table-cell office:value-type="float" office:value="24.446352" calcext:value-type="float">
            <text:p>24.446352</text:p>
          </table:table-cell>
          <table:table-cell office:value-type="float" office:value="0.486884" calcext:value-type="float">
            <text:p>0.486884</text:p>
          </table:table-cell>
          <table:table-cell office:value-type="float" office:value="1.01" calcext:value-type="float">
            <text:p>1.01</text:p>
          </table:table-cell>
          <table:table-cell office:value-type="float" office:value="50.21" calcext:value-type="float">
            <text:p>50.21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float" office:value="4011" calcext:value-type="float">
            <text:p>4011</text:p>
          </table:table-cell>
          <table:table-cell office:value-type="float" office:value="3036754281" calcext:value-type="float">
            <text:p>3036754281</text:p>
          </table:table-cell>
          <table:table-cell office:value-type="float" office:value="8640058509" calcext:value-type="float">
            <text:p>8640058509</text:p>
          </table:table-cell>
          <table:table-cell office:value-type="float" office:value="9797657" calcext:value-type="float">
            <text:p>9797657</text:p>
          </table:table-cell>
          <table:table-cell office:value-type="float" office:value="370869521" calcext:value-type="float">
            <text:p>370869521</text:p>
          </table:table-cell>
          <table:table-cell office:value-type="float" office:value="368272669" calcext:value-type="float">
            <text:p>368272669</text:p>
          </table:table-cell>
          <table:table-cell office:value-type="float" office:value="7626359" calcext:value-type="float">
            <text:p>7626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1474" calcext:value-type="float">
            <text:p>0.351474</text:p>
          </table:table-cell>
          <table:table-cell office:value-type="float" office:value="9797657" calcext:value-type="float">
            <text:p>9797657</text:p>
          </table:table-cell>
          <table:table-cell office:value-type="float" office:value="23.664656" calcext:value-type="float">
            <text:p>23.664656</text:p>
          </table:table-cell>
          <table:table-cell office:value-type="float" office:value="23.498955" calcext:value-type="float">
            <text:p>23.498955</text:p>
          </table:table-cell>
          <table:table-cell office:value-type="float" office:value="0.486627" calcext:value-type="float">
            <text:p>0.486627</text:p>
          </table:table-cell>
          <table:table-cell office:value-type="float" office:value="1.01" calcext:value-type="float">
            <text:p>1.01</text:p>
          </table:table-cell>
          <table:table-cell office:value-type="float" office:value="48.29" calcext:value-type="float">
            <text:p>48.29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5013" calcext:value-type="float">
            <text:p>5013</text:p>
          </table:table-cell>
          <table:table-cell office:value-type="float" office:value="3191108514" calcext:value-type="float">
            <text:p>3191108514</text:p>
          </table:table-cell>
          <table:table-cell office:value-type="float" office:value="9125476852" calcext:value-type="float">
            <text:p>9125476852</text:p>
          </table:table-cell>
          <table:table-cell office:value-type="float" office:value="10205546" calcext:value-type="float">
            <text:p>10205546</text:p>
          </table:table-cell>
          <table:table-cell office:value-type="float" office:value="404692093" calcext:value-type="float">
            <text:p>404692093</text:p>
          </table:table-cell>
          <table:table-cell office:value-type="float" office:value="394856370" calcext:value-type="float">
            <text:p>394856370</text:p>
          </table:table-cell>
          <table:table-cell office:value-type="float" office:value="6187434" calcext:value-type="float">
            <text:p>618743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692" calcext:value-type="float">
            <text:p>0.349692</text:p>
          </table:table-cell>
          <table:table-cell office:value-type="float" office:value="10205546" calcext:value-type="float">
            <text:p>10205546</text:p>
          </table:table-cell>
          <table:table-cell office:value-type="float" office:value="25.848597" calcext:value-type="float">
            <text:p>25.848597</text:p>
          </table:table-cell>
          <table:table-cell office:value-type="float" office:value="25.220367" calcext:value-type="float">
            <text:p>25.220367</text:p>
          </table:table-cell>
          <table:table-cell office:value-type="float" office:value="0.395205" calcext:value-type="float">
            <text:p>0.395205</text:p>
          </table:table-cell>
          <table:table-cell office:value-type="float" office:value="1.02" calcext:value-type="float">
            <text:p>1.02</text:p>
          </table:table-cell>
          <table:table-cell office:value-type="float" office:value="63.82" calcext:value-type="float">
            <text:p>63.82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float" office:value="5011" calcext:value-type="float">
            <text:p>5011</text:p>
          </table:table-cell>
          <table:table-cell office:value-type="float" office:value="3177281477" calcext:value-type="float">
            <text:p>3177281477</text:p>
          </table:table-cell>
          <table:table-cell office:value-type="float" office:value="9123995889" calcext:value-type="float">
            <text:p>9123995889</text:p>
          </table:table-cell>
          <table:table-cell office:value-type="float" office:value="10330849" calcext:value-type="float">
            <text:p>10330849</text:p>
          </table:table-cell>
          <table:table-cell office:value-type="float" office:value="403192158" calcext:value-type="float">
            <text:p>403192158</text:p>
          </table:table-cell>
          <table:table-cell office:value-type="float" office:value="399757537" calcext:value-type="float">
            <text:p>399757537</text:p>
          </table:table-cell>
          <table:table-cell office:value-type="float" office:value="8570342" calcext:value-type="float">
            <text:p>8570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234" calcext:value-type="float">
            <text:p>0.348234</text:p>
          </table:table-cell>
          <table:table-cell office:value-type="float" office:value="10330849" calcext:value-type="float">
            <text:p>10330849</text:p>
          </table:table-cell>
          <table:table-cell office:value-type="float" office:value="25.752792" calcext:value-type="float">
            <text:p>25.752792</text:p>
          </table:table-cell>
          <table:table-cell office:value-type="float" office:value="25.533415" calcext:value-type="float">
            <text:p>25.533415</text:p>
          </table:table-cell>
          <table:table-cell office:value-type="float" office:value="0.547407" calcext:value-type="float">
            <text:p>0.547407</text:p>
          </table:table-cell>
          <table:table-cell office:value-type="float" office:value="1.01" calcext:value-type="float">
            <text:p>1.01</text:p>
          </table:table-cell>
          <table:table-cell office:value-type="float" office:value="46.64" calcext:value-type="float">
            <text:p>46.64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float" office:value="5011" calcext:value-type="float">
            <text:p>5011</text:p>
          </table:table-cell>
          <table:table-cell office:value-type="float" office:value="3184612383" calcext:value-type="float">
            <text:p>3184612383</text:p>
          </table:table-cell>
          <table:table-cell office:value-type="float" office:value="9131011028" calcext:value-type="float">
            <text:p>9131011028</text:p>
          </table:table-cell>
          <table:table-cell office:value-type="float" office:value="10708237" calcext:value-type="float">
            <text:p>10708237</text:p>
          </table:table-cell>
          <table:table-cell office:value-type="float" office:value="402869424" calcext:value-type="float">
            <text:p>402869424</text:p>
          </table:table-cell>
          <table:table-cell office:value-type="float" office:value="400547623" calcext:value-type="float">
            <text:p>400547623</text:p>
          </table:table-cell>
          <table:table-cell office:value-type="float" office:value="7782580" calcext:value-type="float">
            <text:p>778258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769" calcext:value-type="float">
            <text:p>0.348769</text:p>
          </table:table-cell>
          <table:table-cell office:value-type="float" office:value="10708237" calcext:value-type="float">
            <text:p>10708237</text:p>
          </table:table-cell>
          <table:table-cell office:value-type="float" office:value="25.73218" calcext:value-type="float">
            <text:p>25.73218</text:p>
          </table:table-cell>
          <table:table-cell office:value-type="float" office:value="25.583879" calcext:value-type="float">
            <text:p>25.583879</text:p>
          </table:table-cell>
          <table:table-cell office:value-type="float" office:value="0.497091" calcext:value-type="float">
            <text:p>0.497091</text:p>
          </table:table-cell>
          <table:table-cell office:value-type="float" office:value="1.01" calcext:value-type="float">
            <text:p>1.01</text:p>
          </table:table-cell>
          <table:table-cell office:value-type="float" office:value="51.47" calcext:value-type="float">
            <text:p>51.47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5012" calcext:value-type="float">
            <text:p>5012</text:p>
          </table:table-cell>
          <table:table-cell office:value-type="float" office:value="3185731875" calcext:value-type="float">
            <text:p>3185731875</text:p>
          </table:table-cell>
          <table:table-cell office:value-type="float" office:value="9129279463" calcext:value-type="float">
            <text:p>9129279463</text:p>
          </table:table-cell>
          <table:table-cell office:value-type="float" office:value="10660806" calcext:value-type="float">
            <text:p>10660806</text:p>
          </table:table-cell>
          <table:table-cell office:value-type="float" office:value="403050092" calcext:value-type="float">
            <text:p>403050092</text:p>
          </table:table-cell>
          <table:table-cell office:value-type="float" office:value="400671434" calcext:value-type="float">
            <text:p>400671434</text:p>
          </table:table-cell>
          <table:table-cell office:value-type="float" office:value="8523197" calcext:value-type="float">
            <text:p>8523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958" calcext:value-type="float">
            <text:p>0.348958</text:p>
          </table:table-cell>
          <table:table-cell office:value-type="float" office:value="10660806" calcext:value-type="float">
            <text:p>10660806</text:p>
          </table:table-cell>
          <table:table-cell office:value-type="float" office:value="25.743717" calcext:value-type="float">
            <text:p>25.743717</text:p>
          </table:table-cell>
          <table:table-cell office:value-type="float" office:value="25.591787" calcext:value-type="float">
            <text:p>25.591787</text:p>
          </table:table-cell>
          <table:table-cell office:value-type="float" office:value="0.544396" calcext:value-type="float">
            <text:p>0.544396</text:p>
          </table:table-cell>
          <table:table-cell office:value-type="float" office:value="1.01" calcext:value-type="float">
            <text:p>1.01</text:p>
          </table:table-cell>
          <table:table-cell office:value-type="float" office:value="47.01" calcext:value-type="float">
            <text:p>47.01</text:p>
          </table:table-cell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float" office:value="5011" calcext:value-type="float">
            <text:p>5011</text:p>
          </table:table-cell>
          <table:table-cell office:value-type="float" office:value="3191581858" calcext:value-type="float">
            <text:p>3191581858</text:p>
          </table:table-cell>
          <table:table-cell office:value-type="float" office:value="9131431268" calcext:value-type="float">
            <text:p>9131431268</text:p>
          </table:table-cell>
          <table:table-cell office:value-type="float" office:value="10979462" calcext:value-type="float">
            <text:p>10979462</text:p>
          </table:table-cell>
          <table:table-cell office:value-type="float" office:value="403400406" calcext:value-type="float">
            <text:p>403400406</text:p>
          </table:table-cell>
          <table:table-cell office:value-type="float" office:value="401360878" calcext:value-type="float">
            <text:p>401360878</text:p>
          </table:table-cell>
          <table:table-cell office:value-type="float" office:value="4243022" calcext:value-type="float">
            <text:p>424302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516" calcext:value-type="float">
            <text:p>0.349516</text:p>
          </table:table-cell>
          <table:table-cell office:value-type="float" office:value="10979462" calcext:value-type="float">
            <text:p>10979462</text:p>
          </table:table-cell>
          <table:table-cell office:value-type="float" office:value="25.766094" calcext:value-type="float">
            <text:p>25.766094</text:p>
          </table:table-cell>
          <table:table-cell office:value-type="float" office:value="25.635824" calcext:value-type="float">
            <text:p>25.635824</text:p>
          </table:table-cell>
          <table:table-cell office:value-type="float" office:value="0.271011" calcext:value-type="float">
            <text:p>0.271011</text:p>
          </table:table-cell>
          <table:table-cell office:value-type="float" office:value="1.01" calcext:value-type="float">
            <text:p>1.01</text:p>
          </table:table-cell>
          <table:table-cell office:value-type="float" office:value="94.59" calcext:value-type="float">
            <text:p>94.59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float" office:value="5011" calcext:value-type="float">
            <text:p>5011</text:p>
          </table:table-cell>
          <table:table-cell office:value-type="float" office:value="3190329065" calcext:value-type="float">
            <text:p>3190329065</text:p>
          </table:table-cell>
          <table:table-cell office:value-type="float" office:value="9131015205" calcext:value-type="float">
            <text:p>9131015205</text:p>
          </table:table-cell>
          <table:table-cell office:value-type="float" office:value="10892352" calcext:value-type="float">
            <text:p>10892352</text:p>
          </table:table-cell>
          <table:table-cell office:value-type="float" office:value="403265140" calcext:value-type="float">
            <text:p>403265140</text:p>
          </table:table-cell>
          <table:table-cell office:value-type="float" office:value="401203687" calcext:value-type="float">
            <text:p>401203687</text:p>
          </table:table-cell>
          <table:table-cell office:value-type="float" office:value="4090064" calcext:value-type="float">
            <text:p>4090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395" calcext:value-type="float">
            <text:p>0.349395</text:p>
          </table:table-cell>
          <table:table-cell office:value-type="float" office:value="10892352" calcext:value-type="float">
            <text:p>10892352</text:p>
          </table:table-cell>
          <table:table-cell office:value-type="float" office:value="25.757454" calcext:value-type="float">
            <text:p>25.757454</text:p>
          </table:table-cell>
          <table:table-cell office:value-type="float" office:value="25.625784" calcext:value-type="float">
            <text:p>25.625784</text:p>
          </table:table-cell>
          <table:table-cell office:value-type="float" office:value="0.261242" calcext:value-type="float">
            <text:p>0.261242</text:p>
          </table:table-cell>
          <table:table-cell office:value-type="float" office:value="1.01" calcext:value-type="float">
            <text:p>1.01</text:p>
          </table:table-cell>
          <table:table-cell office:value-type="float" office:value="98.09" calcext:value-type="float">
            <text:p>98.09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5013" calcext:value-type="float">
            <text:p>5013</text:p>
          </table:table-cell>
          <table:table-cell office:value-type="float" office:value="3184058619" calcext:value-type="float">
            <text:p>3184058619</text:p>
          </table:table-cell>
          <table:table-cell office:value-type="float" office:value="9131578408" calcext:value-type="float">
            <text:p>9131578408</text:p>
          </table:table-cell>
          <table:table-cell office:value-type="float" office:value="10557506" calcext:value-type="float">
            <text:p>10557506</text:p>
          </table:table-cell>
          <table:table-cell office:value-type="float" office:value="403411182" calcext:value-type="float">
            <text:p>403411182</text:p>
          </table:table-cell>
          <table:table-cell office:value-type="float" office:value="400236130" calcext:value-type="float">
            <text:p>400236130</text:p>
          </table:table-cell>
          <table:table-cell office:value-type="float" office:value="9212685" calcext:value-type="float">
            <text:p>921268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687" calcext:value-type="float">
            <text:p>0.348687</text:p>
          </table:table-cell>
          <table:table-cell office:value-type="float" office:value="10557506" calcext:value-type="float">
            <text:p>10557506</text:p>
          </table:table-cell>
          <table:table-cell office:value-type="float" office:value="25.741091" calcext:value-type="float">
            <text:p>25.741091</text:p>
          </table:table-cell>
          <table:table-cell office:value-type="float" office:value="25.538496" calcext:value-type="float">
            <text:p>25.538496</text:p>
          </table:table-cell>
          <table:table-cell office:value-type="float" office:value="0.587848" calcext:value-type="float">
            <text:p>0.587848</text:p>
          </table:table-cell>
          <table:table-cell office:value-type="float" office:value="1.01" calcext:value-type="float">
            <text:p>1.01</text:p>
          </table:table-cell>
          <table:table-cell office:value-type="float" office:value="43.44" calcext:value-type="float">
            <text:p>43.44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float" office:value="5014" calcext:value-type="float">
            <text:p>5014</text:p>
          </table:table-cell>
          <table:table-cell office:value-type="float" office:value="3184343186" calcext:value-type="float">
            <text:p>3184343186</text:p>
          </table:table-cell>
          <table:table-cell office:value-type="float" office:value="9131066966" calcext:value-type="float">
            <text:p>9131066966</text:p>
          </table:table-cell>
          <table:table-cell office:value-type="float" office:value="10479055" calcext:value-type="float">
            <text:p>10479055</text:p>
          </table:table-cell>
          <table:table-cell office:value-type="float" office:value="403490665" calcext:value-type="float">
            <text:p>403490665</text:p>
          </table:table-cell>
          <table:table-cell office:value-type="float" office:value="400558888" calcext:value-type="float">
            <text:p>400558888</text:p>
          </table:table-cell>
          <table:table-cell office:value-type="float" office:value="9067999" calcext:value-type="float">
            <text:p>906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737" calcext:value-type="float">
            <text:p>0.348737</text:p>
          </table:table-cell>
          <table:table-cell office:value-type="float" office:value="10479055" calcext:value-type="float">
            <text:p>10479055</text:p>
          </table:table-cell>
          <table:table-cell office:value-type="float" office:value="25.746164" calcext:value-type="float">
            <text:p>25.746164</text:p>
          </table:table-cell>
          <table:table-cell office:value-type="float" office:value="25.559092" calcext:value-type="float">
            <text:p>25.559092</text:p>
          </table:table-cell>
          <table:table-cell office:value-type="float" office:value="0.578616" calcext:value-type="float">
            <text:p>0.578616</text:p>
          </table:table-cell>
          <table:table-cell office:value-type="float" office:value="1.01" calcext:value-type="float">
            <text:p>1.01</text:p>
          </table:table-cell>
          <table:table-cell office:value-type="float" office:value="44.17" calcext:value-type="float">
            <text:p>44.17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6016" calcext:value-type="float">
            <text:p>6016</text:p>
          </table:table-cell>
          <table:table-cell office:value-type="float" office:value="2918228697" calcext:value-type="float">
            <text:p>2918228697</text:p>
          </table:table-cell>
          <table:table-cell office:value-type="float" office:value="8111138324" calcext:value-type="float">
            <text:p>8111138324</text:p>
          </table:table-cell>
          <table:table-cell office:value-type="float" office:value="7598736" calcext:value-type="float">
            <text:p>7598736</text:p>
          </table:table-cell>
          <table:table-cell office:value-type="float" office:value="302026429" calcext:value-type="float">
            <text:p>302026429</text:p>
          </table:table-cell>
          <table:table-cell office:value-type="float" office:value="294696826" calcext:value-type="float">
            <text:p>294696826</text:p>
          </table:table-cell>
          <table:table-cell office:value-type="float" office:value="4449615" calcext:value-type="float">
            <text:p>444961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978" calcext:value-type="float">
            <text:p>0.35978</text:p>
          </table:table-cell>
          <table:table-cell office:value-type="float" office:value="7598736" calcext:value-type="float">
            <text:p>7598736</text:p>
          </table:table-cell>
          <table:table-cell office:value-type="float" office:value="19.271875" calcext:value-type="float">
            <text:p>19.271875</text:p>
          </table:table-cell>
          <table:table-cell office:value-type="float" office:value="18.804184" calcext:value-type="float">
            <text:p>18.804184</text:p>
          </table:table-cell>
          <table:table-cell office:value-type="float" office:value="0.283924" calcext:value-type="float">
            <text:p>0.283924</text:p>
          </table:table-cell>
          <table:table-cell office:value-type="float" office:value="1.02" calcext:value-type="float">
            <text:p>1.02</text:p>
          </table:table-cell>
          <table:table-cell office:value-type="float" office:value="66.23" calcext:value-type="float">
            <text:p>66.23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float" office:value="6014" calcext:value-type="float">
            <text:p>6014</text:p>
          </table:table-cell>
          <table:table-cell office:value-type="float" office:value="3006315948" calcext:value-type="float">
            <text:p>3006315948</text:p>
          </table:table-cell>
          <table:table-cell office:value-type="float" office:value="8381550675" calcext:value-type="float">
            <text:p>8381550675</text:p>
          </table:table-cell>
          <table:table-cell office:value-type="float" office:value="7862511" calcext:value-type="float">
            <text:p>7862511</text:p>
          </table:table-cell>
          <table:table-cell office:value-type="float" office:value="310279188" calcext:value-type="float">
            <text:p>310279188</text:p>
          </table:table-cell>
          <table:table-cell office:value-type="float" office:value="307728777" calcext:value-type="float">
            <text:p>307728777</text:p>
          </table:table-cell>
          <table:table-cell office:value-type="float" office:value="6775062" calcext:value-type="float">
            <text:p>6775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8683" calcext:value-type="float">
            <text:p>0.358683</text:p>
          </table:table-cell>
          <table:table-cell office:value-type="float" office:value="7862511" calcext:value-type="float">
            <text:p>7862511</text:p>
          </table:table-cell>
          <table:table-cell office:value-type="float" office:value="19.798473" calcext:value-type="float">
            <text:p>19.798473</text:p>
          </table:table-cell>
          <table:table-cell office:value-type="float" office:value="19.635735" calcext:value-type="float">
            <text:p>19.635735</text:p>
          </table:table-cell>
          <table:table-cell office:value-type="float" office:value="0.432307" calcext:value-type="float">
            <text:p>0.432307</text:p>
          </table:table-cell>
          <table:table-cell office:value-type="float" office:value="1.01" calcext:value-type="float">
            <text:p>1.01</text:p>
          </table:table-cell>
          <table:table-cell office:value-type="float" office:value="45.42" calcext:value-type="float">
            <text:p>45.42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float" office:value="6014" calcext:value-type="float">
            <text:p>6014</text:p>
          </table:table-cell>
          <table:table-cell office:value-type="float" office:value="3213728204" calcext:value-type="float">
            <text:p>3213728204</text:p>
          </table:table-cell>
          <table:table-cell office:value-type="float" office:value="8899632957" calcext:value-type="float">
            <text:p>8899632957</text:p>
          </table:table-cell>
          <table:table-cell office:value-type="float" office:value="8641718" calcext:value-type="float">
            <text:p>8641718</text:p>
          </table:table-cell>
          <table:table-cell office:value-type="float" office:value="324530378" calcext:value-type="float">
            <text:p>324530378</text:p>
          </table:table-cell>
          <table:table-cell office:value-type="float" office:value="322694286" calcext:value-type="float">
            <text:p>322694286</text:p>
          </table:table-cell>
          <table:table-cell office:value-type="float" office:value="6680969" calcext:value-type="float">
            <text:p>668096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1108" calcext:value-type="float">
            <text:p>0.361108</text:p>
          </table:table-cell>
          <table:table-cell office:value-type="float" office:value="8641718" calcext:value-type="float">
            <text:p>8641718</text:p>
          </table:table-cell>
          <table:table-cell office:value-type="float" office:value="20.707821" calcext:value-type="float">
            <text:p>20.707821</text:p>
          </table:table-cell>
          <table:table-cell office:value-type="float" office:value="20.590662" calcext:value-type="float">
            <text:p>20.590662</text:p>
          </table:table-cell>
          <table:table-cell office:value-type="float" office:value="0.426303" calcext:value-type="float">
            <text:p>0.426303</text:p>
          </table:table-cell>
          <table:table-cell office:value-type="float" office:value="1.01" calcext:value-type="float">
            <text:p>1.01</text:p>
          </table:table-cell>
          <table:table-cell office:value-type="float" office:value="48.3" calcext:value-type="float">
            <text:p>48.3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6015" calcext:value-type="float">
            <text:p>6015</text:p>
          </table:table-cell>
          <table:table-cell office:value-type="float" office:value="3142739943" calcext:value-type="float">
            <text:p>3142739943</text:p>
          </table:table-cell>
          <table:table-cell office:value-type="float" office:value="8704964074" calcext:value-type="float">
            <text:p>8704964074</text:p>
          </table:table-cell>
          <table:table-cell office:value-type="float" office:value="8979169" calcext:value-type="float">
            <text:p>8979169</text:p>
          </table:table-cell>
          <table:table-cell office:value-type="float" office:value="330739951" calcext:value-type="float">
            <text:p>330739951</text:p>
          </table:table-cell>
          <table:table-cell office:value-type="float" office:value="328659351" calcext:value-type="float">
            <text:p>328659351</text:p>
          </table:table-cell>
          <table:table-cell office:value-type="float" office:value="7264009" calcext:value-type="float">
            <text:p>7264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1028" calcext:value-type="float">
            <text:p>0.361028</text:p>
          </table:table-cell>
          <table:table-cell office:value-type="float" office:value="8979169" calcext:value-type="float">
            <text:p>8979169</text:p>
          </table:table-cell>
          <table:table-cell office:value-type="float" office:value="21.104044" calcext:value-type="float">
            <text:p>21.104044</text:p>
          </table:table-cell>
          <table:table-cell office:value-type="float" office:value="20.971285" calcext:value-type="float">
            <text:p>20.971285</text:p>
          </table:table-cell>
          <table:table-cell office:value-type="float" office:value="0.463506" calcext:value-type="float">
            <text:p>0.463506</text:p>
          </table:table-cell>
          <table:table-cell office:value-type="float" office:value="1.01" calcext:value-type="float">
            <text:p>1.01</text:p>
          </table:table-cell>
          <table:table-cell office:value-type="float" office:value="45.24" calcext:value-type="float">
            <text:p>45.24</text:p>
          </table:table-cell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float" office:value="6013" calcext:value-type="float">
            <text:p>6013</text:p>
          </table:table-cell>
          <table:table-cell office:value-type="float" office:value="3185621448" calcext:value-type="float">
            <text:p>3185621448</text:p>
          </table:table-cell>
          <table:table-cell office:value-type="float" office:value="8888201633" calcext:value-type="float">
            <text:p>8888201633</text:p>
          </table:table-cell>
          <table:table-cell office:value-type="float" office:value="9195766" calcext:value-type="float">
            <text:p>9195766</text:p>
          </table:table-cell>
          <table:table-cell office:value-type="float" office:value="337070714" calcext:value-type="float">
            <text:p>337070714</text:p>
          </table:table-cell>
          <table:table-cell office:value-type="float" office:value="335544222" calcext:value-type="float">
            <text:p>335544222</text:p>
          </table:table-cell>
          <table:table-cell office:value-type="float" office:value="2543575" calcext:value-type="float">
            <text:p>254357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841" calcext:value-type="float">
            <text:p>0.35841</text:p>
          </table:table-cell>
          <table:table-cell office:value-type="float" office:value="9195766" calcext:value-type="float">
            <text:p>9195766</text:p>
          </table:table-cell>
          <table:table-cell office:value-type="float" office:value="21.529467" calcext:value-type="float">
            <text:p>21.529467</text:p>
          </table:table-cell>
          <table:table-cell office:value-type="float" office:value="21.431967" calcext:value-type="float">
            <text:p>21.431967</text:p>
          </table:table-cell>
          <table:table-cell office:value-type="float" office:value="0.162464" calcext:value-type="float">
            <text:p>0.162464</text:p>
          </table:table-cell>
          <table:table-cell office:value-type="float" office:value="1" calcext:value-type="float">
            <text:p>1</text:p>
          </table:table-cell>
          <table:table-cell office:value-type="float" office:value="131.92" calcext:value-type="float">
            <text:p>131.92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float" office:value="6013" calcext:value-type="float">
            <text:p>6013</text:p>
          </table:table-cell>
          <table:table-cell office:value-type="float" office:value="3057885442" calcext:value-type="float">
            <text:p>3057885442</text:p>
          </table:table-cell>
          <table:table-cell office:value-type="float" office:value="8571318611" calcext:value-type="float">
            <text:p>8571318611</text:p>
          </table:table-cell>
          <table:table-cell office:value-type="float" office:value="8904280" calcext:value-type="float">
            <text:p>8904280</text:p>
          </table:table-cell>
          <table:table-cell office:value-type="float" office:value="333363135" calcext:value-type="float">
            <text:p>333363135</text:p>
          </table:table-cell>
          <table:table-cell office:value-type="float" office:value="331671005" calcext:value-type="float">
            <text:p>331671005</text:p>
          </table:table-cell>
          <table:table-cell office:value-type="float" office:value="3200420" calcext:value-type="float">
            <text:p>3200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6758" calcext:value-type="float">
            <text:p>0.356758</text:p>
          </table:table-cell>
          <table:table-cell office:value-type="float" office:value="8904280" calcext:value-type="float">
            <text:p>8904280</text:p>
          </table:table-cell>
          <table:table-cell office:value-type="float" office:value="21.292656" calcext:value-type="float">
            <text:p>21.292656</text:p>
          </table:table-cell>
          <table:table-cell office:value-type="float" office:value="21.184576" calcext:value-type="float">
            <text:p>21.184576</text:p>
          </table:table-cell>
          <table:table-cell office:value-type="float" office:value="0.204418" calcext:value-type="float">
            <text:p>0.204418</text:p>
          </table:table-cell>
          <table:table-cell office:value-type="float" office:value="1.01" calcext:value-type="float">
            <text:p>1.01</text:p>
          </table:table-cell>
          <table:table-cell office:value-type="float" office:value="103.63" calcext:value-type="float">
            <text:p>103.63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6015" calcext:value-type="float">
            <text:p>6015</text:p>
          </table:table-cell>
          <table:table-cell office:value-type="float" office:value="3015772885" calcext:value-type="float">
            <text:p>3015772885</text:p>
          </table:table-cell>
          <table:table-cell office:value-type="float" office:value="8392033541" calcext:value-type="float">
            <text:p>8392033541</text:p>
          </table:table-cell>
          <table:table-cell office:value-type="float" office:value="8459462" calcext:value-type="float">
            <text:p>8459462</text:p>
          </table:table-cell>
          <table:table-cell office:value-type="float" office:value="319881492" calcext:value-type="float">
            <text:p>319881492</text:p>
          </table:table-cell>
          <table:table-cell office:value-type="float" office:value="317359048" calcext:value-type="float">
            <text:p>317359048</text:p>
          </table:table-cell>
          <table:table-cell office:value-type="float" office:value="7199011" calcext:value-type="float">
            <text:p>719901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9361" calcext:value-type="float">
            <text:p>0.359361</text:p>
          </table:table-cell>
          <table:table-cell office:value-type="float" office:value="8459462" calcext:value-type="float">
            <text:p>8459462</text:p>
          </table:table-cell>
          <table:table-cell office:value-type="float" office:value="20.431553" calcext:value-type="float">
            <text:p>20.431553</text:p>
          </table:table-cell>
          <table:table-cell office:value-type="float" office:value="20.270437" calcext:value-type="float">
            <text:p>20.270437</text:p>
          </table:table-cell>
          <table:table-cell office:value-type="float" office:value="0.459817" calcext:value-type="float">
            <text:p>0.459817</text:p>
          </table:table-cell>
          <table:table-cell office:value-type="float" office:value="1.01" calcext:value-type="float">
            <text:p>1.01</text:p>
          </table:table-cell>
          <table:table-cell office:value-type="float" office:value="44.08" calcext:value-type="float">
            <text:p>44.08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float" office:value="6016" calcext:value-type="float">
            <text:p>6016</text:p>
          </table:table-cell>
          <table:table-cell office:value-type="float" office:value="2931075701" calcext:value-type="float">
            <text:p>2931075701</text:p>
          </table:table-cell>
          <table:table-cell office:value-type="float" office:value="8209160491" calcext:value-type="float">
            <text:p>8209160491</text:p>
          </table:table-cell>
          <table:table-cell office:value-type="float" office:value="8173953" calcext:value-type="float">
            <text:p>8173953</text:p>
          </table:table-cell>
          <table:table-cell office:value-type="float" office:value="312852799" calcext:value-type="float">
            <text:p>312852799</text:p>
          </table:table-cell>
          <table:table-cell office:value-type="float" office:value="310821380" calcext:value-type="float">
            <text:p>310821380</text:p>
          </table:table-cell>
          <table:table-cell office:value-type="float" office:value="6217884" calcext:value-type="float">
            <text:p>6217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7049" calcext:value-type="float">
            <text:p>0.357049</text:p>
          </table:table-cell>
          <table:table-cell office:value-type="float" office:value="8173953" calcext:value-type="float">
            <text:p>8173953</text:p>
          </table:table-cell>
          <table:table-cell office:value-type="float" office:value="19.982615" calcext:value-type="float">
            <text:p>19.982615</text:p>
          </table:table-cell>
          <table:table-cell office:value-type="float" office:value="19.852861" calcext:value-type="float">
            <text:p>19.852861</text:p>
          </table:table-cell>
          <table:table-cell office:value-type="float" office:value="0.39715" calcext:value-type="float">
            <text:p>0.39715</text:p>
          </table:table-cell>
          <table:table-cell office:value-type="float" office:value="1.01" calcext:value-type="float">
            <text:p>1.01</text:p>
          </table:table-cell>
          <table:table-cell office:value-type="float" office:value="49.99" calcext:value-type="float">
            <text:p>49.99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7018" calcext:value-type="float">
            <text:p>7018</text:p>
          </table:table-cell>
          <table:table-cell office:value-type="float" office:value="3272727535" calcext:value-type="float">
            <text:p>3272727535</text:p>
          </table:table-cell>
          <table:table-cell office:value-type="float" office:value="8727726105" calcext:value-type="float">
            <text:p>8727726105</text:p>
          </table:table-cell>
          <table:table-cell office:value-type="float" office:value="10924514" calcext:value-type="float">
            <text:p>10924514</text:p>
          </table:table-cell>
          <table:table-cell office:value-type="float" office:value="359040234" calcext:value-type="float">
            <text:p>359040234</text:p>
          </table:table-cell>
          <table:table-cell office:value-type="float" office:value="353826105" calcext:value-type="float">
            <text:p>353826105</text:p>
          </table:table-cell>
          <table:table-cell office:value-type="float" office:value="7866613" calcext:value-type="float">
            <text:p>786661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4981" calcext:value-type="float">
            <text:p>0.374981</text:p>
          </table:table-cell>
          <table:table-cell office:value-type="float" office:value="10924514" calcext:value-type="float">
            <text:p>10924514</text:p>
          </table:table-cell>
          <table:table-cell office:value-type="float" office:value="22.932709" calcext:value-type="float">
            <text:p>22.932709</text:p>
          </table:table-cell>
          <table:table-cell office:value-type="float" office:value="22.599672" calcext:value-type="float">
            <text:p>22.599672</text:p>
          </table:table-cell>
          <table:table-cell office:value-type="float" office:value="0.502458" calcext:value-type="float">
            <text:p>0.502458</text:p>
          </table:table-cell>
          <table:table-cell office:value-type="float" office:value="1.01" calcext:value-type="float">
            <text:p>1.01</text:p>
          </table:table-cell>
          <table:table-cell office:value-type="float" office:value="44.98" calcext:value-type="float">
            <text:p>44.98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float" office:value="7016" calcext:value-type="float">
            <text:p>7016</text:p>
          </table:table-cell>
          <table:table-cell office:value-type="float" office:value="3377911157" calcext:value-type="float">
            <text:p>3377911157</text:p>
          </table:table-cell>
          <table:table-cell office:value-type="float" office:value="9018775825" calcext:value-type="float">
            <text:p>9018775825</text:p>
          </table:table-cell>
          <table:table-cell office:value-type="float" office:value="11434773" calcext:value-type="float">
            <text:p>11434773</text:p>
          </table:table-cell>
          <table:table-cell office:value-type="float" office:value="377543501" calcext:value-type="float">
            <text:p>377543501</text:p>
          </table:table-cell>
          <table:table-cell office:value-type="float" office:value="372185691" calcext:value-type="float">
            <text:p>372185691</text:p>
          </table:table-cell>
          <table:table-cell office:value-type="float" office:value="8229166" calcext:value-type="float">
            <text:p>8229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4542" calcext:value-type="float">
            <text:p>0.374542</text:p>
          </table:table-cell>
          <table:table-cell office:value-type="float" office:value="11434773" calcext:value-type="float">
            <text:p>11434773</text:p>
          </table:table-cell>
          <table:table-cell office:value-type="float" office:value="24.114553" calcext:value-type="float">
            <text:p>24.114553</text:p>
          </table:table-cell>
          <table:table-cell office:value-type="float" office:value="23.772341" calcext:value-type="float">
            <text:p>23.772341</text:p>
          </table:table-cell>
          <table:table-cell office:value-type="float" office:value="0.525615" calcext:value-type="float">
            <text:p>0.525615</text:p>
          </table:table-cell>
          <table:table-cell office:value-type="float" office:value="1.01" calcext:value-type="float">
            <text:p>1.01</text:p>
          </table:table-cell>
          <table:table-cell office:value-type="float" office:value="45.23" calcext:value-type="float">
            <text:p>45.23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float" office:value="7017" calcext:value-type="float">
            <text:p>7017</text:p>
          </table:table-cell>
          <table:table-cell office:value-type="float" office:value="3423811138" calcext:value-type="float">
            <text:p>3423811138</text:p>
          </table:table-cell>
          <table:table-cell office:value-type="float" office:value="9161238675" calcext:value-type="float">
            <text:p>9161238675</text:p>
          </table:table-cell>
          <table:table-cell office:value-type="float" office:value="12281536" calcext:value-type="float">
            <text:p>12281536</text:p>
          </table:table-cell>
          <table:table-cell office:value-type="float" office:value="384775699" calcext:value-type="float">
            <text:p>384775699</text:p>
          </table:table-cell>
          <table:table-cell office:value-type="float" office:value="382677369" calcext:value-type="float">
            <text:p>382677369</text:p>
          </table:table-cell>
          <table:table-cell office:value-type="float" office:value="6414670" calcext:value-type="float">
            <text:p>6414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728" calcext:value-type="float">
            <text:p>0.373728</text:p>
          </table:table-cell>
          <table:table-cell office:value-type="float" office:value="12281536" calcext:value-type="float">
            <text:p>12281536</text:p>
          </table:table-cell>
          <table:table-cell office:value-type="float" office:value="24.551991" calcext:value-type="float">
            <text:p>24.551991</text:p>
          </table:table-cell>
          <table:table-cell office:value-type="float" office:value="24.418098" calcext:value-type="float">
            <text:p>24.418098</text:p>
          </table:table-cell>
          <table:table-cell office:value-type="float" office:value="0.409311" calcext:value-type="float">
            <text:p>0.409311</text:p>
          </table:table-cell>
          <table:table-cell office:value-type="float" office:value="1.01" calcext:value-type="float">
            <text:p>1.01</text:p>
          </table:table-cell>
          <table:table-cell office:value-type="float" office:value="59.66" calcext:value-type="float">
            <text:p>59.66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7017" calcext:value-type="float">
            <text:p>7017</text:p>
          </table:table-cell>
          <table:table-cell office:value-type="float" office:value="3421818178" calcext:value-type="float">
            <text:p>3421818178</text:p>
          </table:table-cell>
          <table:table-cell office:value-type="float" office:value="9159743987" calcext:value-type="float">
            <text:p>9159743987</text:p>
          </table:table-cell>
          <table:table-cell office:value-type="float" office:value="12359579" calcext:value-type="float">
            <text:p>12359579</text:p>
          </table:table-cell>
          <table:table-cell office:value-type="float" office:value="386381716" calcext:value-type="float">
            <text:p>386381716</text:p>
          </table:table-cell>
          <table:table-cell office:value-type="float" office:value="382448377" calcext:value-type="float">
            <text:p>382448377</text:p>
          </table:table-cell>
          <table:table-cell office:value-type="float" office:value="4514858" calcext:value-type="float">
            <text:p>4514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571" calcext:value-type="float">
            <text:p>0.373571</text:p>
          </table:table-cell>
          <table:table-cell office:value-type="float" office:value="12359579" calcext:value-type="float">
            <text:p>12359579</text:p>
          </table:table-cell>
          <table:table-cell office:value-type="float" office:value="24.679073" calcext:value-type="float">
            <text:p>24.679073</text:p>
          </table:table-cell>
          <table:table-cell office:value-type="float" office:value="24.427841" calcext:value-type="float">
            <text:p>24.427841</text:p>
          </table:table-cell>
          <table:table-cell office:value-type="float" office:value="0.288374" calcext:value-type="float">
            <text:p>0.288374</text:p>
          </table:table-cell>
          <table:table-cell office:value-type="float" office:value="1.01" calcext:value-type="float">
            <text:p>1.01</text:p>
          </table:table-cell>
          <table:table-cell office:value-type="float" office:value="84.71" calcext:value-type="float">
            <text:p>84.71</text:p>
          </table:table-cell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float" office:value="7015" calcext:value-type="float">
            <text:p>7015</text:p>
          </table:table-cell>
          <table:table-cell office:value-type="float" office:value="3086296671" calcext:value-type="float">
            <text:p>3086296671</text:p>
          </table:table-cell>
          <table:table-cell office:value-type="float" office:value="8236592926" calcext:value-type="float">
            <text:p>8236592926</text:p>
          </table:table-cell>
          <table:table-cell office:value-type="float" office:value="10882457" calcext:value-type="float">
            <text:p>10882457</text:p>
          </table:table-cell>
          <table:table-cell office:value-type="float" office:value="338484346" calcext:value-type="float">
            <text:p>338484346</text:p>
          </table:table-cell>
          <table:table-cell office:value-type="float" office:value="335134301" calcext:value-type="float">
            <text:p>335134301</text:p>
          </table:table-cell>
          <table:table-cell office:value-type="float" office:value="5269422" calcext:value-type="float">
            <text:p>526942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4705" calcext:value-type="float">
            <text:p>0.374705</text:p>
          </table:table-cell>
          <table:table-cell office:value-type="float" office:value="10882457" calcext:value-type="float">
            <text:p>10882457</text:p>
          </table:table-cell>
          <table:table-cell office:value-type="float" office:value="21.619759" calcext:value-type="float">
            <text:p>21.619759</text:p>
          </table:table-cell>
          <table:table-cell office:value-type="float" office:value="21.405785" calcext:value-type="float">
            <text:p>21.405785</text:p>
          </table:table-cell>
          <table:table-cell office:value-type="float" office:value="0.33657" calcext:value-type="float">
            <text:p>0.33657</text:p>
          </table:table-cell>
          <table:table-cell office:value-type="float" office:value="1.01" calcext:value-type="float">
            <text:p>1.01</text:p>
          </table:table-cell>
          <table:table-cell office:value-type="float" office:value="63.6" calcext:value-type="float">
            <text:p>63.6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float" office:value="7015" calcext:value-type="float">
            <text:p>7015</text:p>
          </table:table-cell>
          <table:table-cell office:value-type="float" office:value="3229857639" calcext:value-type="float">
            <text:p>3229857639</text:p>
          </table:table-cell>
          <table:table-cell office:value-type="float" office:value="8610904232" calcext:value-type="float">
            <text:p>8610904232</text:p>
          </table:table-cell>
          <table:table-cell office:value-type="float" office:value="11152536" calcext:value-type="float">
            <text:p>11152536</text:p>
          </table:table-cell>
          <table:table-cell office:value-type="float" office:value="351669333" calcext:value-type="float">
            <text:p>351669333</text:p>
          </table:table-cell>
          <table:table-cell office:value-type="float" office:value="348381833" calcext:value-type="float">
            <text:p>348381833</text:p>
          </table:table-cell>
          <table:table-cell office:value-type="float" office:value="4996248" calcext:value-type="float">
            <text:p>4996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089" calcext:value-type="float">
            <text:p>0.375089</text:p>
          </table:table-cell>
          <table:table-cell office:value-type="float" office:value="11152536" calcext:value-type="float">
            <text:p>11152536</text:p>
          </table:table-cell>
          <table:table-cell office:value-type="float" office:value="22.461914" calcext:value-type="float">
            <text:p>22.461914</text:p>
          </table:table-cell>
          <table:table-cell office:value-type="float" office:value="22.251932" calcext:value-type="float">
            <text:p>22.251932</text:p>
          </table:table-cell>
          <table:table-cell office:value-type="float" office:value="0.319122" calcext:value-type="float">
            <text:p>0.319122</text:p>
          </table:table-cell>
          <table:table-cell office:value-type="float" office:value="1.01" calcext:value-type="float">
            <text:p>1.01</text:p>
          </table:table-cell>
          <table:table-cell office:value-type="float" office:value="69.73" calcext:value-type="float">
            <text:p>69.73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7018" calcext:value-type="float">
            <text:p>7018</text:p>
          </table:table-cell>
          <table:table-cell office:value-type="float" office:value="3421758738" calcext:value-type="float">
            <text:p>3421758738</text:p>
          </table:table-cell>
          <table:table-cell office:value-type="float" office:value="9171801391" calcext:value-type="float">
            <text:p>9171801391</text:p>
          </table:table-cell>
          <table:table-cell office:value-type="float" office:value="12129700" calcext:value-type="float">
            <text:p>12129700</text:p>
          </table:table-cell>
          <table:table-cell office:value-type="float" office:value="386782237" calcext:value-type="float">
            <text:p>386782237</text:p>
          </table:table-cell>
          <table:table-cell office:value-type="float" office:value="382347034" calcext:value-type="float">
            <text:p>382347034</text:p>
          </table:table-cell>
          <table:table-cell office:value-type="float" office:value="5423239" calcext:value-type="float">
            <text:p>542323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074" calcext:value-type="float">
            <text:p>0.373074</text:p>
          </table:table-cell>
          <table:table-cell office:value-type="float" office:value="12129700" calcext:value-type="float">
            <text:p>12129700</text:p>
          </table:table-cell>
          <table:table-cell office:value-type="float" office:value="24.680023" calcext:value-type="float">
            <text:p>24.680023</text:p>
          </table:table-cell>
          <table:table-cell office:value-type="float" office:value="24.39702" calcext:value-type="float">
            <text:p>24.39702</text:p>
          </table:table-cell>
          <table:table-cell office:value-type="float" office:value="0.346049" calcext:value-type="float">
            <text:p>0.346049</text:p>
          </table:table-cell>
          <table:table-cell office:value-type="float" office:value="1.01" calcext:value-type="float">
            <text:p>1.01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float" office:value="7018" calcext:value-type="float">
            <text:p>7018</text:p>
          </table:table-cell>
          <table:table-cell office:value-type="float" office:value="3107444370" calcext:value-type="float">
            <text:p>3107444370</text:p>
          </table:table-cell>
          <table:table-cell office:value-type="float" office:value="8286208091" calcext:value-type="float">
            <text:p>8286208091</text:p>
          </table:table-cell>
          <table:table-cell office:value-type="float" office:value="10366262" calcext:value-type="float">
            <text:p>10366262</text:p>
          </table:table-cell>
          <table:table-cell office:value-type="float" office:value="332906535" calcext:value-type="float">
            <text:p>332906535</text:p>
          </table:table-cell>
          <table:table-cell office:value-type="float" office:value="329134156" calcext:value-type="float">
            <text:p>329134156</text:p>
          </table:table-cell>
          <table:table-cell office:value-type="float" office:value="7129542" calcext:value-type="float">
            <text:p>7129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014" calcext:value-type="float">
            <text:p>0.375014</text:p>
          </table:table-cell>
          <table:table-cell office:value-type="float" office:value="10366262" calcext:value-type="float">
            <text:p>10366262</text:p>
          </table:table-cell>
          <table:table-cell office:value-type="float" office:value="21.263491" calcext:value-type="float">
            <text:p>21.263491</text:p>
          </table:table-cell>
          <table:table-cell office:value-type="float" office:value="21.022541" calcext:value-type="float">
            <text:p>21.022541</text:p>
          </table:table-cell>
          <table:table-cell office:value-type="float" office:value="0.45538" calcext:value-type="float">
            <text:p>0.45538</text:p>
          </table:table-cell>
          <table:table-cell office:value-type="float" office:value="1.01" calcext:value-type="float">
            <text:p>1.01</text:p>
          </table:table-cell>
          <table:table-cell office:value-type="float" office:value="46.16" calcext:value-type="float">
            <text:p>46.16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8020" calcext:value-type="float">
            <text:p>8020</text:p>
          </table:table-cell>
          <table:table-cell office:value-type="float" office:value="3413051755" calcext:value-type="float">
            <text:p>3413051755</text:p>
          </table:table-cell>
          <table:table-cell office:value-type="float" office:value="9135022961" calcext:value-type="float">
            <text:p>9135022961</text:p>
          </table:table-cell>
          <table:table-cell office:value-type="float" office:value="11749391" calcext:value-type="float">
            <text:p>11749391</text:p>
          </table:table-cell>
          <table:table-cell office:value-type="float" office:value="385669357" calcext:value-type="float">
            <text:p>385669357</text:p>
          </table:table-cell>
          <table:table-cell office:value-type="float" office:value="380075903" calcext:value-type="float">
            <text:p>380075903</text:p>
          </table:table-cell>
          <table:table-cell office:value-type="float" office:value="7087697" calcext:value-type="float">
            <text:p>708769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623" calcext:value-type="float">
            <text:p>0.373623</text:p>
          </table:table-cell>
          <table:table-cell office:value-type="float" office:value="11749391" calcext:value-type="float">
            <text:p>11749391</text:p>
          </table:table-cell>
          <table:table-cell office:value-type="float" office:value="24.633572" calcext:value-type="float">
            <text:p>24.633572</text:p>
          </table:table-cell>
          <table:table-cell office:value-type="float" office:value="24.276306" calcext:value-type="float">
            <text:p>24.276306</text:p>
          </table:table-cell>
          <table:table-cell office:value-type="float" office:value="0.452707" calcext:value-type="float">
            <text:p>0.452707</text:p>
          </table:table-cell>
          <table:table-cell office:value-type="float" office:value="1.01" calcext:value-type="float">
            <text:p>1.01</text:p>
          </table:table-cell>
          <table:table-cell office:value-type="float" office:value="53.62" calcext:value-type="float">
            <text:p>53.62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float" office:value="8018" calcext:value-type="float">
            <text:p>8018</text:p>
          </table:table-cell>
          <table:table-cell office:value-type="float" office:value="3411366212" calcext:value-type="float">
            <text:p>3411366212</text:p>
          </table:table-cell>
          <table:table-cell office:value-type="float" office:value="9132324040" calcext:value-type="float">
            <text:p>9132324040</text:p>
          </table:table-cell>
          <table:table-cell office:value-type="float" office:value="11690307" calcext:value-type="float">
            <text:p>11690307</text:p>
          </table:table-cell>
          <table:table-cell office:value-type="float" office:value="385534917" calcext:value-type="float">
            <text:p>385534917</text:p>
          </table:table-cell>
          <table:table-cell office:value-type="float" office:value="379937518" calcext:value-type="float">
            <text:p>379937518</text:p>
          </table:table-cell>
          <table:table-cell office:value-type="float" office:value="7335306" calcext:value-type="float">
            <text:p>7335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549" calcext:value-type="float">
            <text:p>0.373549</text:p>
          </table:table-cell>
          <table:table-cell office:value-type="float" office:value="11690307" calcext:value-type="float">
            <text:p>11690307</text:p>
          </table:table-cell>
          <table:table-cell office:value-type="float" office:value="24.624985" calcext:value-type="float">
            <text:p>24.624985</text:p>
          </table:table-cell>
          <table:table-cell office:value-type="float" office:value="24.267466" calcext:value-type="float">
            <text:p>24.267466</text:p>
          </table:table-cell>
          <table:table-cell office:value-type="float" office:value="0.468523" calcext:value-type="float">
            <text:p>0.468523</text:p>
          </table:table-cell>
          <table:table-cell office:value-type="float" office:value="1.01" calcext:value-type="float">
            <text:p>1.01</text:p>
          </table:table-cell>
          <table:table-cell office:value-type="float" office:value="51.8" calcext:value-type="float">
            <text:p>51.8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float" office:value="8019" calcext:value-type="float">
            <text:p>8019</text:p>
          </table:table-cell>
          <table:table-cell office:value-type="float" office:value="3427547909" calcext:value-type="float">
            <text:p>3427547909</text:p>
          </table:table-cell>
          <table:table-cell office:value-type="float" office:value="9165990037" calcext:value-type="float">
            <text:p>9165990037</text:p>
          </table:table-cell>
          <table:table-cell office:value-type="float" office:value="12301917" calcext:value-type="float">
            <text:p>12301917</text:p>
          </table:table-cell>
          <table:table-cell office:value-type="float" office:value="385119431" calcext:value-type="float">
            <text:p>385119431</text:p>
          </table:table-cell>
          <table:table-cell office:value-type="float" office:value="383085192" calcext:value-type="float">
            <text:p>383085192</text:p>
          </table:table-cell>
          <table:table-cell office:value-type="float" office:value="6100939" calcext:value-type="float">
            <text:p>610093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942" calcext:value-type="float">
            <text:p>0.373942</text:p>
          </table:table-cell>
          <table:table-cell office:value-type="float" office:value="12301917" calcext:value-type="float">
            <text:p>12301917</text:p>
          </table:table-cell>
          <table:table-cell office:value-type="float" office:value="24.598446" calcext:value-type="float">
            <text:p>24.598446</text:p>
          </table:table-cell>
          <table:table-cell office:value-type="float" office:value="24.468515" calcext:value-type="float">
            <text:p>24.468515</text:p>
          </table:table-cell>
          <table:table-cell office:value-type="float" office:value="0.389681" calcext:value-type="float">
            <text:p>0.389681</text:p>
          </table:table-cell>
          <table:table-cell office:value-type="float" office:value="1.01" calcext:value-type="float">
            <text:p>1.01</text:p>
          </table:table-cell>
          <table:table-cell office:value-type="float" office:value="62.79" calcext:value-type="float">
            <text:p>62.79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8019" calcext:value-type="float">
            <text:p>8019</text:p>
          </table:table-cell>
          <table:table-cell office:value-type="float" office:value="3424102610" calcext:value-type="float">
            <text:p>3424102610</text:p>
          </table:table-cell>
          <table:table-cell office:value-type="float" office:value="9164543394" calcext:value-type="float">
            <text:p>9164543394</text:p>
          </table:table-cell>
          <table:table-cell office:value-type="float" office:value="12360789" calcext:value-type="float">
            <text:p>12360789</text:p>
          </table:table-cell>
          <table:table-cell office:value-type="float" office:value="386623854" calcext:value-type="float">
            <text:p>386623854</text:p>
          </table:table-cell>
          <table:table-cell office:value-type="float" office:value="382694969" calcext:value-type="float">
            <text:p>382694969</text:p>
          </table:table-cell>
          <table:table-cell office:value-type="float" office:value="5020737" calcext:value-type="float">
            <text:p>5020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625" calcext:value-type="float">
            <text:p>0.373625</text:p>
          </table:table-cell>
          <table:table-cell office:value-type="float" office:value="12360789" calcext:value-type="float">
            <text:p>12360789</text:p>
          </table:table-cell>
          <table:table-cell office:value-type="float" office:value="24.694536" calcext:value-type="float">
            <text:p>24.694536</text:p>
          </table:table-cell>
          <table:table-cell office:value-type="float" office:value="24.443592" calcext:value-type="float">
            <text:p>24.443592</text:p>
          </table:table-cell>
          <table:table-cell office:value-type="float" office:value="0.320686" calcext:value-type="float">
            <text:p>0.320686</text:p>
          </table:table-cell>
          <table:table-cell office:value-type="float" office:value="1.01" calcext:value-type="float">
            <text:p>1.01</text:p>
          </table:table-cell>
          <table:table-cell office:value-type="float" office:value="76.22" calcext:value-type="float">
            <text:p>76.22</text:p>
          </table:table-cell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float" office:value="8018" calcext:value-type="float">
            <text:p>8018</text:p>
          </table:table-cell>
          <table:table-cell office:value-type="float" office:value="3423726764" calcext:value-type="float">
            <text:p>3423726764</text:p>
          </table:table-cell>
          <table:table-cell office:value-type="float" office:value="9164372026" calcext:value-type="float">
            <text:p>9164372026</text:p>
          </table:table-cell>
          <table:table-cell office:value-type="float" office:value="12486666" calcext:value-type="float">
            <text:p>12486666</text:p>
          </table:table-cell>
          <table:table-cell office:value-type="float" office:value="386335343" calcext:value-type="float">
            <text:p>386335343</text:p>
          </table:table-cell>
          <table:table-cell office:value-type="float" office:value="382623450" calcext:value-type="float">
            <text:p>382623450</text:p>
          </table:table-cell>
          <table:table-cell office:value-type="float" office:value="4173780" calcext:value-type="float">
            <text:p>417378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591" calcext:value-type="float">
            <text:p>0.373591</text:p>
          </table:table-cell>
          <table:table-cell office:value-type="float" office:value="12486666" calcext:value-type="float">
            <text:p>12486666</text:p>
          </table:table-cell>
          <table:table-cell office:value-type="float" office:value="24.651506" calcext:value-type="float">
            <text:p>24.651506</text:p>
          </table:table-cell>
          <table:table-cell office:value-type="float" office:value="24.414658" calcext:value-type="float">
            <text:p>24.414658</text:p>
          </table:table-cell>
          <table:table-cell office:value-type="float" office:value="0.266323" calcext:value-type="float">
            <text:p>0.266323</text:p>
          </table:table-cell>
          <table:table-cell office:value-type="float" office:value="1.01" calcext:value-type="float">
            <text:p>1.01</text:p>
          </table:table-cell>
          <table:table-cell office:value-type="float" office:value="91.67" calcext:value-type="float">
            <text:p>91.67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float" office:value="8018" calcext:value-type="float">
            <text:p>8018</text:p>
          </table:table-cell>
          <table:table-cell office:value-type="float" office:value="3424017842" calcext:value-type="float">
            <text:p>3424017842</text:p>
          </table:table-cell>
          <table:table-cell office:value-type="float" office:value="9161517393" calcext:value-type="float">
            <text:p>9161517393</text:p>
          </table:table-cell>
          <table:table-cell office:value-type="float" office:value="12398514" calcext:value-type="float">
            <text:p>12398514</text:p>
          </table:table-cell>
          <table:table-cell office:value-type="float" office:value="386087092" calcext:value-type="float">
            <text:p>386087092</text:p>
          </table:table-cell>
          <table:table-cell office:value-type="float" office:value="382664810" calcext:value-type="float">
            <text:p>382664810</text:p>
          </table:table-cell>
          <table:table-cell office:value-type="float" office:value="4715105" calcext:value-type="float">
            <text:p>4715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739" calcext:value-type="float">
            <text:p>0.373739</text:p>
          </table:table-cell>
          <table:table-cell office:value-type="float" office:value="12398514" calcext:value-type="float">
            <text:p>12398514</text:p>
          </table:table-cell>
          <table:table-cell office:value-type="float" office:value="24.635668" calcext:value-type="float">
            <text:p>24.635668</text:p>
          </table:table-cell>
          <table:table-cell office:value-type="float" office:value="24.417295" calcext:value-type="float">
            <text:p>24.417295</text:p>
          </table:table-cell>
          <table:table-cell office:value-type="float" office:value="0.300864" calcext:value-type="float">
            <text:p>0.300864</text:p>
          </table:table-cell>
          <table:table-cell office:value-type="float" office:value="1.01" calcext:value-type="float">
            <text:p>1.01</text:p>
          </table:table-cell>
          <table:table-cell office:value-type="float" office:value="81.16" calcext:value-type="float">
            <text:p>81.16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8020" calcext:value-type="float">
            <text:p>8020</text:p>
          </table:table-cell>
          <table:table-cell office:value-type="float" office:value="3415148390" calcext:value-type="float">
            <text:p>3415148390</text:p>
          </table:table-cell>
          <table:table-cell office:value-type="float" office:value="9149616450" calcext:value-type="float">
            <text:p>9149616450</text:p>
          </table:table-cell>
          <table:table-cell office:value-type="float" office:value="12095183" calcext:value-type="float">
            <text:p>12095183</text:p>
          </table:table-cell>
          <table:table-cell office:value-type="float" office:value="386251571" calcext:value-type="float">
            <text:p>386251571</text:p>
          </table:table-cell>
          <table:table-cell office:value-type="float" office:value="381649984" calcext:value-type="float">
            <text:p>381649984</text:p>
          </table:table-cell>
          <table:table-cell office:value-type="float" office:value="5951098" calcext:value-type="float">
            <text:p>595109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256" calcext:value-type="float">
            <text:p>0.373256</text:p>
          </table:table-cell>
          <table:table-cell office:value-type="float" office:value="12095183" calcext:value-type="float">
            <text:p>12095183</text:p>
          </table:table-cell>
          <table:table-cell office:value-type="float" office:value="24.670759" calcext:value-type="float">
            <text:p>24.670759</text:p>
          </table:table-cell>
          <table:table-cell office:value-type="float" office:value="24.376844" calcext:value-type="float">
            <text:p>24.376844</text:p>
          </table:table-cell>
          <table:table-cell office:value-type="float" office:value="0.38011" calcext:value-type="float">
            <text:p>0.38011</text:p>
          </table:table-cell>
          <table:table-cell office:value-type="float" office:value="1.01" calcext:value-type="float">
            <text:p>1.01</text:p>
          </table:table-cell>
          <table:table-cell office:value-type="float" office:value="64.13" calcext:value-type="float">
            <text:p>64.13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float" office:value="8020" calcext:value-type="float">
            <text:p>8020</text:p>
          </table:table-cell>
          <table:table-cell office:value-type="float" office:value="3412729265" calcext:value-type="float">
            <text:p>3412729265</text:p>
          </table:table-cell>
          <table:table-cell office:value-type="float" office:value="9147342429" calcext:value-type="float">
            <text:p>9147342429</text:p>
          </table:table-cell>
          <table:table-cell office:value-type="float" office:value="11991793" calcext:value-type="float">
            <text:p>11991793</text:p>
          </table:table-cell>
          <table:table-cell office:value-type="float" office:value="385851006" calcext:value-type="float">
            <text:p>385851006</text:p>
          </table:table-cell>
          <table:table-cell office:value-type="float" office:value="381546088" calcext:value-type="float">
            <text:p>381546088</text:p>
          </table:table-cell>
          <table:table-cell office:value-type="float" office:value="7379656" calcext:value-type="float">
            <text:p>7379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3084" calcext:value-type="float">
            <text:p>0.373084</text:p>
          </table:table-cell>
          <table:table-cell office:value-type="float" office:value="11991793" calcext:value-type="float">
            <text:p>11991793</text:p>
          </table:table-cell>
          <table:table-cell office:value-type="float" office:value="24.645174" calcext:value-type="float">
            <text:p>24.645174</text:p>
          </table:table-cell>
          <table:table-cell office:value-type="float" office:value="24.370209" calcext:value-type="float">
            <text:p>24.370209</text:p>
          </table:table-cell>
          <table:table-cell office:value-type="float" office:value="0.471355" calcext:value-type="float">
            <text:p>0.471355</text:p>
          </table:table-cell>
          <table:table-cell office:value-type="float" office:value="1.01" calcext:value-type="float">
            <text:p>1.01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9022" calcext:value-type="float">
            <text:p>9022</text:p>
          </table:table-cell>
          <table:table-cell office:value-type="float" office:value="2923452457" calcext:value-type="float">
            <text:p>2923452457</text:p>
          </table:table-cell>
          <table:table-cell office:value-type="float" office:value="7714104741" calcext:value-type="float">
            <text:p>7714104741</text:p>
          </table:table-cell>
          <table:table-cell office:value-type="float" office:value="8799079" calcext:value-type="float">
            <text:p>8799079</text:p>
          </table:table-cell>
          <table:table-cell office:value-type="float" office:value="282966753" calcext:value-type="float">
            <text:p>282966753</text:p>
          </table:table-cell>
          <table:table-cell office:value-type="float" office:value="278742273" calcext:value-type="float">
            <text:p>278742273</text:p>
          </table:table-cell>
          <table:table-cell office:value-type="float" office:value="4450502" calcext:value-type="float">
            <text:p>445050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8975" calcext:value-type="float">
            <text:p>0.378975</text:p>
          </table:table-cell>
          <table:table-cell office:value-type="float" office:value="8799079" calcext:value-type="float">
            <text:p>8799079</text:p>
          </table:table-cell>
          <table:table-cell office:value-type="float" office:value="18.073725" calcext:value-type="float">
            <text:p>18.073725</text:p>
          </table:table-cell>
          <table:table-cell office:value-type="float" office:value="17.803898" calcext:value-type="float">
            <text:p>17.803898</text:p>
          </table:table-cell>
          <table:table-cell office:value-type="float" office:value="0.284264" calcext:value-type="float">
            <text:p>0.284264</text:p>
          </table:table-cell>
          <table:table-cell office:value-type="float" office:value="1.02" calcext:value-type="float">
            <text:p>1.02</text:p>
          </table:table-cell>
          <table:table-cell office:value-type="float" office:value="62.63" calcext:value-type="float">
            <text:p>62.63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float" office:value="9020" calcext:value-type="float">
            <text:p>9020</text:p>
          </table:table-cell>
          <table:table-cell office:value-type="float" office:value="3278126414" calcext:value-type="float">
            <text:p>3278126414</text:p>
          </table:table-cell>
          <table:table-cell office:value-type="float" office:value="8627947281" calcext:value-type="float">
            <text:p>8627947281</text:p>
          </table:table-cell>
          <table:table-cell office:value-type="float" office:value="9403213" calcext:value-type="float">
            <text:p>9403213</text:p>
          </table:table-cell>
          <table:table-cell office:value-type="float" office:value="306900798" calcext:value-type="float">
            <text:p>306900798</text:p>
          </table:table-cell>
          <table:table-cell office:value-type="float" office:value="302664390" calcext:value-type="float">
            <text:p>302664390</text:p>
          </table:table-cell>
          <table:table-cell office:value-type="float" office:value="4474874" calcext:value-type="float">
            <text:p>4474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9943" calcext:value-type="float">
            <text:p>0.379943</text:p>
          </table:table-cell>
          <table:table-cell office:value-type="float" office:value="9403213" calcext:value-type="float">
            <text:p>9403213</text:p>
          </table:table-cell>
          <table:table-cell office:value-type="float" office:value="19.602446" calcext:value-type="float">
            <text:p>19.602446</text:p>
          </table:table-cell>
          <table:table-cell office:value-type="float" office:value="19.331858" calcext:value-type="float">
            <text:p>19.331858</text:p>
          </table:table-cell>
          <table:table-cell office:value-type="float" office:value="0.28582" calcext:value-type="float">
            <text:p>0.28582</text:p>
          </table:table-cell>
          <table:table-cell office:value-type="float" office:value="1.01" calcext:value-type="float">
            <text:p>1.01</text:p>
          </table:table-cell>
          <table:table-cell office:value-type="float" office:value="67.64" calcext:value-type="float">
            <text:p>67.64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float" office:value="9022" calcext:value-type="float">
            <text:p>9022</text:p>
          </table:table-cell>
          <table:table-cell office:value-type="float" office:value="2447654381" calcext:value-type="float">
            <text:p>2447654381</text:p>
          </table:table-cell>
          <table:table-cell office:value-type="float" office:value="6449652898" calcext:value-type="float">
            <text:p>6449652898</text:p>
          </table:table-cell>
          <table:table-cell office:value-type="float" office:value="7211515" calcext:value-type="float">
            <text:p>7211515</text:p>
          </table:table-cell>
          <table:table-cell office:value-type="float" office:value="227962640" calcext:value-type="float">
            <text:p>227962640</text:p>
          </table:table-cell>
          <table:table-cell office:value-type="float" office:value="226637165" calcext:value-type="float">
            <text:p>226637165</text:p>
          </table:table-cell>
          <table:table-cell office:value-type="float" office:value="5442017" calcext:value-type="float">
            <text:p>544201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9502" calcext:value-type="float">
            <text:p>0.379502</text:p>
          </table:table-cell>
          <table:table-cell office:value-type="float" office:value="7211515" calcext:value-type="float">
            <text:p>7211515</text:p>
          </table:table-cell>
          <table:table-cell office:value-type="float" office:value="14.545971" calcext:value-type="float">
            <text:p>14.545971</text:p>
          </table:table-cell>
          <table:table-cell office:value-type="float" office:value="14.461394" calcext:value-type="float">
            <text:p>14.461394</text:p>
          </table:table-cell>
          <table:table-cell office:value-type="float" office:value="0.347247" calcext:value-type="float">
            <text:p>0.347247</text:p>
          </table:table-cell>
          <table:table-cell office:value-type="float" office:value="1.01" calcext:value-type="float">
            <text:p>1.01</text:p>
          </table:table-cell>
          <table:table-cell office:value-type="float" office:value="41.65" calcext:value-type="float">
            <text:p>41.65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9022" calcext:value-type="float">
            <text:p>9022</text:p>
          </table:table-cell>
          <table:table-cell office:value-type="float" office:value="3148838024" calcext:value-type="float">
            <text:p>3148838024</text:p>
          </table:table-cell>
          <table:table-cell office:value-type="float" office:value="8353366349" calcext:value-type="float">
            <text:p>8353366349</text:p>
          </table:table-cell>
          <table:table-cell office:value-type="float" office:value="9426260" calcext:value-type="float">
            <text:p>9426260</text:p>
          </table:table-cell>
          <table:table-cell office:value-type="float" office:value="305767558" calcext:value-type="float">
            <text:p>305767558</text:p>
          </table:table-cell>
          <table:table-cell office:value-type="float" office:value="302732499" calcext:value-type="float">
            <text:p>302732499</text:p>
          </table:table-cell>
          <table:table-cell office:value-type="float" office:value="3602410" calcext:value-type="float">
            <text:p>3602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6954" calcext:value-type="float">
            <text:p>0.376954</text:p>
          </table:table-cell>
          <table:table-cell office:value-type="float" office:value="9426260" calcext:value-type="float">
            <text:p>9426260</text:p>
          </table:table-cell>
          <table:table-cell office:value-type="float" office:value="19.510592" calcext:value-type="float">
            <text:p>19.510592</text:p>
          </table:table-cell>
          <table:table-cell office:value-type="float" office:value="19.316931" calcext:value-type="float">
            <text:p>19.316931</text:p>
          </table:table-cell>
          <table:table-cell office:value-type="float" office:value="0.229865" calcext:value-type="float">
            <text:p>0.229865</text:p>
          </table:table-cell>
          <table:table-cell office:value-type="float" office:value="1.01" calcext:value-type="float">
            <text:p>1.01</text:p>
          </table:table-cell>
          <table:table-cell office:value-type="float" office:value="84.04" calcext:value-type="float">
            <text:p>84.04</text:p>
          </table:table-cell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float" office:value="9020" calcext:value-type="float">
            <text:p>9020</text:p>
          </table:table-cell>
          <table:table-cell office:value-type="float" office:value="2795920966" calcext:value-type="float">
            <text:p>2795920966</text:p>
          </table:table-cell>
          <table:table-cell office:value-type="float" office:value="7382987046" calcext:value-type="float">
            <text:p>7382987046</text:p>
          </table:table-cell>
          <table:table-cell office:value-type="float" office:value="8579235" calcext:value-type="float">
            <text:p>8579235</text:p>
          </table:table-cell>
          <table:table-cell office:value-type="float" office:value="268269637" calcext:value-type="float">
            <text:p>268269637</text:p>
          </table:table-cell>
          <table:table-cell office:value-type="float" office:value="265550991" calcext:value-type="float">
            <text:p>265550991</text:p>
          </table:table-cell>
          <table:table-cell office:value-type="float" office:value="3785096" calcext:value-type="float">
            <text:p>378509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8698" calcext:value-type="float">
            <text:p>0.378698</text:p>
          </table:table-cell>
          <table:table-cell office:value-type="float" office:value="8579235" calcext:value-type="float">
            <text:p>8579235</text:p>
          </table:table-cell>
          <table:table-cell office:value-type="float" office:value="17.134987" calcext:value-type="float">
            <text:p>17.134987</text:p>
          </table:table-cell>
          <table:table-cell office:value-type="float" office:value="16.96134" calcext:value-type="float">
            <text:p>16.96134</text:p>
          </table:table-cell>
          <table:table-cell office:value-type="float" office:value="0.241763" calcext:value-type="float">
            <text:p>0.241763</text:p>
          </table:table-cell>
          <table:table-cell office:value-type="float" office:value="1.01" calcext:value-type="float">
            <text:p>1.01</text:p>
          </table:table-cell>
          <table:table-cell office:value-type="float" office:value="70.16" calcext:value-type="float">
            <text:p>70.16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float" office:value="9021" calcext:value-type="float">
            <text:p>9021</text:p>
          </table:table-cell>
          <table:table-cell office:value-type="float" office:value="2828691436" calcext:value-type="float">
            <text:p>2828691436</text:p>
          </table:table-cell>
          <table:table-cell office:value-type="float" office:value="7467370910" calcext:value-type="float">
            <text:p>7467370910</text:p>
          </table:table-cell>
          <table:table-cell office:value-type="float" office:value="8567791" calcext:value-type="float">
            <text:p>8567791</text:p>
          </table:table-cell>
          <table:table-cell office:value-type="float" office:value="271825538" calcext:value-type="float">
            <text:p>271825538</text:p>
          </table:table-cell>
          <table:table-cell office:value-type="float" office:value="269212404" calcext:value-type="float">
            <text:p>269212404</text:p>
          </table:table-cell>
          <table:table-cell office:value-type="float" office:value="3987263" calcext:value-type="float">
            <text:p>3987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8807" calcext:value-type="float">
            <text:p>0.378807</text:p>
          </table:table-cell>
          <table:table-cell office:value-type="float" office:value="8567791" calcext:value-type="float">
            <text:p>8567791</text:p>
          </table:table-cell>
          <table:table-cell office:value-type="float" office:value="17.344799" calcext:value-type="float">
            <text:p>17.344799</text:p>
          </table:table-cell>
          <table:table-cell office:value-type="float" office:value="17.178061" calcext:value-type="float">
            <text:p>17.178061</text:p>
          </table:table-cell>
          <table:table-cell office:value-type="float" office:value="0.254422" calcext:value-type="float">
            <text:p>0.254422</text:p>
          </table:table-cell>
          <table:table-cell office:value-type="float" office:value="1.01" calcext:value-type="float">
            <text:p>1.01</text:p>
          </table:table-cell>
          <table:table-cell office:value-type="float" office:value="67.52" calcext:value-type="float">
            <text:p>67.52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9022" calcext:value-type="float">
            <text:p>9022</text:p>
          </table:table-cell>
          <table:table-cell office:value-type="float" office:value="2617090967" calcext:value-type="float">
            <text:p>2617090967</text:p>
          </table:table-cell>
          <table:table-cell office:value-type="float" office:value="6914618124" calcext:value-type="float">
            <text:p>6914618124</text:p>
          </table:table-cell>
          <table:table-cell office:value-type="float" office:value="7691279" calcext:value-type="float">
            <text:p>7691279</text:p>
          </table:table-cell>
          <table:table-cell office:value-type="float" office:value="248610995" calcext:value-type="float">
            <text:p>248610995</text:p>
          </table:table-cell>
          <table:table-cell office:value-type="float" office:value="245533373" calcext:value-type="float">
            <text:p>245533373</text:p>
          </table:table-cell>
          <table:table-cell office:value-type="float" office:value="5530446" calcext:value-type="float">
            <text:p>553044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8487" calcext:value-type="float">
            <text:p>0.378487</text:p>
          </table:table-cell>
          <table:table-cell office:value-type="float" office:value="7691279" calcext:value-type="float">
            <text:p>7691279</text:p>
          </table:table-cell>
          <table:table-cell office:value-type="float" office:value="15.879345" calcext:value-type="float">
            <text:p>15.879345</text:p>
          </table:table-cell>
          <table:table-cell office:value-type="float" office:value="15.682771" calcext:value-type="float">
            <text:p>15.682771</text:p>
          </table:table-cell>
          <table:table-cell office:value-type="float" office:value="0.353242" calcext:value-type="float">
            <text:p>0.353242</text:p>
          </table:table-cell>
          <table:table-cell office:value-type="float" office:value="1.01" calcext:value-type="float">
            <text:p>1.01</text:p>
          </table:table-cell>
          <table:table-cell office:value-type="float" office:value="44.4" calcext:value-type="float">
            <text:p>44.4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float" office:value="9022" calcext:value-type="float">
            <text:p>9022</text:p>
          </table:table-cell>
          <table:table-cell office:value-type="float" office:value="3200329521" calcext:value-type="float">
            <text:p>3200329521</text:p>
          </table:table-cell>
          <table:table-cell office:value-type="float" office:value="8488419073" calcext:value-type="float">
            <text:p>8488419073</text:p>
          </table:table-cell>
          <table:table-cell office:value-type="float" office:value="9626961" calcext:value-type="float">
            <text:p>9626961</text:p>
          </table:table-cell>
          <table:table-cell office:value-type="float" office:value="318022790" calcext:value-type="float">
            <text:p>318022790</text:p>
          </table:table-cell>
          <table:table-cell office:value-type="float" office:value="314412864" calcext:value-type="float">
            <text:p>314412864</text:p>
          </table:table-cell>
          <table:table-cell office:value-type="float" office:value="6940240" calcext:value-type="float">
            <text:p>6940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7023" calcext:value-type="float">
            <text:p>0.377023</text:p>
          </table:table-cell>
          <table:table-cell office:value-type="float" office:value="9626961" calcext:value-type="float">
            <text:p>9626961</text:p>
          </table:table-cell>
          <table:table-cell office:value-type="float" office:value="20.312832" calcext:value-type="float">
            <text:p>20.312832</text:p>
          </table:table-cell>
          <table:table-cell office:value-type="float" office:value="20.082258" calcext:value-type="float">
            <text:p>20.082258</text:p>
          </table:table-cell>
          <table:table-cell office:value-type="float" office:value="0.443289" calcext:value-type="float">
            <text:p>0.443289</text:p>
          </table:table-cell>
          <table:table-cell office:value-type="float" office:value="1.01" calcext:value-type="float">
            <text:p>1.01</text:p>
          </table:table-cell>
          <table:table-cell office:value-type="float" office:value="45.3" calcext:value-type="float">
            <text:p>45.3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10025" calcext:value-type="float">
            <text:p>10025</text:p>
          </table:table-cell>
          <table:table-cell office:value-type="float" office:value="2659574455" calcext:value-type="float">
            <text:p>2659574455</text:p>
          </table:table-cell>
          <table:table-cell office:value-type="float" office:value="7463050617" calcext:value-type="float">
            <text:p>7463050617</text:p>
          </table:table-cell>
          <table:table-cell office:value-type="float" office:value="8653471" calcext:value-type="float">
            <text:p>8653471</text:p>
          </table:table-cell>
          <table:table-cell office:value-type="float" office:value="322177271" calcext:value-type="float">
            <text:p>322177271</text:p>
          </table:table-cell>
          <table:table-cell office:value-type="float" office:value="314978676" calcext:value-type="float">
            <text:p>314978676</text:p>
          </table:table-cell>
          <table:table-cell office:value-type="float" office:value="4302048" calcext:value-type="float">
            <text:p>430204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6366" calcext:value-type="float">
            <text:p>0.356366</text:p>
          </table:table-cell>
          <table:table-cell office:value-type="float" office:value="8653471" calcext:value-type="float">
            <text:p>8653471</text:p>
          </table:table-cell>
          <table:table-cell office:value-type="float" office:value="20.557673" calcext:value-type="float">
            <text:p>20.557673</text:p>
          </table:table-cell>
          <table:table-cell office:value-type="float" office:value="20.098341" calcext:value-type="float">
            <text:p>20.098341</text:p>
          </table:table-cell>
          <table:table-cell office:value-type="float" office:value="0.274508" calcext:value-type="float">
            <text:p>0.274508</text:p>
          </table:table-cell>
          <table:table-cell office:value-type="float" office:value="1.02" calcext:value-type="float">
            <text:p>1.02</text:p>
          </table:table-cell>
          <table:table-cell office:value-type="float" office:value="73.22" calcext:value-type="float">
            <text:p>73.22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float" office:value="10023" calcext:value-type="float">
            <text:p>10023</text:p>
          </table:table-cell>
          <table:table-cell office:value-type="float" office:value="2637104656" calcext:value-type="float">
            <text:p>2637104656</text:p>
          </table:table-cell>
          <table:table-cell office:value-type="float" office:value="7513929655" calcext:value-type="float">
            <text:p>7513929655</text:p>
          </table:table-cell>
          <table:table-cell office:value-type="float" office:value="8739351" calcext:value-type="float">
            <text:p>8739351</text:p>
          </table:table-cell>
          <table:table-cell office:value-type="float" office:value="330313969" calcext:value-type="float">
            <text:p>330313969</text:p>
          </table:table-cell>
          <table:table-cell office:value-type="float" office:value="327853251" calcext:value-type="float">
            <text:p>327853251</text:p>
          </table:table-cell>
          <table:table-cell office:value-type="float" office:value="5201574" calcext:value-type="float">
            <text:p>5201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0962" calcext:value-type="float">
            <text:p>0.350962</text:p>
          </table:table-cell>
          <table:table-cell office:value-type="float" office:value="8739351" calcext:value-type="float">
            <text:p>8739351</text:p>
          </table:table-cell>
          <table:table-cell office:value-type="float" office:value="21.076864" calcext:value-type="float">
            <text:p>21.076864</text:p>
          </table:table-cell>
          <table:table-cell office:value-type="float" office:value="20.919847" calcext:value-type="float">
            <text:p>20.919847</text:p>
          </table:table-cell>
          <table:table-cell office:value-type="float" office:value="0.331905" calcext:value-type="float">
            <text:p>0.331905</text:p>
          </table:table-cell>
          <table:table-cell office:value-type="float" office:value="1.01" calcext:value-type="float">
            <text:p>1.01</text:p>
          </table:table-cell>
          <table:table-cell office:value-type="float" office:value="63.03" calcext:value-type="float">
            <text:p>63.03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float" office:value="10024" calcext:value-type="float">
            <text:p>10024</text:p>
          </table:table-cell>
          <table:table-cell office:value-type="float" office:value="2584951097" calcext:value-type="float">
            <text:p>2584951097</text:p>
          </table:table-cell>
          <table:table-cell office:value-type="float" office:value="7254642995" calcext:value-type="float">
            <text:p>7254642995</text:p>
          </table:table-cell>
          <table:table-cell office:value-type="float" office:value="8637254" calcext:value-type="float">
            <text:p>8637254</text:p>
          </table:table-cell>
          <table:table-cell office:value-type="float" office:value="308809962" calcext:value-type="float">
            <text:p>308809962</text:p>
          </table:table-cell>
          <table:table-cell office:value-type="float" office:value="306746832" calcext:value-type="float">
            <text:p>306746832</text:p>
          </table:table-cell>
          <table:table-cell office:value-type="float" office:value="6315421" calcext:value-type="float">
            <text:p>631542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6317" calcext:value-type="float">
            <text:p>0.356317</text:p>
          </table:table-cell>
          <table:table-cell office:value-type="float" office:value="8637254" calcext:value-type="float">
            <text:p>8637254</text:p>
          </table:table-cell>
          <table:table-cell office:value-type="float" office:value="19.724388" calcext:value-type="float">
            <text:p>19.724388</text:p>
          </table:table-cell>
          <table:table-cell office:value-type="float" office:value="19.592611" calcext:value-type="float">
            <text:p>19.592611</text:p>
          </table:table-cell>
          <table:table-cell office:value-type="float" office:value="0.40338" calcext:value-type="float">
            <text:p>0.40338</text:p>
          </table:table-cell>
          <table:table-cell office:value-type="float" office:value="1.01" calcext:value-type="float">
            <text:p>1.01</text:p>
          </table:table-cell>
          <table:table-cell office:value-type="float" office:value="48.57" calcext:value-type="float">
            <text:p>48.57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10024" calcext:value-type="float">
            <text:p>10024</text:p>
          </table:table-cell>
          <table:table-cell office:value-type="float" office:value="3248414338" calcext:value-type="float">
            <text:p>3248414338</text:p>
          </table:table-cell>
          <table:table-cell office:value-type="float" office:value="9288032265" calcext:value-type="float">
            <text:p>9288032265</text:p>
          </table:table-cell>
          <table:table-cell office:value-type="float" office:value="11055108" calcext:value-type="float">
            <text:p>11055108</text:p>
          </table:table-cell>
          <table:table-cell office:value-type="float" office:value="410522083" calcext:value-type="float">
            <text:p>410522083</text:p>
          </table:table-cell>
          <table:table-cell office:value-type="float" office:value="408484217" calcext:value-type="float">
            <text:p>408484217</text:p>
          </table:table-cell>
          <table:table-cell office:value-type="float" office:value="3903554" calcext:value-type="float">
            <text:p>3903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742" calcext:value-type="float">
            <text:p>0.349742</text:p>
          </table:table-cell>
          <table:table-cell office:value-type="float" office:value="11055108" calcext:value-type="float">
            <text:p>11055108</text:p>
          </table:table-cell>
          <table:table-cell office:value-type="float" office:value="26.220972" calcext:value-type="float">
            <text:p>26.220972</text:p>
          </table:table-cell>
          <table:table-cell office:value-type="float" office:value="26.090809" calcext:value-type="float">
            <text:p>26.090809</text:p>
          </table:table-cell>
          <table:table-cell office:value-type="float" office:value="0.249329" calcext:value-type="float">
            <text:p>0.249329</text:p>
          </table:table-cell>
          <table:table-cell office:value-type="float" office:value="1" calcext:value-type="float">
            <text:p>1</text:p>
          </table:table-cell>
          <table:table-cell office:value-type="float" office:value="104.64" calcext:value-type="float">
            <text:p>104.64</text:p>
          </table:table-cell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float" office:value="10022" calcext:value-type="float">
            <text:p>10022</text:p>
          </table:table-cell>
          <table:table-cell office:value-type="float" office:value="2322175749" calcext:value-type="float">
            <text:p>2322175749</text:p>
          </table:table-cell>
          <table:table-cell office:value-type="float" office:value="6440207419" calcext:value-type="float">
            <text:p>6440207419</text:p>
          </table:table-cell>
          <table:table-cell office:value-type="float" office:value="8013017" calcext:value-type="float">
            <text:p>8013017</text:p>
          </table:table-cell>
          <table:table-cell office:value-type="float" office:value="274812633" calcext:value-type="float">
            <text:p>274812633</text:p>
          </table:table-cell>
          <table:table-cell office:value-type="float" office:value="272841010" calcext:value-type="float">
            <text:p>272841010</text:p>
          </table:table-cell>
          <table:table-cell office:value-type="float" office:value="4114720" calcext:value-type="float">
            <text:p>411472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0575" calcext:value-type="float">
            <text:p>0.360575</text:p>
          </table:table-cell>
          <table:table-cell office:value-type="float" office:value="8013017" calcext:value-type="float">
            <text:p>8013017</text:p>
          </table:table-cell>
          <table:table-cell office:value-type="float" office:value="17.552902" calcext:value-type="float">
            <text:p>17.552902</text:p>
          </table:table-cell>
          <table:table-cell office:value-type="float" office:value="17.426971" calcext:value-type="float">
            <text:p>17.426971</text:p>
          </table:table-cell>
          <table:table-cell office:value-type="float" office:value="0.262816" calcext:value-type="float">
            <text:p>0.262816</text:p>
          </table:table-cell>
          <table:table-cell office:value-type="float" office:value="1.01" calcext:value-type="float">
            <text:p>1.01</text:p>
          </table:table-cell>
          <table:table-cell office:value-type="float" office:value="66.31" calcext:value-type="float">
            <text:p>66.31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float" office:value="10023" calcext:value-type="float">
            <text:p>10023</text:p>
          </table:table-cell>
          <table:table-cell office:value-type="float" office:value="2392032750" calcext:value-type="float">
            <text:p>2392032750</text:p>
          </table:table-cell>
          <table:table-cell office:value-type="float" office:value="6631463775" calcext:value-type="float">
            <text:p>6631463775</text:p>
          </table:table-cell>
          <table:table-cell office:value-type="float" office:value="7927622" calcext:value-type="float">
            <text:p>7927622</text:p>
          </table:table-cell>
          <table:table-cell office:value-type="float" office:value="275720059" calcext:value-type="float">
            <text:p>275720059</text:p>
          </table:table-cell>
          <table:table-cell office:value-type="float" office:value="273997548" calcext:value-type="float">
            <text:p>273997548</text:p>
          </table:table-cell>
          <table:table-cell office:value-type="float" office:value="2206887" calcext:value-type="float">
            <text:p>2206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071" calcext:value-type="float">
            <text:p>0.36071</text:p>
          </table:table-cell>
          <table:table-cell office:value-type="float" office:value="7927622" calcext:value-type="float">
            <text:p>7927622</text:p>
          </table:table-cell>
          <table:table-cell office:value-type="float" office:value="17.610863" calcext:value-type="float">
            <text:p>17.610863</text:p>
          </table:table-cell>
          <table:table-cell office:value-type="float" office:value="17.500841" calcext:value-type="float">
            <text:p>17.500841</text:p>
          </table:table-cell>
          <table:table-cell office:value-type="float" office:value="0.140959" calcext:value-type="float">
            <text:p>0.140959</text:p>
          </table:table-cell>
          <table:table-cell office:value-type="float" office:value="1.01" calcext:value-type="float">
            <text:p>1.01</text:p>
          </table:table-cell>
          <table:table-cell office:value-type="float" office:value="124.16" calcext:value-type="float">
            <text:p>124.16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10025" calcext:value-type="float">
            <text:p>10025</text:p>
          </table:table-cell>
          <table:table-cell office:value-type="float" office:value="2743737773" calcext:value-type="float">
            <text:p>2743737773</text:p>
          </table:table-cell>
          <table:table-cell office:value-type="float" office:value="7701495435" calcext:value-type="float">
            <text:p>7701495435</text:p>
          </table:table-cell>
          <table:table-cell office:value-type="float" office:value="8864002" calcext:value-type="float">
            <text:p>8864002</text:p>
          </table:table-cell>
          <table:table-cell office:value-type="float" office:value="323215030" calcext:value-type="float">
            <text:p>323215030</text:p>
          </table:table-cell>
          <table:table-cell office:value-type="float" office:value="320756486" calcext:value-type="float">
            <text:p>320756486</text:p>
          </table:table-cell>
          <table:table-cell office:value-type="float" office:value="4668978" calcext:value-type="float">
            <text:p>466897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626" calcext:value-type="float">
            <text:p>0.35626</text:p>
          </table:table-cell>
          <table:table-cell office:value-type="float" office:value="8864002" calcext:value-type="float">
            <text:p>8864002</text:p>
          </table:table-cell>
          <table:table-cell office:value-type="float" office:value="20.623892" calcext:value-type="float">
            <text:p>20.623892</text:p>
          </table:table-cell>
          <table:table-cell office:value-type="float" office:value="20.467014" calcext:value-type="float">
            <text:p>20.467014</text:p>
          </table:table-cell>
          <table:table-cell office:value-type="float" office:value="0.297921" calcext:value-type="float">
            <text:p>0.297921</text:p>
          </table:table-cell>
          <table:table-cell office:value-type="float" office:value="1.01" calcext:value-type="float">
            <text:p>1.01</text:p>
          </table:table-cell>
          <table:table-cell office:value-type="float" office:value="68.7" calcext:value-type="float">
            <text:p>68.7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float" office:value="10025" calcext:value-type="float">
            <text:p>10025</text:p>
          </table:table-cell>
          <table:table-cell office:value-type="float" office:value="2178420237" calcext:value-type="float">
            <text:p>2178420237</text:p>
          </table:table-cell>
          <table:table-cell office:value-type="float" office:value="6044383565" calcext:value-type="float">
            <text:p>6044383565</text:p>
          </table:table-cell>
          <table:table-cell office:value-type="float" office:value="6664412" calcext:value-type="float">
            <text:p>6664412</text:p>
          </table:table-cell>
          <table:table-cell office:value-type="float" office:value="243706983" calcext:value-type="float">
            <text:p>243706983</text:p>
          </table:table-cell>
          <table:table-cell office:value-type="float" office:value="241497559" calcext:value-type="float">
            <text:p>241497559</text:p>
          </table:table-cell>
          <table:table-cell office:value-type="float" office:value="5889765" calcext:value-type="float">
            <text:p>5889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0404" calcext:value-type="float">
            <text:p>0.360404</text:p>
          </table:table-cell>
          <table:table-cell office:value-type="float" office:value="6664412" calcext:value-type="float">
            <text:p>6664412</text:p>
          </table:table-cell>
          <table:table-cell office:value-type="float" office:value="15.550594" calcext:value-type="float">
            <text:p>15.550594</text:p>
          </table:table-cell>
          <table:table-cell office:value-type="float" office:value="15.409615" calcext:value-type="float">
            <text:p>15.409615</text:p>
          </table:table-cell>
          <table:table-cell office:value-type="float" office:value="0.375818" calcext:value-type="float">
            <text:p>0.375818</text:p>
          </table:table-cell>
          <table:table-cell office:value-type="float" office:value="1.01" calcext:value-type="float">
            <text:p>1.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11027" calcext:value-type="float">
            <text:p>11027</text:p>
          </table:table-cell>
          <table:table-cell office:value-type="float" office:value="3197382917" calcext:value-type="float">
            <text:p>3197382917</text:p>
          </table:table-cell>
          <table:table-cell office:value-type="float" office:value="9132754939" calcext:value-type="float">
            <text:p>9132754939</text:p>
          </table:table-cell>
          <table:table-cell office:value-type="float" office:value="10348275" calcext:value-type="float">
            <text:p>10348275</text:p>
          </table:table-cell>
          <table:table-cell office:value-type="float" office:value="405118381" calcext:value-type="float">
            <text:p>405118381</text:p>
          </table:table-cell>
          <table:table-cell office:value-type="float" office:value="395608888" calcext:value-type="float">
            <text:p>395608888</text:p>
          </table:table-cell>
          <table:table-cell office:value-type="float" office:value="4627448" calcext:value-type="float">
            <text:p>462744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0101" calcext:value-type="float">
            <text:p>0.350101</text:p>
          </table:table-cell>
          <table:table-cell office:value-type="float" office:value="10348275" calcext:value-type="float">
            <text:p>10348275</text:p>
          </table:table-cell>
          <table:table-cell office:value-type="float" office:value="25.875824" calcext:value-type="float">
            <text:p>25.875824</text:p>
          </table:table-cell>
          <table:table-cell office:value-type="float" office:value="25.268433" calcext:value-type="float">
            <text:p>25.268433</text:p>
          </table:table-cell>
          <table:table-cell office:value-type="float" office:value="0.295566" calcext:value-type="float">
            <text:p>0.295566</text:p>
          </table:table-cell>
          <table:table-cell office:value-type="float" office:value="1.02" calcext:value-type="float">
            <text:p>1.02</text:p>
          </table:table-cell>
          <table:table-cell office:value-type="float" office:value="85.49" calcext:value-type="float">
            <text:p>85.49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float" office:value="11025" calcext:value-type="float">
            <text:p>11025</text:p>
          </table:table-cell>
          <table:table-cell office:value-type="float" office:value="3182662337" calcext:value-type="float">
            <text:p>3182662337</text:p>
          </table:table-cell>
          <table:table-cell office:value-type="float" office:value="9130452937" calcext:value-type="float">
            <text:p>9130452937</text:p>
          </table:table-cell>
          <table:table-cell office:value-type="float" office:value="10477809" calcext:value-type="float">
            <text:p>10477809</text:p>
          </table:table-cell>
          <table:table-cell office:value-type="float" office:value="403402629" calcext:value-type="float">
            <text:p>403402629</text:p>
          </table:table-cell>
          <table:table-cell office:value-type="float" office:value="400340129" calcext:value-type="float">
            <text:p>400340129</text:p>
          </table:table-cell>
          <table:table-cell office:value-type="float" office:value="6975546" calcext:value-type="float">
            <text:p>6975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577" calcext:value-type="float">
            <text:p>0.348577</text:p>
          </table:table-cell>
          <table:table-cell office:value-type="float" office:value="10477809" calcext:value-type="float">
            <text:p>10477809</text:p>
          </table:table-cell>
          <table:table-cell office:value-type="float" office:value="25.766235" calcext:value-type="float">
            <text:p>25.766235</text:p>
          </table:table-cell>
          <table:table-cell office:value-type="float" office:value="25.570627" calcext:value-type="float">
            <text:p>25.570627</text:p>
          </table:table-cell>
          <table:table-cell office:value-type="float" office:value="0.445544" calcext:value-type="float">
            <text:p>0.445544</text:p>
          </table:table-cell>
          <table:table-cell office:value-type="float" office:value="1.01" calcext:value-type="float">
            <text:p>1.01</text:p>
          </table:table-cell>
          <table:table-cell office:value-type="float" office:value="57.39" calcext:value-type="float">
            <text:p>57.39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float" office:value="11026" calcext:value-type="float">
            <text:p>11026</text:p>
          </table:table-cell>
          <table:table-cell office:value-type="float" office:value="3194324556" calcext:value-type="float">
            <text:p>3194324556</text:p>
          </table:table-cell>
          <table:table-cell office:value-type="float" office:value="9153722708" calcext:value-type="float">
            <text:p>9153722708</text:p>
          </table:table-cell>
          <table:table-cell office:value-type="float" office:value="10776721" calcext:value-type="float">
            <text:p>10776721</text:p>
          </table:table-cell>
          <table:table-cell office:value-type="float" office:value="403812343" calcext:value-type="float">
            <text:p>403812343</text:p>
          </table:table-cell>
          <table:table-cell office:value-type="float" office:value="401669078" calcext:value-type="float">
            <text:p>401669078</text:p>
          </table:table-cell>
          <table:table-cell office:value-type="float" office:value="6023112" calcext:value-type="float">
            <text:p>602311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965" calcext:value-type="float">
            <text:p>0.348965</text:p>
          </table:table-cell>
          <table:table-cell office:value-type="float" office:value="10776721" calcext:value-type="float">
            <text:p>10776721</text:p>
          </table:table-cell>
          <table:table-cell office:value-type="float" office:value="25.792406" calcext:value-type="float">
            <text:p>25.792406</text:p>
          </table:table-cell>
          <table:table-cell office:value-type="float" office:value="25.65551" calcext:value-type="float">
            <text:p>25.65551</text:p>
          </table:table-cell>
          <table:table-cell office:value-type="float" office:value="0.38471" calcext:value-type="float">
            <text:p>0.38471</text:p>
          </table:table-cell>
          <table:table-cell office:value-type="float" office:value="1.01" calcext:value-type="float">
            <text:p>1.01</text:p>
          </table:table-cell>
          <table:table-cell office:value-type="float" office:value="66.69" calcext:value-type="float">
            <text:p>66.69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11026" calcext:value-type="float">
            <text:p>11026</text:p>
          </table:table-cell>
          <table:table-cell office:value-type="float" office:value="3201004619" calcext:value-type="float">
            <text:p>3201004619</text:p>
          </table:table-cell>
          <table:table-cell office:value-type="float" office:value="9151307748" calcext:value-type="float">
            <text:p>9151307748</text:p>
          </table:table-cell>
          <table:table-cell office:value-type="float" office:value="10954881" calcext:value-type="float">
            <text:p>10954881</text:p>
          </table:table-cell>
          <table:table-cell office:value-type="float" office:value="404413692" calcext:value-type="float">
            <text:p>404413692</text:p>
          </table:table-cell>
          <table:table-cell office:value-type="float" office:value="402493619" calcext:value-type="float">
            <text:p>402493619</text:p>
          </table:table-cell>
          <table:table-cell office:value-type="float" office:value="4684087" calcext:value-type="float">
            <text:p>4684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787" calcext:value-type="float">
            <text:p>0.349787</text:p>
          </table:table-cell>
          <table:table-cell office:value-type="float" office:value="10954881" calcext:value-type="float">
            <text:p>10954881</text:p>
          </table:table-cell>
          <table:table-cell office:value-type="float" office:value="25.830814" calcext:value-type="float">
            <text:p>25.830814</text:p>
          </table:table-cell>
          <table:table-cell office:value-type="float" office:value="25.708176" calcext:value-type="float">
            <text:p>25.708176</text:p>
          </table:table-cell>
          <table:table-cell office:value-type="float" office:value="0.299183" calcext:value-type="float">
            <text:p>0.299183</text:p>
          </table:table-cell>
          <table:table-cell office:value-type="float" office:value="1" calcext:value-type="float">
            <text:p>1</text:p>
          </table:table-cell>
          <table:table-cell office:value-type="float" office:value="85.93" calcext:value-type="float">
            <text:p>85.93</text:p>
          </table:table-cell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float" office:value="11025" calcext:value-type="float">
            <text:p>11025</text:p>
          </table:table-cell>
          <table:table-cell office:value-type="float" office:value="3203989931" calcext:value-type="float">
            <text:p>3203989931</text:p>
          </table:table-cell>
          <table:table-cell office:value-type="float" office:value="9158069133" calcext:value-type="float">
            <text:p>9158069133</text:p>
          </table:table-cell>
          <table:table-cell office:value-type="float" office:value="11132848" calcext:value-type="float">
            <text:p>11132848</text:p>
          </table:table-cell>
          <table:table-cell office:value-type="float" office:value="404636498" calcext:value-type="float">
            <text:p>404636498</text:p>
          </table:table-cell>
          <table:table-cell office:value-type="float" office:value="402830075" calcext:value-type="float">
            <text:p>402830075</text:p>
          </table:table-cell>
          <table:table-cell office:value-type="float" office:value="2762195" calcext:value-type="float">
            <text:p>276219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854" calcext:value-type="float">
            <text:p>0.349854</text:p>
          </table:table-cell>
          <table:table-cell office:value-type="float" office:value="11132848" calcext:value-type="float">
            <text:p>11132848</text:p>
          </table:table-cell>
          <table:table-cell office:value-type="float" office:value="25.819279" calcext:value-type="float">
            <text:p>25.819279</text:p>
          </table:table-cell>
          <table:table-cell office:value-type="float" office:value="25.704014" calcext:value-type="float">
            <text:p>25.704014</text:p>
          </table:table-cell>
          <table:table-cell office:value-type="float" office:value="0.176252" calcext:value-type="float">
            <text:p>0.176252</text:p>
          </table:table-cell>
          <table:table-cell office:value-type="float" office:value="1" calcext:value-type="float">
            <text:p>1</text:p>
          </table:table-cell>
          <table:table-cell office:value-type="float" office:value="145.84" calcext:value-type="float">
            <text:p>145.84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float" office:value="11026" calcext:value-type="float">
            <text:p>11026</text:p>
          </table:table-cell>
          <table:table-cell office:value-type="float" office:value="3202115217" calcext:value-type="float">
            <text:p>3202115217</text:p>
          </table:table-cell>
          <table:table-cell office:value-type="float" office:value="9157338506" calcext:value-type="float">
            <text:p>9157338506</text:p>
          </table:table-cell>
          <table:table-cell office:value-type="float" office:value="10982679" calcext:value-type="float">
            <text:p>10982679</text:p>
          </table:table-cell>
          <table:table-cell office:value-type="float" office:value="404552215" calcext:value-type="float">
            <text:p>404552215</text:p>
          </table:table-cell>
          <table:table-cell office:value-type="float" office:value="402605903" calcext:value-type="float">
            <text:p>402605903</text:p>
          </table:table-cell>
          <table:table-cell office:value-type="float" office:value="3063891" calcext:value-type="float">
            <text:p>3063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678" calcext:value-type="float">
            <text:p>0.349678</text:p>
          </table:table-cell>
          <table:table-cell office:value-type="float" office:value="10982679" calcext:value-type="float">
            <text:p>10982679</text:p>
          </table:table-cell>
          <table:table-cell office:value-type="float" office:value="25.8139" calcext:value-type="float">
            <text:p>25.8139</text:p>
          </table:table-cell>
          <table:table-cell office:value-type="float" office:value="25.689707" calcext:value-type="float">
            <text:p>25.689707</text:p>
          </table:table-cell>
          <table:table-cell office:value-type="float" office:value="0.195503" calcext:value-type="float">
            <text:p>0.195503</text:p>
          </table:table-cell>
          <table:table-cell office:value-type="float" office:value="1" calcext:value-type="float">
            <text:p>1</text:p>
          </table:table-cell>
          <table:table-cell office:value-type="float" office:value="131.4" calcext:value-type="float">
            <text:p>131.4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11027" calcext:value-type="float">
            <text:p>11027</text:p>
          </table:table-cell>
          <table:table-cell office:value-type="float" office:value="3204940309" calcext:value-type="float">
            <text:p>3204940309</text:p>
          </table:table-cell>
          <table:table-cell office:value-type="float" office:value="9162792472" calcext:value-type="float">
            <text:p>9162792472</text:p>
          </table:table-cell>
          <table:table-cell office:value-type="float" office:value="10962058" calcext:value-type="float">
            <text:p>10962058</text:p>
          </table:table-cell>
          <table:table-cell office:value-type="float" office:value="404987827" calcext:value-type="float">
            <text:p>404987827</text:p>
          </table:table-cell>
          <table:table-cell office:value-type="float" office:value="402735418" calcext:value-type="float">
            <text:p>402735418</text:p>
          </table:table-cell>
          <table:table-cell office:value-type="float" office:value="5090444" calcext:value-type="float">
            <text:p>509044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778" calcext:value-type="float">
            <text:p>0.349778</text:p>
          </table:table-cell>
          <table:table-cell office:value-type="float" office:value="10962058" calcext:value-type="float">
            <text:p>10962058</text:p>
          </table:table-cell>
          <table:table-cell office:value-type="float" office:value="25.867487" calcext:value-type="float">
            <text:p>25.867487</text:p>
          </table:table-cell>
          <table:table-cell office:value-type="float" office:value="25.723619" calcext:value-type="float">
            <text:p>25.723619</text:p>
          </table:table-cell>
          <table:table-cell office:value-type="float" office:value="0.325138" calcext:value-type="float">
            <text:p>0.325138</text:p>
          </table:table-cell>
          <table:table-cell office:value-type="float" office:value="1.01" calcext:value-type="float">
            <text:p>1.01</text:p>
          </table:table-cell>
          <table:table-cell office:value-type="float" office:value="79.12" calcext:value-type="float">
            <text:p>79.12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float" office:value="11027" calcext:value-type="float">
            <text:p>11027</text:p>
          </table:table-cell>
          <table:table-cell office:value-type="float" office:value="3204278946" calcext:value-type="float">
            <text:p>3204278946</text:p>
          </table:table-cell>
          <table:table-cell office:value-type="float" office:value="9161498285" calcext:value-type="float">
            <text:p>9161498285</text:p>
          </table:table-cell>
          <table:table-cell office:value-type="float" office:value="10885244" calcext:value-type="float">
            <text:p>10885244</text:p>
          </table:table-cell>
          <table:table-cell office:value-type="float" office:value="405141292" calcext:value-type="float">
            <text:p>405141292</text:p>
          </table:table-cell>
          <table:table-cell office:value-type="float" office:value="402864395" calcext:value-type="float">
            <text:p>402864395</text:p>
          </table:table-cell>
          <table:table-cell office:value-type="float" office:value="4453825" calcext:value-type="float">
            <text:p>4453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755" calcext:value-type="float">
            <text:p>0.349755</text:p>
          </table:table-cell>
          <table:table-cell office:value-type="float" office:value="10885244" calcext:value-type="float">
            <text:p>10885244</text:p>
          </table:table-cell>
          <table:table-cell office:value-type="float" office:value="25.877287" calcext:value-type="float">
            <text:p>25.877287</text:p>
          </table:table-cell>
          <table:table-cell office:value-type="float" office:value="25.731857" calcext:value-type="float">
            <text:p>25.731857</text:p>
          </table:table-cell>
          <table:table-cell office:value-type="float" office:value="0.284476" calcext:value-type="float">
            <text:p>0.284476</text:p>
          </table:table-cell>
          <table:table-cell office:value-type="float" office:value="1.01" calcext:value-type="float">
            <text:p>1.01</text:p>
          </table:table-cell>
          <table:table-cell office:value-type="float" office:value="90.45" calcext:value-type="float">
            <text:p>90.45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12029" calcext:value-type="float">
            <text:p>12029</text:p>
          </table:table-cell>
          <table:table-cell office:value-type="float" office:value="3039576233" calcext:value-type="float">
            <text:p>3039576233</text:p>
          </table:table-cell>
          <table:table-cell office:value-type="float" office:value="8563140829" calcext:value-type="float">
            <text:p>8563140829</text:p>
          </table:table-cell>
          <table:table-cell office:value-type="float" office:value="8973470" calcext:value-type="float">
            <text:p>8973470</text:p>
          </table:table-cell>
          <table:table-cell office:value-type="float" office:value="349705517" calcext:value-type="float">
            <text:p>349705517</text:p>
          </table:table-cell>
          <table:table-cell office:value-type="float" office:value="341435733" calcext:value-type="float">
            <text:p>341435733</text:p>
          </table:table-cell>
          <table:table-cell office:value-type="float" office:value="4352978" calcext:value-type="float">
            <text:p>435297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496" calcext:value-type="float">
            <text:p>0.35496</text:p>
          </table:table-cell>
          <table:table-cell office:value-type="float" office:value="8973470" calcext:value-type="float">
            <text:p>8973470</text:p>
          </table:table-cell>
          <table:table-cell office:value-type="float" office:value="22.336479" calcext:value-type="float">
            <text:p>22.336479</text:p>
          </table:table-cell>
          <table:table-cell office:value-type="float" office:value="21.808271" calcext:value-type="float">
            <text:p>21.808271</text:p>
          </table:table-cell>
          <table:table-cell office:value-type="float" office:value="0.278035" calcext:value-type="float">
            <text:p>0.278035</text:p>
          </table:table-cell>
          <table:table-cell office:value-type="float" office:value="1.02" calcext:value-type="float">
            <text:p>1.02</text:p>
          </table:table-cell>
          <table:table-cell office:value-type="float" office:value="78.44" calcext:value-type="float">
            <text:p>78.44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float" office:value="12027" calcext:value-type="float">
            <text:p>12027</text:p>
          </table:table-cell>
          <table:table-cell office:value-type="float" office:value="2952320399" calcext:value-type="float">
            <text:p>2952320399</text:p>
          </table:table-cell>
          <table:table-cell office:value-type="float" office:value="8319338403" calcext:value-type="float">
            <text:p>8319338403</text:p>
          </table:table-cell>
          <table:table-cell office:value-type="float" office:value="8384057" calcext:value-type="float">
            <text:p>8384057</text:p>
          </table:table-cell>
          <table:table-cell office:value-type="float" office:value="329736629" calcext:value-type="float">
            <text:p>329736629</text:p>
          </table:table-cell>
          <table:table-cell office:value-type="float" office:value="326971107" calcext:value-type="float">
            <text:p>326971107</text:p>
          </table:table-cell>
          <table:table-cell office:value-type="float" office:value="6791449" calcext:value-type="float">
            <text:p>6791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4874" calcext:value-type="float">
            <text:p>0.354874</text:p>
          </table:table-cell>
          <table:table-cell office:value-type="float" office:value="8384057" calcext:value-type="float">
            <text:p>8384057</text:p>
          </table:table-cell>
          <table:table-cell office:value-type="float" office:value="21.061024" calcext:value-type="float">
            <text:p>21.061024</text:p>
          </table:table-cell>
          <table:table-cell office:value-type="float" office:value="20.884382" calcext:value-type="float">
            <text:p>20.884382</text:p>
          </table:table-cell>
          <table:table-cell office:value-type="float" office:value="0.433785" calcext:value-type="float">
            <text:p>0.433785</text:p>
          </table:table-cell>
          <table:table-cell office:value-type="float" office:value="1.01" calcext:value-type="float">
            <text:p>1.01</text:p>
          </table:table-cell>
          <table:table-cell office:value-type="float" office:value="48.14" calcext:value-type="float">
            <text:p>48.14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float" office:value="12029" calcext:value-type="float">
            <text:p>12029</text:p>
          </table:table-cell>
          <table:table-cell office:value-type="float" office:value="3139017540" calcext:value-type="float">
            <text:p>3139017540</text:p>
          </table:table-cell>
          <table:table-cell office:value-type="float" office:value="8799735111" calcext:value-type="float">
            <text:p>8799735111</text:p>
          </table:table-cell>
          <table:table-cell office:value-type="float" office:value="9200731" calcext:value-type="float">
            <text:p>9200731</text:p>
          </table:table-cell>
          <table:table-cell office:value-type="float" office:value="343531079" calcext:value-type="float">
            <text:p>343531079</text:p>
          </table:table-cell>
          <table:table-cell office:value-type="float" office:value="341914535" calcext:value-type="float">
            <text:p>341914535</text:p>
          </table:table-cell>
          <table:table-cell office:value-type="float" office:value="3052060" calcext:value-type="float">
            <text:p>305206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6717" calcext:value-type="float">
            <text:p>0.356717</text:p>
          </table:table-cell>
          <table:table-cell office:value-type="float" office:value="9200731" calcext:value-type="float">
            <text:p>9200731</text:p>
          </table:table-cell>
          <table:table-cell office:value-type="float" office:value="21.920227" calcext:value-type="float">
            <text:p>21.920227</text:p>
          </table:table-cell>
          <table:table-cell office:value-type="float" office:value="21.817078" calcext:value-type="float">
            <text:p>21.817078</text:p>
          </table:table-cell>
          <table:table-cell office:value-type="float" office:value="0.194748" calcext:value-type="float">
            <text:p>0.194748</text:p>
          </table:table-cell>
          <table:table-cell office:value-type="float" office:value="1" calcext:value-type="float">
            <text:p>1</text:p>
          </table:table-cell>
          <table:table-cell office:value-type="float" office:value="112.03" calcext:value-type="float">
            <text:p>112.03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12029" calcext:value-type="float">
            <text:p>12029</text:p>
          </table:table-cell>
          <table:table-cell office:value-type="float" office:value="2207481047" calcext:value-type="float">
            <text:p>2207481047</text:p>
          </table:table-cell>
          <table:table-cell office:value-type="float" office:value="6160298514" calcext:value-type="float">
            <text:p>6160298514</text:p>
          </table:table-cell>
          <table:table-cell office:value-type="float" office:value="5986932" calcext:value-type="float">
            <text:p>5986932</text:p>
          </table:table-cell>
          <table:table-cell office:value-type="float" office:value="226460634" calcext:value-type="float">
            <text:p>226460634</text:p>
          </table:table-cell>
          <table:table-cell office:value-type="float" office:value="224791561" calcext:value-type="float">
            <text:p>224791561</text:p>
          </table:table-cell>
          <table:table-cell office:value-type="float" office:value="5855260" calcext:value-type="float">
            <text:p>5855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834" calcext:value-type="float">
            <text:p>0.35834</text:p>
          </table:table-cell>
          <table:table-cell office:value-type="float" office:value="5986932" calcext:value-type="float">
            <text:p>5986932</text:p>
          </table:table-cell>
          <table:table-cell office:value-type="float" office:value="14.45013" calcext:value-type="float">
            <text:p>14.45013</text:p>
          </table:table-cell>
          <table:table-cell office:value-type="float" office:value="14.34363" calcext:value-type="float">
            <text:p>14.34363</text:p>
          </table:table-cell>
          <table:table-cell office:value-type="float" office:value="0.373616" calcext:value-type="float">
            <text:p>0.373616</text:p>
          </table:table-cell>
          <table:table-cell office:value-type="float" office:value="1.01" calcext:value-type="float">
            <text:p>1.01</text:p>
          </table:table-cell>
          <table:table-cell office:value-type="float" office:value="38.39" calcext:value-type="float">
            <text:p>38.39</text:p>
          </table:table-cell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float" office:value="12028" calcext:value-type="float">
            <text:p>12028</text:p>
          </table:table-cell>
          <table:table-cell office:value-type="float" office:value="3253418732" calcext:value-type="float">
            <text:p>3253418732</text:p>
          </table:table-cell>
          <table:table-cell office:value-type="float" office:value="9195801132" calcext:value-type="float">
            <text:p>9195801132</text:p>
          </table:table-cell>
          <table:table-cell office:value-type="float" office:value="10595797" calcext:value-type="float">
            <text:p>10595797</text:p>
          </table:table-cell>
          <table:table-cell office:value-type="float" office:value="381271592" calcext:value-type="float">
            <text:p>381271592</text:p>
          </table:table-cell>
          <table:table-cell office:value-type="float" office:value="379912257" calcext:value-type="float">
            <text:p>379912257</text:p>
          </table:table-cell>
          <table:table-cell office:value-type="float" office:value="1102785" calcext:value-type="float">
            <text:p>110278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3794" calcext:value-type="float">
            <text:p>0.353794</text:p>
          </table:table-cell>
          <table:table-cell office:value-type="float" office:value="10595797" calcext:value-type="float">
            <text:p>10595797</text:p>
          </table:table-cell>
          <table:table-cell office:value-type="float" office:value="24.328396" calcext:value-type="float">
            <text:p>24.328396</text:p>
          </table:table-cell>
          <table:table-cell office:value-type="float" office:value="24.241659" calcext:value-type="float">
            <text:p>24.241659</text:p>
          </table:table-cell>
          <table:table-cell office:value-type="float" office:value="0.070367" calcext:value-type="float">
            <text:p>0.070367</text:p>
          </table:table-cell>
          <table:table-cell office:value-type="float" office:value="1" calcext:value-type="float">
            <text:p>1</text:p>
          </table:table-cell>
          <table:table-cell office:value-type="float" office:value="344.5" calcext:value-type="float">
            <text:p>344.5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float" office:value="12029" calcext:value-type="float">
            <text:p>12029</text:p>
          </table:table-cell>
          <table:table-cell office:value-type="float" office:value="3073234611" calcext:value-type="float">
            <text:p>3073234611</text:p>
          </table:table-cell>
          <table:table-cell office:value-type="float" office:value="8620197501" calcext:value-type="float">
            <text:p>8620197501</text:p>
          </table:table-cell>
          <table:table-cell office:value-type="float" office:value="8997682" calcext:value-type="float">
            <text:p>8997682</text:p>
          </table:table-cell>
          <table:table-cell office:value-type="float" office:value="335480264" calcext:value-type="float">
            <text:p>335480264</text:p>
          </table:table-cell>
          <table:table-cell office:value-type="float" office:value="333603230" calcext:value-type="float">
            <text:p>333603230</text:p>
          </table:table-cell>
          <table:table-cell office:value-type="float" office:value="3335107" calcext:value-type="float">
            <text:p>3335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6516" calcext:value-type="float">
            <text:p>0.356516</text:p>
          </table:table-cell>
          <table:table-cell office:value-type="float" office:value="8997682" calcext:value-type="float">
            <text:p>8997682</text:p>
          </table:table-cell>
          <table:table-cell office:value-type="float" office:value="21.406517" calcext:value-type="float">
            <text:p>21.406517</text:p>
          </table:table-cell>
          <table:table-cell office:value-type="float" office:value="21.286747" calcext:value-type="float">
            <text:p>21.286747</text:p>
          </table:table-cell>
          <table:table-cell office:value-type="float" office:value="0.212808" calcext:value-type="float">
            <text:p>0.212808</text:p>
          </table:table-cell>
          <table:table-cell office:value-type="float" office:value="1.01" calcext:value-type="float">
            <text:p>1.01</text:p>
          </table:table-cell>
          <table:table-cell office:value-type="float" office:value="100.03" calcext:value-type="float">
            <text:p>100.03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12029" calcext:value-type="float">
            <text:p>12029</text:p>
          </table:table-cell>
          <table:table-cell office:value-type="float" office:value="2938067592" calcext:value-type="float">
            <text:p>2938067592</text:p>
          </table:table-cell>
          <table:table-cell office:value-type="float" office:value="8229144288" calcext:value-type="float">
            <text:p>8229144288</text:p>
          </table:table-cell>
          <table:table-cell office:value-type="float" office:value="8549953" calcext:value-type="float">
            <text:p>8549953</text:p>
          </table:table-cell>
          <table:table-cell office:value-type="float" office:value="318394856" calcext:value-type="float">
            <text:p>318394856</text:p>
          </table:table-cell>
          <table:table-cell office:value-type="float" office:value="316411265" calcext:value-type="float">
            <text:p>316411265</text:p>
          </table:table-cell>
          <table:table-cell office:value-type="float" office:value="4650121" calcext:value-type="float">
            <text:p>465012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7032" calcext:value-type="float">
            <text:p>0.357032</text:p>
          </table:table-cell>
          <table:table-cell office:value-type="float" office:value="8549953" calcext:value-type="float">
            <text:p>8549953</text:p>
          </table:table-cell>
          <table:table-cell office:value-type="float" office:value="20.336597" calcext:value-type="float">
            <text:p>20.336597</text:p>
          </table:table-cell>
          <table:table-cell office:value-type="float" office:value="20.209902" calcext:value-type="float">
            <text:p>20.209902</text:p>
          </table:table-cell>
          <table:table-cell office:value-type="float" office:value="0.297014" calcext:value-type="float">
            <text:p>0.297014</text:p>
          </table:table-cell>
          <table:table-cell office:value-type="float" office:value="1.01" calcext:value-type="float">
            <text:p>1.01</text:p>
          </table:table-cell>
          <table:table-cell office:value-type="float" office:value="68.04" calcext:value-type="float">
            <text:p>68.04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float" office:value="12029" calcext:value-type="float">
            <text:p>12029</text:p>
          </table:table-cell>
          <table:table-cell office:value-type="float" office:value="3212415917" calcext:value-type="float">
            <text:p>3212415917</text:p>
          </table:table-cell>
          <table:table-cell office:value-type="float" office:value="9066352511" calcext:value-type="float">
            <text:p>9066352511</text:p>
          </table:table-cell>
          <table:table-cell office:value-type="float" office:value="9880486" calcext:value-type="float">
            <text:p>9880486</text:p>
          </table:table-cell>
          <table:table-cell office:value-type="float" office:value="370683680" calcext:value-type="float">
            <text:p>370683680</text:p>
          </table:table-cell>
          <table:table-cell office:value-type="float" office:value="368674277" calcext:value-type="float">
            <text:p>368674277</text:p>
          </table:table-cell>
          <table:table-cell office:value-type="float" office:value="3741862" calcext:value-type="float">
            <text:p>3741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4323" calcext:value-type="float">
            <text:p>0.354323</text:p>
          </table:table-cell>
          <table:table-cell office:value-type="float" office:value="9880486" calcext:value-type="float">
            <text:p>9880486</text:p>
          </table:table-cell>
          <table:table-cell office:value-type="float" office:value="23.676403" calcext:value-type="float">
            <text:p>23.676403</text:p>
          </table:table-cell>
          <table:table-cell office:value-type="float" office:value="23.548058" calcext:value-type="float">
            <text:p>23.548058</text:p>
          </table:table-cell>
          <table:table-cell office:value-type="float" office:value="0.239001" calcext:value-type="float">
            <text:p>0.239001</text:p>
          </table:table-cell>
          <table:table-cell office:value-type="float" office:value="1.01" calcext:value-type="float">
            <text:p>1.01</text:p>
          </table:table-cell>
          <table:table-cell office:value-type="float" office:value="98.53" calcext:value-type="float">
            <text:p>98.53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12541" calcext:value-type="float">
            <text:p>12541</text:p>
          </table:table-cell>
          <table:table-cell office:value-type="float" office:value="890969793" calcext:value-type="float">
            <text:p>890969793</text:p>
          </table:table-cell>
          <table:table-cell office:value-type="float" office:value="2425377548" calcext:value-type="float">
            <text:p>2425377548</text:p>
          </table:table-cell>
          <table:table-cell office:value-type="float" office:value="2058844" calcext:value-type="float">
            <text:p>2058844</text:p>
          </table:table-cell>
          <table:table-cell office:value-type="float" office:value="77363391" calcext:value-type="float">
            <text:p>77363391</text:p>
          </table:table-cell>
          <table:table-cell office:value-type="float" office:value="75573367" calcext:value-type="float">
            <text:p>75573367</text:p>
          </table:table-cell>
          <table:table-cell office:value-type="float" office:value="1037063" calcext:value-type="float">
            <text:p>103706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7353" calcext:value-type="float">
            <text:p>0.367353</text:p>
          </table:table-cell>
          <table:table-cell office:value-type="float" office:value="2058844" calcext:value-type="float">
            <text:p>2058844</text:p>
          </table:table-cell>
          <table:table-cell office:value-type="float" office:value="9.670424" calcext:value-type="float">
            <text:p>9.670424</text:p>
          </table:table-cell>
          <table:table-cell office:value-type="float" office:value="9.446671" calcext:value-type="float">
            <text:p>9.446671</text:p>
          </table:table-cell>
          <table:table-cell office:value-type="float" office:value="0.129633" calcext:value-type="float">
            <text:p>0.129633</text:p>
          </table:table-cell>
          <table:table-cell office:value-type="float" office:value="1.02" calcext:value-type="float">
            <text:p>1.02</text:p>
          </table:table-cell>
          <table:table-cell office:value-type="float" office:value="72.87" calcext:value-type="float">
            <text:p>72.87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float" office:value="12539" calcext:value-type="float">
            <text:p>12539</text:p>
          </table:table-cell>
          <table:table-cell office:value-type="float" office:value="633453460" calcext:value-type="float">
            <text:p>633453460</text:p>
          </table:table-cell>
          <table:table-cell office:value-type="float" office:value="1719945904" calcext:value-type="float">
            <text:p>1719945904</text:p>
          </table:table-cell>
          <table:table-cell office:value-type="float" office:value="1280121" calcext:value-type="float">
            <text:p>1280121</text:p>
          </table:table-cell>
          <table:table-cell office:value-type="float" office:value="51392899" calcext:value-type="float">
            <text:p>51392899</text:p>
          </table:table-cell>
          <table:table-cell office:value-type="float" office:value="50955909" calcext:value-type="float">
            <text:p>50955909</text:p>
          </table:table-cell>
          <table:table-cell office:value-type="float" office:value="2007017" calcext:value-type="float">
            <text:p>2007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8298" calcext:value-type="float">
            <text:p>0.368298</text:p>
          </table:table-cell>
          <table:table-cell office:value-type="float" office:value="1280121" calcext:value-type="float">
            <text:p>1280121</text:p>
          </table:table-cell>
          <table:table-cell office:value-type="float" office:value="6.424112" calcext:value-type="float">
            <text:p>6.424112</text:p>
          </table:table-cell>
          <table:table-cell office:value-type="float" office:value="6.369489" calcext:value-type="float">
            <text:p>6.369489</text:p>
          </table:table-cell>
          <table:table-cell office:value-type="float" office:value="0.250877" calcext:value-type="float">
            <text:p>0.250877</text:p>
          </table:table-cell>
          <table:table-cell office:value-type="float" office:value="1.01" calcext:value-type="float">
            <text:p>1.01</text:p>
          </table:table-cell>
          <table:table-cell office:value-type="float" office:value="25.39" calcext:value-type="float">
            <text:p>25.39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12629" calcext:value-type="float">
            <text:p>12629</text:p>
          </table:table-cell>
          <table:table-cell office:value-type="float" office:value="67884789" calcext:value-type="float">
            <text:p>67884789</text:p>
          </table:table-cell>
          <table:table-cell office:value-type="float" office:value="191188911" calcext:value-type="float">
            <text:p>191188911</text:p>
          </table:table-cell>
          <table:table-cell office:value-type="float" office:value="249652" calcext:value-type="float">
            <text:p>249652</text:p>
          </table:table-cell>
          <table:table-cell office:value-type="float" office:value="7827277" calcext:value-type="float">
            <text:p>7827277</text:p>
          </table:table-cell>
          <table:table-cell office:value-type="float" office:value="7672016" calcext:value-type="float">
            <text:p>7672016</text:p>
          </table:table-cell>
          <table:table-cell office:value-type="float" office:value="3291" calcext:value-type="float">
            <text:p>32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5067" calcext:value-type="float">
            <text:p>0.355067</text:p>
          </table:table-cell>
          <table:table-cell office:value-type="float" office:value="249652" calcext:value-type="float">
            <text:p>249652</text:p>
          </table:table-cell>
          <table:table-cell office:value-type="float" office:value="5.692565" calcext:value-type="float">
            <text:p>5.692565</text:p>
          </table:table-cell>
          <table:table-cell office:value-type="float" office:value="5.579648" calcext:value-type="float">
            <text:p>5.579648</text:p>
          </table:table-cell>
          <table:table-cell office:value-type="float" office:value="0.002393" calcext:value-type="float">
            <text:p>0.002393</text:p>
          </table:table-cell>
          <table:table-cell office:value-type="float" office:value="1.02" calcext:value-type="float">
            <text:p>1.02</text:p>
          </table:table-cell>
          <table:table-cell office:value-type="float" office:value="2331.21" calcext:value-type="float">
            <text:p>2331.21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float" office:value="12032" calcext:value-type="float">
            <text:p>12032</text:p>
          </table:table-cell>
          <table:table-cell office:value-type="float" office:value="589688" calcext:value-type="float">
            <text:p>589688</text:p>
          </table:table-cell>
          <table:table-cell office:value-type="float" office:value="1690390" calcext:value-type="float">
            <text:p>1690390</text:p>
          </table:table-cell>
          <table:table-cell office:value-type="float" office:value="1761" calcext:value-type="float">
            <text:p>1761</text:p>
          </table:table-cell>
          <table:table-cell office:value-type="float" office:value="74473" calcext:value-type="float">
            <text:p>74473</text:p>
          </table:table-cell>
          <table:table-cell office:value-type="float" office:value="74159" calcext:value-type="float">
            <text:p>74159</text:p>
          </table:table-cell>
          <table:table-cell office:value-type="float" office:value="8223" calcext:value-type="float">
            <text:p>8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847" calcext:value-type="float">
            <text:p>0.348847</text:p>
          </table:table-cell>
          <table:table-cell office:value-type="float" office:value="1761" calcext:value-type="float">
            <text:p>1761</text:p>
          </table:table-cell>
          <table:table-cell office:value-type="float" office:value="1.588757" calcext:value-type="float">
            <text:p>1.588757</text:p>
          </table:table-cell>
          <table:table-cell office:value-type="float" office:value="1.582059" calcext:value-type="float">
            <text:p>1.582059</text:p>
          </table:table-cell>
          <table:table-cell office:value-type="float" office:value="0.175424" calcext:value-type="float">
            <text:p>0.175424</text:p>
          </table:table-cell>
          <table:table-cell office:value-type="float" office:value="1" calcext:value-type="float">
            <text:p>1</text:p>
          </table:table-cell>
          <table:table-cell office:value-type="float" office:value="9.02" calcext:value-type="float">
            <text:p>9.02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12032" calcext:value-type="float">
            <text:p>12032</text:p>
          </table:table-cell>
          <table:table-cell office:value-type="float" office:value="354365" calcext:value-type="float">
            <text:p>354365</text:p>
          </table:table-cell>
          <table:table-cell office:value-type="float" office:value="1017605" calcext:value-type="float">
            <text:p>1017605</text:p>
          </table:table-cell>
          <table:table-cell office:value-type="float" office:value="1065" calcext:value-type="float">
            <text:p>1065</text:p>
          </table:table-cell>
          <table:table-cell office:value-type="float" office:value="44709" calcext:value-type="float">
            <text:p>44709</text:p>
          </table:table-cell>
          <table:table-cell office:value-type="float" office:value="44545" calcext:value-type="float">
            <text:p>44545</text:p>
          </table:table-cell>
          <table:table-cell office:value-type="float" office:value="2085" calcext:value-type="float">
            <text:p>2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234" calcext:value-type="float">
            <text:p>0.348234</text:p>
          </table:table-cell>
          <table:table-cell office:value-type="float" office:value="1065" calcext:value-type="float">
            <text:p>1065</text:p>
          </table:table-cell>
          <table:table-cell office:value-type="float" office:value="0.953792" calcext:value-type="float">
            <text:p>0.953792</text:p>
          </table:table-cell>
          <table:table-cell office:value-type="float" office:value="0.950293" calcext:value-type="float">
            <text:p>0.950293</text:p>
          </table:table-cell>
          <table:table-cell office:value-type="float" office:value="0.04448" calcext:value-type="float">
            <text:p>0.04448</text:p>
          </table:table-cell>
          <table:table-cell office:value-type="float" office:value="1" calcext:value-type="float">
            <text:p>1</text:p>
          </table:table-cell>
          <table:table-cell office:value-type="float" office:value="21.36" calcext:value-type="float">
            <text:p>21.36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float" office:value="12034" calcext:value-type="float">
            <text:p>12034</text:p>
          </table:table-cell>
          <table:table-cell office:value-type="float" office:value="547588" calcext:value-type="float">
            <text:p>547588</text:p>
          </table:table-cell>
          <table:table-cell office:value-type="float" office:value="1571184" calcext:value-type="float">
            <text:p>1571184</text:p>
          </table:table-cell>
          <table:table-cell office:value-type="float" office:value="3518" calcext:value-type="float">
            <text:p>3518</text:p>
          </table:table-cell>
          <table:table-cell office:value-type="float" office:value="69168" calcext:value-type="float">
            <text:p>69168</text:p>
          </table:table-cell>
          <table:table-cell office:value-type="float" office:value="68888" calcext:value-type="float">
            <text:p>68888</text:p>
          </table:table-cell>
          <table:table-cell office:value-type="float" office:value="9107" calcext:value-type="float">
            <text:p>9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519" calcext:value-type="float">
            <text:p>0.348519</text:p>
          </table:table-cell>
          <table:table-cell office:value-type="float" office:value="3518" calcext:value-type="float">
            <text:p>3518</text:p>
          </table:table-cell>
          <table:table-cell office:value-type="float" office:value="2.213376" calcext:value-type="float">
            <text:p>2.213376</text:p>
          </table:table-cell>
          <table:table-cell office:value-type="float" office:value="2.204416" calcext:value-type="float">
            <text:p>2.204416</text:p>
          </table:table-cell>
          <table:table-cell office:value-type="float" office:value="0.291424" calcext:value-type="float">
            <text:p>0.291424</text:p>
          </table:table-cell>
          <table:table-cell office:value-type="float" office:value="1" calcext:value-type="float">
            <text:p>1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12034" calcext:value-type="float">
            <text:p>12034</text:p>
          </table:table-cell>
          <table:table-cell office:value-type="float" office:value="332069" calcext:value-type="float">
            <text:p>332069</text:p>
          </table:table-cell>
          <table:table-cell office:value-type="float" office:value="956610" calcext:value-type="float">
            <text:p>956610</text:p>
          </table:table-cell>
          <table:table-cell office:value-type="float" office:value="1055" calcext:value-type="float">
            <text:p>1055</text:p>
          </table:table-cell>
          <table:table-cell office:value-type="float" office:value="41885" calcext:value-type="float">
            <text:p>41885</text:p>
          </table:table-cell>
          <table:table-cell office:value-type="float" office:value="41747" calcext:value-type="float">
            <text:p>41747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7131" calcext:value-type="float">
            <text:p>0.347131</text:p>
          </table:table-cell>
          <table:table-cell office:value-type="float" office:value="1055" calcext:value-type="float">
            <text:p>1055</text:p>
          </table:table-cell>
          <table:table-cell office:value-type="float" office:value="1.34032" calcext:value-type="float">
            <text:p>1.34032</text:p>
          </table:table-cell>
          <table:table-cell office:value-type="float" office:value="1.335904" calcext:value-type="float">
            <text:p>1.335904</text:p>
          </table:table-cell>
          <table:table-cell office:value-type="float" office:value="0.05568" calcext:value-type="float">
            <text:p>0.05568</text:p>
          </table:table-cell>
          <table:table-cell office:value-type="float" office:value="1" calcext:value-type="float">
            <text:p>1</text:p>
          </table:table-cell>
          <table:table-cell office:value-type="float" office:value="23.99" calcext:value-type="float">
            <text:p>23.99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float" office:value="12229" calcext:value-type="float">
            <text:p>12229</text:p>
          </table:table-cell>
          <table:table-cell office:value-type="float" office:value="295873326" calcext:value-type="float">
            <text:p>295873326</text:p>
          </table:table-cell>
          <table:table-cell office:value-type="float" office:value="850727878" calcext:value-type="float">
            <text:p>850727878</text:p>
          </table:table-cell>
          <table:table-cell office:value-type="float" office:value="1045037" calcext:value-type="float">
            <text:p>1045037</text:p>
          </table:table-cell>
          <table:table-cell office:value-type="float" office:value="37412728" calcext:value-type="float">
            <text:p>37412728</text:p>
          </table:table-cell>
          <table:table-cell office:value-type="float" office:value="37200747" calcext:value-type="float">
            <text:p>37200747</text:p>
          </table:table-cell>
          <table:table-cell office:value-type="float" office:value="572870" calcext:value-type="float">
            <text:p>5728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7788" calcext:value-type="float">
            <text:p>0.347788</text:p>
          </table:table-cell>
          <table:table-cell office:value-type="float" office:value="1045037" calcext:value-type="float">
            <text:p>1045037</text:p>
          </table:table-cell>
          <table:table-cell office:value-type="float" office:value="12.279049" calcext:value-type="float">
            <text:p>12.279049</text:p>
          </table:table-cell>
          <table:table-cell office:value-type="float" office:value="12.209476" calcext:value-type="float">
            <text:p>12.209476</text:p>
          </table:table-cell>
          <table:table-cell office:value-type="float" office:value="0.188019" calcext:value-type="float">
            <text:p>0.188019</text:p>
          </table:table-cell>
          <table:table-cell office:value-type="float" office:value="1.01" calcext:value-type="float">
            <text:p>1.01</text:p>
          </table:table-cell>
          <table:table-cell office:value-type="float" office:value="64.94" calcext:value-type="float">
            <text:p>64.94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12229" calcext:value-type="float">
            <text:p>12229</text:p>
          </table:table-cell>
          <table:table-cell office:value-type="float" office:value="177733480" calcext:value-type="float">
            <text:p>177733480</text:p>
          </table:table-cell>
          <table:table-cell office:value-type="float" office:value="514300142" calcext:value-type="float">
            <text:p>514300142</text:p>
          </table:table-cell>
          <table:table-cell office:value-type="float" office:value="558748" calcext:value-type="float">
            <text:p>558748</text:p>
          </table:table-cell>
          <table:table-cell office:value-type="float" office:value="21753900" calcext:value-type="float">
            <text:p>21753900</text:p>
          </table:table-cell>
          <table:table-cell office:value-type="float" office:value="21550703" calcext:value-type="float">
            <text:p>21550703</text:p>
          </table:table-cell>
          <table:table-cell office:value-type="float" office:value="639419" calcext:value-type="float">
            <text:p>639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5583" calcext:value-type="float">
            <text:p>0.345583</text:p>
          </table:table-cell>
          <table:table-cell office:value-type="float" office:value="558748" calcext:value-type="float">
            <text:p>558748</text:p>
          </table:table-cell>
          <table:table-cell office:value-type="float" office:value="7.139741" calcext:value-type="float">
            <text:p>7.139741</text:p>
          </table:table-cell>
          <table:table-cell office:value-type="float" office:value="7.073051" calcext:value-type="float">
            <text:p>7.073051</text:p>
          </table:table-cell>
          <table:table-cell office:value-type="float" office:value="0.209861" calcext:value-type="float">
            <text:p>0.209861</text:p>
          </table:table-cell>
          <table:table-cell office:value-type="float" office:value="1.01" calcext:value-type="float">
            <text:p>1.01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float" office:value="12634" calcext:value-type="float">
            <text:p>12634</text:p>
          </table:table-cell>
          <table:table-cell office:value-type="float" office:value="665344622" calcext:value-type="float">
            <text:p>665344622</text:p>
          </table:table-cell>
          <table:table-cell office:value-type="float" office:value="1876913687" calcext:value-type="float">
            <text:p>1876913687</text:p>
          </table:table-cell>
          <table:table-cell office:value-type="float" office:value="2244048" calcext:value-type="float">
            <text:p>2244048</text:p>
          </table:table-cell>
          <table:table-cell office:value-type="float" office:value="78161977" calcext:value-type="float">
            <text:p>78161977</text:p>
          </table:table-cell>
          <table:table-cell office:value-type="float" office:value="77921033" calcext:value-type="float">
            <text:p>77921033</text:p>
          </table:table-cell>
          <table:table-cell office:value-type="float" office:value="30601" calcext:value-type="float">
            <text:p>306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4489" calcext:value-type="float">
            <text:p>0.354489</text:p>
          </table:table-cell>
          <table:table-cell office:value-type="float" office:value="2244048" calcext:value-type="float">
            <text:p>2244048</text:p>
          </table:table-cell>
          <table:table-cell office:value-type="float" office:value="12.351522" calcext:value-type="float">
            <text:p>12.351522</text:p>
          </table:table-cell>
          <table:table-cell office:value-type="float" office:value="12.313447" calcext:value-type="float">
            <text:p>12.313447</text:p>
          </table:table-cell>
          <table:table-cell office:value-type="float" office:value="0.004836" calcext:value-type="float">
            <text:p>0.004836</text:p>
          </table:table-cell>
          <table:table-cell office:value-type="float" office:value="1" calcext:value-type="float">
            <text:p>1</text:p>
          </table:table-cell>
          <table:table-cell office:value-type="float" office:value="2546.36" calcext:value-type="float">
            <text:p>2546.36</text:p>
          </table:table-cell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float" office:value="12030" calcext:value-type="float">
            <text:p>12030</text:p>
          </table:table-cell>
          <table:table-cell office:value-type="float" office:value="1042505" calcext:value-type="float">
            <text:p>1042505</text:p>
          </table:table-cell>
          <table:table-cell office:value-type="float" office:value="2882761" calcext:value-type="float">
            <text:p>2882761</text:p>
          </table:table-cell>
          <table:table-cell office:value-type="float" office:value="2363" calcext:value-type="float">
            <text:p>2363</text:p>
          </table:table-cell>
          <table:table-cell office:value-type="float" office:value="98996" calcext:value-type="float">
            <text:p>98996</text:p>
          </table:table-cell>
          <table:table-cell office:value-type="float" office:value="98633" calcext:value-type="float">
            <text:p>98633</text:p>
          </table:table-cell>
          <table:table-cell office:value-type="float" office:value="8945" calcext:value-type="float">
            <text:p>8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1634" calcext:value-type="float">
            <text:p>0.361634</text:p>
          </table:table-cell>
          <table:table-cell office:value-type="float" office:value="2363" calcext:value-type="float">
            <text:p>2363</text:p>
          </table:table-cell>
          <table:table-cell office:value-type="float" office:value="3.167872" calcext:value-type="float">
            <text:p>3.167872</text:p>
          </table:table-cell>
          <table:table-cell office:value-type="float" office:value="3.156256" calcext:value-type="float">
            <text:p>3.156256</text:p>
          </table:table-cell>
          <table:table-cell office:value-type="float" office:value="0.28624" calcext:value-type="float">
            <text:p>0.28624</text:p>
          </table:table-cell>
          <table:table-cell office:value-type="float" office:value="1" calcext:value-type="float">
            <text:p>1</text:p>
          </table:table-cell>
          <table:table-cell office:value-type="float" office:value="11.03" calcext:value-type="float">
            <text:p>11.03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float" office:value="12031" calcext:value-type="float">
            <text:p>12031</text:p>
          </table:table-cell>
          <table:table-cell office:value-type="float" office:value="279268" calcext:value-type="float">
            <text:p>279268</text:p>
          </table:table-cell>
          <table:table-cell office:value-type="float" office:value="802777" calcext:value-type="float">
            <text:p>802777</text:p>
          </table:table-cell>
          <table:table-cell office:value-type="float" office:value="817" calcext:value-type="float">
            <text:p>817</text:p>
          </table:table-cell>
          <table:table-cell office:value-type="float" office:value="35223" calcext:value-type="float">
            <text:p>35223</text:p>
          </table:table-cell>
          <table:table-cell office:value-type="float" office:value="35104" calcext:value-type="float">
            <text:p>35104</text:p>
          </table:table-cell>
          <table:table-cell office:value-type="float" office:value="2075" calcext:value-type="float">
            <text:p>2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7877" calcext:value-type="float">
            <text:p>0.347877</text:p>
          </table:table-cell>
          <table:table-cell office:value-type="float" office:value="817" calcext:value-type="float">
            <text:p>817</text:p>
          </table:table-cell>
          <table:table-cell office:value-type="float" office:value="1.127136" calcext:value-type="float">
            <text:p>1.127136</text:p>
          </table:table-cell>
          <table:table-cell office:value-type="float" office:value="1.123328" calcext:value-type="float">
            <text:p>1.123328</text:p>
          </table:table-cell>
          <table:table-cell office:value-type="float" office:value="0.0664" calcext:value-type="float">
            <text:p>0.0664</text:p>
          </table:table-cell>
          <table:table-cell office:value-type="float" office:value="1" calcext:value-type="float">
            <text:p>1</text:p>
          </table:table-cell>
          <table:table-cell office:value-type="float" office:value="16.92" calcext:value-type="float">
            <text:p>16.92</text:p>
          </table:table-cell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float" office:value="12032" calcext:value-type="float">
            <text:p>12032</text:p>
          </table:table-cell>
          <table:table-cell office:value-type="float" office:value="811336" calcext:value-type="float">
            <text:p>811336</text:p>
          </table:table-cell>
          <table:table-cell office:value-type="float" office:value="2256756" calcext:value-type="float">
            <text:p>2256756</text:p>
          </table:table-cell>
          <table:table-cell office:value-type="float" office:value="2154" calcext:value-type="float">
            <text:p>2154</text:p>
          </table:table-cell>
          <table:table-cell office:value-type="float" office:value="77627" calcext:value-type="float">
            <text:p>77627</text:p>
          </table:table-cell>
          <table:table-cell office:value-type="float" office:value="77095" calcext:value-type="float">
            <text:p>77095</text:p>
          </table:table-cell>
          <table:table-cell office:value-type="float" office:value="6318" calcext:value-type="float">
            <text:p>6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9514" calcext:value-type="float">
            <text:p>0.359514</text:p>
          </table:table-cell>
          <table:table-cell office:value-type="float" office:value="2154" calcext:value-type="float">
            <text:p>2154</text:p>
          </table:table-cell>
          <table:table-cell office:value-type="float" office:value="2.484064" calcext:value-type="float">
            <text:p>2.484064</text:p>
          </table:table-cell>
          <table:table-cell office:value-type="float" office:value="2.46704" calcext:value-type="float">
            <text:p>2.46704</text:p>
          </table:table-cell>
          <table:table-cell office:value-type="float" office:value="0.202176" calcext:value-type="float">
            <text:p>0.202176</text:p>
          </table:table-cell>
          <table:table-cell office:value-type="float" office:value="1.01" calcext:value-type="float">
            <text:p>1.01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float" office:value="12033" calcext:value-type="float">
            <text:p>12033</text:p>
          </table:table-cell>
          <table:table-cell office:value-type="float" office:value="228838" calcext:value-type="float">
            <text:p>228838</text:p>
          </table:table-cell>
          <table:table-cell office:value-type="float" office:value="664984" calcext:value-type="float">
            <text:p>664984</text:p>
          </table:table-cell>
          <table:table-cell office:value-type="float" office:value="801" calcext:value-type="float">
            <text:p>801</text:p>
          </table:table-cell>
          <table:table-cell office:value-type="float" office:value="29359" calcext:value-type="float">
            <text:p>29359</text:p>
          </table:table-cell>
          <table:table-cell office:value-type="float" office:value="28788" calcext:value-type="float">
            <text:p>28788</text:p>
          </table:table-cell>
          <table:table-cell office:value-type="float" office:value="1046" calcext:value-type="float">
            <text:p>1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4126" calcext:value-type="float">
            <text:p>0.344126</text:p>
          </table:table-cell>
          <table:table-cell office:value-type="float" office:value="801" calcext:value-type="float">
            <text:p>801</text:p>
          </table:table-cell>
          <table:table-cell office:value-type="float" office:value="0.939488" calcext:value-type="float">
            <text:p>0.939488</text:p>
          </table:table-cell>
          <table:table-cell office:value-type="float" office:value="0.921216" calcext:value-type="float">
            <text:p>0.921216</text:p>
          </table:table-cell>
          <table:table-cell office:value-type="float" office:value="0.033472" calcext:value-type="float">
            <text:p>0.033472</text:p>
          </table:table-cell>
          <table:table-cell office:value-type="float" office:value="1.02" calcext:value-type="float">
            <text:p>1.02</text:p>
          </table:table-cell>
          <table:table-cell office:value-type="float" office:value="27.52" calcext:value-type="float">
            <text:p>27.52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float" office:value="12806" calcext:value-type="float">
            <text:p>12806</text:p>
          </table:table-cell>
          <table:table-cell office:value-type="float" office:value="1269765614" calcext:value-type="float">
            <text:p>1269765614</text:p>
          </table:table-cell>
          <table:table-cell office:value-type="float" office:value="3644351010" calcext:value-type="float">
            <text:p>3644351010</text:p>
          </table:table-cell>
          <table:table-cell office:value-type="float" office:value="4020524" calcext:value-type="float">
            <text:p>4020524</text:p>
          </table:table-cell>
          <table:table-cell office:value-type="float" office:value="160785151" calcext:value-type="float">
            <text:p>160785151</text:p>
          </table:table-cell>
          <table:table-cell office:value-type="float" office:value="159660767" calcext:value-type="float">
            <text:p>159660767</text:p>
          </table:table-cell>
          <table:table-cell office:value-type="float" office:value="2165790" calcext:value-type="float">
            <text:p>21657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42" calcext:value-type="float">
            <text:p>0.34842</text:p>
          </table:table-cell>
          <table:table-cell office:value-type="float" office:value="4020524" calcext:value-type="float">
            <text:p>4020524</text:p>
          </table:table-cell>
          <table:table-cell office:value-type="float" office:value="13.312096" calcext:value-type="float">
            <text:p>13.312096</text:p>
          </table:table-cell>
          <table:table-cell office:value-type="float" office:value="13.219003" calcext:value-type="float">
            <text:p>13.219003</text:p>
          </table:table-cell>
          <table:table-cell office:value-type="float" office:value="0.179315" calcext:value-type="float">
            <text:p>0.179315</text:p>
          </table:table-cell>
          <table:table-cell office:value-type="float" office:value="1.01" calcext:value-type="float">
            <text:p>1.01</text:p>
          </table:table-cell>
          <table:table-cell office:value-type="float" office:value="73.72" calcext:value-type="float">
            <text:p>73.72</text:p>
          </table:table-cell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float" office:value="12805" calcext:value-type="float">
            <text:p>12805</text:p>
          </table:table-cell>
          <table:table-cell office:value-type="float" office:value="1433733345" calcext:value-type="float">
            <text:p>1433733345</text:p>
          </table:table-cell>
          <table:table-cell office:value-type="float" office:value="3960343015" calcext:value-type="float">
            <text:p>3960343015</text:p>
          </table:table-cell>
          <table:table-cell office:value-type="float" office:value="4059286" calcext:value-type="float">
            <text:p>4059286</text:p>
          </table:table-cell>
          <table:table-cell office:value-type="float" office:value="139254272" calcext:value-type="float">
            <text:p>139254272</text:p>
          </table:table-cell>
          <table:table-cell office:value-type="float" office:value="138463195" calcext:value-type="float">
            <text:p>138463195</text:p>
          </table:table-cell>
          <table:table-cell office:value-type="float" office:value="2157919" calcext:value-type="float">
            <text:p>215791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2023" calcext:value-type="float">
            <text:p>0.362023</text:p>
          </table:table-cell>
          <table:table-cell office:value-type="float" office:value="4059286" calcext:value-type="float">
            <text:p>4059286</text:p>
          </table:table-cell>
          <table:table-cell office:value-type="float" office:value="11.529461" calcext:value-type="float">
            <text:p>11.529461</text:p>
          </table:table-cell>
          <table:table-cell office:value-type="float" office:value="11.463964" calcext:value-type="float">
            <text:p>11.463964</text:p>
          </table:table-cell>
          <table:table-cell office:value-type="float" office:value="0.178663" calcext:value-type="float">
            <text:p>0.178663</text:p>
          </table:table-cell>
          <table:table-cell office:value-type="float" office:value="1.01" calcext:value-type="float">
            <text:p>1.01</text:p>
          </table:table-cell>
          <table:table-cell office:value-type="float" office:value="64.17" calcext:value-type="float">
            <text:p>64.17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float" office:value="12855" calcext:value-type="float">
            <text:p>12855</text:p>
          </table:table-cell>
          <table:table-cell office:value-type="float" office:value="69902982" calcext:value-type="float">
            <text:p>69902982</text:p>
          </table:table-cell>
          <table:table-cell office:value-type="float" office:value="188896737" calcext:value-type="float">
            <text:p>188896737</text:p>
          </table:table-cell>
          <table:table-cell office:value-type="float" office:value="155582" calcext:value-type="float">
            <text:p>155582</text:p>
          </table:table-cell>
          <table:table-cell office:value-type="float" office:value="5557338" calcext:value-type="float">
            <text:p>5557338</text:p>
          </table:table-cell>
          <table:table-cell office:value-type="float" office:value="5543935" calcext:value-type="float">
            <text:p>5543935</text:p>
          </table:table-cell>
          <table:table-cell office:value-type="float" office:value="2545" calcext:value-type="float">
            <text:p>2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0059" calcext:value-type="float">
            <text:p>0.370059</text:p>
          </table:table-cell>
          <table:table-cell office:value-type="float" office:value="155582" calcext:value-type="float">
            <text:p>155582</text:p>
          </table:table-cell>
          <table:table-cell office:value-type="float" office:value="7.258564" calcext:value-type="float">
            <text:p>7.258564</text:p>
          </table:table-cell>
          <table:table-cell office:value-type="float" office:value="7.241058" calcext:value-type="float">
            <text:p>7.241058</text:p>
          </table:table-cell>
          <table:table-cell office:value-type="float" office:value="0.003324" calcext:value-type="float">
            <text:p>0.003324</text:p>
          </table:table-cell>
          <table:table-cell office:value-type="float" office:value="1" calcext:value-type="float">
            <text:p>1</text:p>
          </table:table-cell>
          <table:table-cell office:value-type="float" office:value="2178.36" calcext:value-type="float">
            <text:p>2178.36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12031" calcext:value-type="float">
            <text:p>12031</text:p>
          </table:table-cell>
          <table:table-cell office:value-type="float" office:value="436360" calcext:value-type="float">
            <text:p>436360</text:p>
          </table:table-cell>
          <table:table-cell office:value-type="float" office:value="1250399" calcext:value-type="float">
            <text:p>1250399</text:p>
          </table:table-cell>
          <table:table-cell office:value-type="float" office:value="1272" calcext:value-type="float">
            <text:p>1272</text:p>
          </table:table-cell>
          <table:table-cell office:value-type="float" office:value="55108" calcext:value-type="float">
            <text:p>55108</text:p>
          </table:table-cell>
          <table:table-cell office:value-type="float" office:value="54850" calcext:value-type="float">
            <text:p>54850</text:p>
          </table:table-cell>
          <table:table-cell office:value-type="float" office:value="3143" calcext:value-type="float">
            <text:p>3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977" calcext:value-type="float">
            <text:p>0.348977</text:p>
          </table:table-cell>
          <table:table-cell office:value-type="float" office:value="1272" calcext:value-type="float">
            <text:p>1272</text:p>
          </table:table-cell>
          <table:table-cell office:value-type="float" office:value="1.763456" calcext:value-type="float">
            <text:p>1.763456</text:p>
          </table:table-cell>
          <table:table-cell office:value-type="float" office:value="1.7552" calcext:value-type="float">
            <text:p>1.7552</text:p>
          </table:table-cell>
          <table:table-cell office:value-type="float" office:value="0.100576" calcext:value-type="float">
            <text:p>0.100576</text:p>
          </table:table-cell>
          <table:table-cell office:value-type="float" office:value="1" calcext:value-type="float">
            <text:p>1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float" office:value="12031" calcext:value-type="float">
            <text:p>12031</text:p>
          </table:table-cell>
          <table:table-cell office:value-type="float" office:value="343004" calcext:value-type="float">
            <text:p>343004</text:p>
          </table:table-cell>
          <table:table-cell office:value-type="float" office:value="987413" calcext:value-type="float">
            <text:p>987413</text:p>
          </table:table-cell>
          <table:table-cell office:value-type="float" office:value="1008" calcext:value-type="float">
            <text:p>1008</text:p>
          </table:table-cell>
          <table:table-cell office:value-type="float" office:value="43583" calcext:value-type="float">
            <text:p>43583</text:p>
          </table:table-cell>
          <table:table-cell office:value-type="float" office:value="43368" calcext:value-type="float">
            <text:p>43368</text:p>
          </table:table-cell>
          <table:table-cell office:value-type="float" office:value="4396" calcext:value-type="float">
            <text:p>4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7376" calcext:value-type="float">
            <text:p>0.347376</text:p>
          </table:table-cell>
          <table:table-cell office:value-type="float" office:value="1008" calcext:value-type="float">
            <text:p>1008</text:p>
          </table:table-cell>
          <table:table-cell office:value-type="float" office:value="1.394656" calcext:value-type="float">
            <text:p>1.394656</text:p>
          </table:table-cell>
          <table:table-cell office:value-type="float" office:value="1.387776" calcext:value-type="float">
            <text:p>1.387776</text:p>
          </table:table-cell>
          <table:table-cell office:value-type="float" office:value="0.140672" calcext:value-type="float">
            <text:p>0.140672</text:p>
          </table:table-cell>
          <table:table-cell office:value-type="float" office:value="1" calcext:value-type="float">
            <text:p>1</text:p>
          </table:table-cell>
          <table:table-cell office:value-type="float" office:value="9.87" calcext:value-type="float">
            <text:p>9.87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12033" calcext:value-type="float">
            <text:p>12033</text:p>
          </table:table-cell>
          <table:table-cell office:value-type="float" office:value="351504" calcext:value-type="float">
            <text:p>351504</text:p>
          </table:table-cell>
          <table:table-cell office:value-type="float" office:value="1007975" calcext:value-type="float">
            <text:p>1007975</text:p>
          </table:table-cell>
          <table:table-cell office:value-type="float" office:value="1055" calcext:value-type="float">
            <text:p>1055</text:p>
          </table:table-cell>
          <table:table-cell office:value-type="float" office:value="44360" calcext:value-type="float">
            <text:p>44360</text:p>
          </table:table-cell>
          <table:table-cell office:value-type="float" office:value="44174" calcext:value-type="float">
            <text:p>44174</text:p>
          </table:table-cell>
          <table:table-cell office:value-type="float" office:value="2296" calcext:value-type="float">
            <text:p>2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723" calcext:value-type="float">
            <text:p>0.348723</text:p>
          </table:table-cell>
          <table:table-cell office:value-type="float" office:value="1055" calcext:value-type="float">
            <text:p>1055</text:p>
          </table:table-cell>
          <table:table-cell office:value-type="float" office:value="1.41952" calcext:value-type="float">
            <text:p>1.41952</text:p>
          </table:table-cell>
          <table:table-cell office:value-type="float" office:value="1.413568" calcext:value-type="float">
            <text:p>1.413568</text:p>
          </table:table-cell>
          <table:table-cell office:value-type="float" office:value="0.073472" calcext:value-type="float">
            <text:p>0.073472</text:p>
          </table:table-cell>
          <table:table-cell office:value-type="float" office:value="1" calcext:value-type="float">
            <text:p>1</text:p>
          </table:table-cell>
          <table:table-cell office:value-type="float" office:value="19.24" calcext:value-type="float">
            <text:p>19.24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float" office:value="12033" calcext:value-type="float">
            <text:p>12033</text:p>
          </table:table-cell>
          <table:table-cell office:value-type="float" office:value="292151" calcext:value-type="float">
            <text:p>292151</text:p>
          </table:table-cell>
          <table:table-cell office:value-type="float" office:value="841748" calcext:value-type="float">
            <text:p>841748</text:p>
          </table:table-cell>
          <table:table-cell office:value-type="float" office:value="884" calcext:value-type="float">
            <text:p>884</text:p>
          </table:table-cell>
          <table:table-cell office:value-type="float" office:value="36918" calcext:value-type="float">
            <text:p>36918</text:p>
          </table:table-cell>
          <table:table-cell office:value-type="float" office:value="36717" calcext:value-type="float">
            <text:p>36717</text:p>
          </table:table-cell>
          <table:table-cell office:value-type="float" office:value="3105" calcext:value-type="float">
            <text:p>3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7077" calcext:value-type="float">
            <text:p>0.347077</text:p>
          </table:table-cell>
          <table:table-cell office:value-type="float" office:value="884" calcext:value-type="float">
            <text:p>884</text:p>
          </table:table-cell>
          <table:table-cell office:value-type="float" office:value="1.181376" calcext:value-type="float">
            <text:p>1.181376</text:p>
          </table:table-cell>
          <table:table-cell office:value-type="float" office:value="1.174944" calcext:value-type="float">
            <text:p>1.174944</text:p>
          </table:table-cell>
          <table:table-cell office:value-type="float" office:value="0.09936" calcext:value-type="float">
            <text:p>0.09936</text:p>
          </table:table-cell>
          <table:table-cell office:value-type="float" office:value="1.01" calcext:value-type="float">
            <text:p>1.01</text:p>
          </table:table-cell>
          <table:table-cell office:value-type="float" office:value="11.83" calcext:value-type="float">
            <text:p>11.83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float" office:value="12667" calcext:value-type="float">
            <text:p>12667</text:p>
          </table:table-cell>
          <table:table-cell office:value-type="float" office:value="1270765538" calcext:value-type="float">
            <text:p>1270765538</text:p>
          </table:table-cell>
          <table:table-cell office:value-type="float" office:value="3513001407" calcext:value-type="float">
            <text:p>3513001407</text:p>
          </table:table-cell>
          <table:table-cell office:value-type="float" office:value="3166809" calcext:value-type="float">
            <text:p>3166809</text:p>
          </table:table-cell>
          <table:table-cell office:value-type="float" office:value="125391927" calcext:value-type="float">
            <text:p>125391927</text:p>
          </table:table-cell>
          <table:table-cell office:value-type="float" office:value="124544398" calcext:value-type="float">
            <text:p>124544398</text:p>
          </table:table-cell>
          <table:table-cell office:value-type="float" office:value="2165492" calcext:value-type="float">
            <text:p>2165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1732" calcext:value-type="float">
            <text:p>0.361732</text:p>
          </table:table-cell>
          <table:table-cell office:value-type="float" office:value="3166809" calcext:value-type="float">
            <text:p>3166809</text:p>
          </table:table-cell>
          <table:table-cell office:value-type="float" office:value="12.65786" calcext:value-type="float">
            <text:p>12.65786</text:p>
          </table:table-cell>
          <table:table-cell office:value-type="float" office:value="12.572306" calcext:value-type="float">
            <text:p>12.572306</text:p>
          </table:table-cell>
          <table:table-cell office:value-type="float" office:value="0.218599" calcext:value-type="float">
            <text:p>0.218599</text:p>
          </table:table-cell>
          <table:table-cell office:value-type="float" office:value="1.01" calcext:value-type="float">
            <text:p>1.01</text:p>
          </table:table-cell>
          <table:table-cell office:value-type="float" office:value="57.51" calcext:value-type="float">
            <text:p>57.51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12667" calcext:value-type="float">
            <text:p>12667</text:p>
          </table:table-cell>
          <table:table-cell office:value-type="float" office:value="902311763" calcext:value-type="float">
            <text:p>902311763</text:p>
          </table:table-cell>
          <table:table-cell office:value-type="float" office:value="2532472946" calcext:value-type="float">
            <text:p>2532472946</text:p>
          </table:table-cell>
          <table:table-cell office:value-type="float" office:value="2622770" calcext:value-type="float">
            <text:p>2622770</text:p>
          </table:table-cell>
          <table:table-cell office:value-type="float" office:value="98539200" calcext:value-type="float">
            <text:p>98539200</text:p>
          </table:table-cell>
          <table:table-cell office:value-type="float" office:value="97666373" calcext:value-type="float">
            <text:p>97666373</text:p>
          </table:table-cell>
          <table:table-cell office:value-type="float" office:value="1797726" calcext:value-type="float">
            <text:p>17977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6297" calcext:value-type="float">
            <text:p>0.356297</text:p>
          </table:table-cell>
          <table:table-cell office:value-type="float" office:value="2622770" calcext:value-type="float">
            <text:p>2622770</text:p>
          </table:table-cell>
          <table:table-cell office:value-type="float" office:value="9.947175" calcext:value-type="float">
            <text:p>9.947175</text:p>
          </table:table-cell>
          <table:table-cell office:value-type="float" office:value="9.859066" calcext:value-type="float">
            <text:p>9.859066</text:p>
          </table:table-cell>
          <table:table-cell office:value-type="float" office:value="0.181474" calcext:value-type="float">
            <text:p>0.181474</text:p>
          </table:table-cell>
          <table:table-cell office:value-type="float" office:value="1.01" calcext:value-type="float">
            <text:p>1.01</text:p>
          </table:table-cell>
          <table:table-cell office:value-type="float" office:value="54.33" calcext:value-type="float">
            <text:p>54.33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float" office:value="12828" calcext:value-type="float">
            <text:p>12828</text:p>
          </table:table-cell>
          <table:table-cell office:value-type="float" office:value="131546015" calcext:value-type="float">
            <text:p>131546015</text:p>
          </table:table-cell>
          <table:table-cell office:value-type="float" office:value="372543678" calcext:value-type="float">
            <text:p>372543678</text:p>
          </table:table-cell>
          <table:table-cell office:value-type="float" office:value="416667" calcext:value-type="float">
            <text:p>416667</text:p>
          </table:table-cell>
          <table:table-cell office:value-type="float" office:value="15805298" calcext:value-type="float">
            <text:p>15805298</text:p>
          </table:table-cell>
          <table:table-cell office:value-type="float" office:value="15746896" calcext:value-type="float">
            <text:p>15746896</text:p>
          </table:table-cell>
          <table:table-cell office:value-type="float" office:value="4965" calcext:value-type="float">
            <text:p>4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3102" calcext:value-type="float">
            <text:p>0.353102</text:p>
          </table:table-cell>
          <table:table-cell office:value-type="float" office:value="416667" calcext:value-type="float">
            <text:p>416667</text:p>
          </table:table-cell>
          <table:table-cell office:value-type="float" office:value="6.282851" calcext:value-type="float">
            <text:p>6.282851</text:p>
          </table:table-cell>
          <table:table-cell office:value-type="float" office:value="6.259635" calcext:value-type="float">
            <text:p>6.259635</text:p>
          </table:table-cell>
          <table:table-cell office:value-type="float" office:value="0.001974" calcext:value-type="float">
            <text:p>0.001974</text:p>
          </table:table-cell>
          <table:table-cell office:value-type="float" office:value="1" calcext:value-type="float">
            <text:p>1</text:p>
          </table:table-cell>
          <table:table-cell office:value-type="float" office:value="3171.58" calcext:value-type="float">
            <text:p>3171.58</text:p>
          </table:table-cell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float" office:value="2871942388" calcext:value-type="float">
            <text:p>2871942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5" calcext:value-type="float">
            <text:p>163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.8446744069313E+019" calcext:value-type="float">
            <text:p>1844674406931300000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1635" calcext:value-type="float">
            <text:p>1635</text:p>
          </table:table-cell>
          <table:table-cell table:number-columns-repeated="3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5258" calcext:value-type="float">
            <text:p>5258</text:p>
          </table:table-cell>
          <table:table-cell office:value-type="float" office:value="2871942389" calcext:value-type="float">
            <text:p>28719423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.84464647251275E+019" calcext:value-type="float">
            <text:p>1844646472512750000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float" office:value="2871942391" calcext:value-type="float">
            <text:p>2871942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7" calcext:value-type="float">
            <text:p>68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.8446744069313E+019" calcext:value-type="float">
            <text:p>1844674406931300000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6807" calcext:value-type="float">
            <text:p>68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float" office:value="2871942393" calcext:value-type="float">
            <text:p>28719423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.84464647251275E+019" calcext:value-type="float">
            <text:p>1844646472512750000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float" office:value="2871942395" calcext:value-type="float">
            <text:p>28719423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.8446744069313E+019" calcext:value-type="float">
            <text:p>1844674406931300000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6" calcext:value-type="float">
            <text:p>5266</text:p>
          </table:table-cell>
          <table:table-cell office:value-type="float" office:value="2871942397" calcext:value-type="float">
            <text:p>287194239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.84464647227571E+019" calcext:value-type="float">
            <text:p>1844646472275710000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23:28:20.296972970</meta:creation-date>
    <dc:date>2015-10-27T23:28:52.413738828</dc:date>
    <meta:editing-duration>P0D</meta:editing-duration>
    <meta:editing-cycles>1</meta:editing-cycles>
    <meta:document-statistic meta:table-count="1" meta:cell-count="2540" meta:object-count="0"/>
    <meta:generator>LibreOffice/4.2.8.2$Linux_X86_64 LibreOffice_project/420m0$Build-2</meta:generator>
  </office:meta>
</office:document-meta>
</file>